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67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5cm" fo:break-before="auto" style:use-optimal-row-height="true"/>
    </style:style>
    <style:style style:name="ro4" style:family="table-row">
      <style:table-row-properties style:row-height="0.79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ff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5" table:default-cell-style-name="Default"/>
        <table:table-row table:style-name="ro3">
          <table:table-cell table:style-name="ce1" office:value-type="string">
            <text:p>„bad boy“ numeric simulation ONLY for testing</text:p>
          </table:table-cell>
          <table:table-cell table:number-columns-repeated="13"/>
          <table:table-cell office:value-type="string">
            <text:p>stability test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error</text:p>
          </table:table-cell>
          <table:table-cell office:value-type="string">
            <text:p>integrator</text:p>
          </table:table-cell>
          <table:table-cell table:style-name="Default" office:value-type="string">
            <text:p>valve_calc</text:p>
          </table:table-cell>
          <table:table-cell office:value-type="string">
            <text:p>Valve [center +-%]</text:p>
          </table:table-cell>
          <table:table-cell office:value-type="string">
            <text:p>real valve</text:p>
          </table:table-cell>
          <table:table-cell table:number-columns-repeated="3"/>
        </table:table-row>
        <table:table-row table:style-name="ro4">
          <table:table-cell table:style-name="ce2" office:value-type="string">
            <text:p>Tuning constants visualizer</text:p>
          </table:table-cell>
          <table:table-cell table:number-columns-repeated="14"/>
          <table:table-cell office:value-type="float" office:value="12345">
            <text:p>12345</text:p>
          </table:table-cell>
          <table:table-cell table:formula="of:=[.Q4]" office:value-type="float" office:value="19.9844741821289">
            <text:p>19,98</text:p>
          </table:table-cell>
          <table:table-cell table:formula="of:=IF([.Q4]&gt;10;10;IF([.Q4]&lt;-10;-10;ROUND([.Q3])))" office:value-type="float" office:value="10">
            <text:p>10</text:p>
          </table:table-cell>
          <table:table-cell office:value-type="float" office:value="0.27">
            <text:p>0,27</text:p>
          </table:table-cell>
          <table:table-cell/>
          <table:table-cell table:number-columns-repeated="2"/>
        </table:table-row>
        <table:table-row table:style-name="ro2">
          <table:table-cell table:number-columns-repeated="8"/>
          <table:table-cell office:value-type="float" office:value="-2">
            <text:p>-2</text:p>
          </table:table-cell>
          <table:table-cell table:formula="of:=(([.I4]*[.I4]*10000)/256*[.$B$5]+[.$B$6]*256)*[.I4]*100/256/256" office:value-type="float" office:value="-12.8341674804688">
            <text:p>-12,8341674805</text:p>
          </table:table-cell>
          <table:table-cell office:value-type="float" office:value="0">
            <text:p>0</text:p>
          </table:table-cell>
          <table:table-cell table:style-name="ce7" table:number-columns-repeated="2"/>
          <table:table-cell/>
          <table:table-cell office:value-type="float" office:value="2.2">
            <text:p>2,2</text:p>
          </table:table-cell>
          <table:table-cell table:formula="of:=TRUNC([.P3]+[.O4]*800)" office:value-type="float" office:value="14105">
            <text:p>14105</text:p>
          </table:table-cell>
          <table:table-cell table:formula="of:=((([.O4]*[.O4]*10000)/256*[.$B$5]+[.$B$6]*256)*[.O4]*100+[.P4]*[.$B$7])/256/256+0" office:value-type="float" office:value="19.9844741821289">
            <text:p>19,98</text:p>
          </table:table-cell>
          <table:table-cell table:formula="of:=IF([.Q4]&gt;10;10;IF([.Q4]&lt;-10;-10;IF([.Q4]&gt;=[.R3];TRUNC([.Q4]+1/4);TRUNC([.Q4]+3/4))))" office:value-type="float" office:value="10">
            <text:p>10</text:p>
          </table:table-cell>
          <table:table-cell table:formula="of:=IF([.R4]&gt;[.R3];[.R4]-[.$S$3];[.R4]+[.$S$3])-[.$V$4]" office:value-type="float" office:value="5.4">
            <text:p>5,4</text:p>
          </table:table-cell>
          <table:table-cell table:formula="of:=IF([.S4]&gt;0;IF([.S4]&gt;3;3*0.25;[.S4]*0.25);IF([.S4]&lt;-3;-3*0.16;[.S4]*0.16))/3" office:value-type="float" office:value="0.25">
            <text:p>0,25</text:p>
          </table:table-cell>
          <table:table-cell/>
          <table:table-cell office:value-type="float" office:value="4.87">
            <text:p>4,87</text:p>
          </table:table-cell>
        </table:table-row>
        <table:table-row table:style-name="ro5">
          <table:table-cell table:style-name="ce3" office:value-type="string">
            <text:p>P3_factor</text:p>
          </table:table-cell>
          <table:table-cell table:style-name="ce6" office:value-type="float" office:value="22">
            <text:p>22</text:p>
          </table:table-cell>
          <table:table-cell table:number-columns-repeated="6"/>
          <table:table-cell office:value-type="float" office:value="-1.9">
            <text:p>-1,9</text:p>
          </table:table-cell>
          <table:table-cell table:formula="of:=(([.I5]*[.I5]*10000)/256*[.$B$5]+[.$B$6]*256)*[.I5]*100/256/256" office:value-type="float" office:value="-11.2207841873169">
            <text:p>-11,2207841873</text:p>
          </table:table-cell>
          <table:table-cell table:formula="of:=[.K4]+[.$B$8]*5/60" office:value-type="float" office:value="4">
            <text:p>4</text:p>
          </table:table-cell>
          <table:table-cell table:style-name="ce7" table:number-columns-repeated="2"/>
          <table:table-cell/>
          <table:table-cell table:formula="of:=[.O4]-([.T4]*1)/1" office:value-type="float" office:value="1.95">
            <text:p>1,95</text:p>
          </table:table-cell>
          <table:table-cell table:formula="of:=TRUNC([.P4]+[.O5]*100)" office:value-type="float" office:value="14300">
            <text:p>14300</text:p>
          </table:table-cell>
          <table:table-cell table:formula="of:=((([.O5]*[.O5]*10000)/256*[.$B$5]+[.$B$6]*256)*[.O5]*100+[.P5]*[.$B$7])/256/256+0" office:value-type="float" office:value="15.4995089769363">
            <text:p>15,50</text:p>
          </table:table-cell>
          <table:table-cell table:formula="of:=IF([.Q5]&gt;10;10;IF([.Q5]&lt;-10;-10;IF([.Q5]&gt;=[.R4];TRUNC([.Q5]+1/4);TRUNC([.Q5]+3/4))))" office:value-type="float" office:value="10">
            <text:p>10</text:p>
          </table:table-cell>
          <table:table-cell table:formula="of:=IF([.R5]&gt;[.R4];[.R5]-[.$S$3];[.R5]+[.$S$3])-[.$V$4]" office:value-type="float" office:value="5.4">
            <text:p>5,4</text:p>
          </table:table-cell>
          <table:table-cell table:formula="of:=IF([.S5]&gt;0;IF([.S5]&gt;3;3*0.25;[.S5]*0.25);IF([.S5]&lt;-3;-3*0.16;[.S5]*0.16))/3" office:value-type="float" office:value="0.25">
            <text:p>0,25</text:p>
          </table:table-cell>
          <table:table-cell table:number-columns-repeated="2"/>
        </table:table-row>
        <table:table-row table:style-name="ro5">
          <table:table-cell table:style-name="ce3" office:value-type="string">
            <text:p>P_factor</text:p>
          </table:table-cell>
          <table:table-cell table:style-name="ce6" office:value-type="float" office:value="3">
            <text:p>3</text:p>
          </table:table-cell>
          <table:table-cell table:number-columns-repeated="6"/>
          <table:table-cell office:value-type="float" office:value="-1.8">
            <text:p>-1,8</text:p>
          </table:table-cell>
          <table:table-cell table:formula="of:=(([.I6]*[.I6]*10000)/256*[.$B$5]+[.$B$6]*256)*[.I6]*100/256/256" office:value-type="float" office:value="-9.75688934326172">
            <text:p>-9,7568893433</text:p>
          </table:table-cell>
          <table:table-cell table:formula="of:=[.K5]+[.$B$8]*5/60" office:value-type="float" office:value="8">
            <text:p>8</text:p>
          </table:table-cell>
          <table:table-cell table:style-name="ce7" table:number-columns-repeated="2"/>
          <table:table-cell/>
          <table:table-cell table:formula="of:=[.O5]-([.T5]*1+[.T4]*3+[.T3]*3)/7" office:value-type="float" office:value="1.80714285714286">
            <text:p>1,8071428571</text:p>
          </table:table-cell>
          <table:table-cell table:formula="of:=TRUNC([.P5]+[.O6]*100)" office:value-type="float" office:value="14480">
            <text:p>14480</text:p>
          </table:table-cell>
          <table:table-cell table:formula="of:=((([.O6]*[.O6]*10000)/256*[.$B$5]+[.$B$6]*256)*[.O6]*100+[.P6]*[.$B$7])/256/256+0" office:value-type="float" office:value="13.3918197214082">
            <text:p>13,39</text:p>
          </table:table-cell>
          <table:table-cell table:formula="of:=IF([.Q6]&gt;10;10;IF([.Q6]&lt;-10;-10;IF([.Q6]&gt;=[.R5];TRUNC([.Q6]+1/4);TRUNC([.Q6]+3/4))))" office:value-type="float" office:value="10">
            <text:p>10</text:p>
          </table:table-cell>
          <table:table-cell table:formula="of:=IF([.R6]&gt;[.R5];[.R6]-[.$S$3];[.R6]+[.$S$3])-[.$V$4]" office:value-type="float" office:value="5.4">
            <text:p>5,4</text:p>
          </table:table-cell>
          <table:table-cell table:formula="of:=IF([.S6]&gt;0;IF([.S6]&gt;3;3*0.25;[.S6]*0.25);IF([.S6]&lt;-3;-3*0.16;[.S6]*0.16))/3" office:value-type="float" office:value="0.25">
            <text:p>0,25</text:p>
          </table:table-cell>
          <table:table-cell table:number-columns-repeated="2"/>
        </table:table-row>
        <table:table-row table:style-name="ro6">
          <table:table-cell table:style-name="ce3" office:value-type="string">
            <text:p>I_factor</text:p>
          </table:table-cell>
          <table:table-cell table:style-name="ce6" office:value-type="float" office:value="16">
            <text:p>16</text:p>
          </table:table-cell>
          <table:table-cell table:number-columns-repeated="6"/>
          <table:table-cell office:value-type="float" office:value="-1.7">
            <text:p>-1,7</text:p>
          </table:table-cell>
          <table:table-cell table:formula="of:=(([.I7]*[.I7]*10000)/256*[.$B$5]+[.$B$6]*256)*[.I7]*100/256/256" office:value-type="float" office:value="-8.43461513519287">
            <text:p>-8,4346151352</text:p>
          </table:table-cell>
          <table:table-cell table:formula="of:=[.K6]+[.$B$8]*5/60" office:value-type="float" office:value="12">
            <text:p>12</text:p>
          </table:table-cell>
          <table:table-cell table:style-name="ce7" table:number-columns-repeated="2"/>
          <table:table-cell/>
          <table:table-cell table:formula="of:=[.O6]-([.T6]*1+[.T5]*3+[.T4]*3)/7" office:value-type="float" office:value="1.55714285714286">
            <text:p>1,5571428571</text:p>
          </table:table-cell>
          <table:table-cell table:formula="of:=TRUNC([.P6]+[.O7]*100)" office:value-type="float" office:value="14635">
            <text:p>14635</text:p>
          </table:table-cell>
          <table:table-cell table:formula="of:=((([.O7]*[.O7]*10000)/256*[.$B$5]+[.$B$6]*256)*[.O7]*100+[.P7]*[.$B$7])/256/256+0" office:value-type="float" office:value="10.3487204810273">
            <text:p>10,35</text:p>
          </table:table-cell>
          <table:table-cell table:formula="of:=IF([.Q7]&gt;10;10;IF([.Q7]&lt;-10;-10;IF([.Q7]&gt;=[.R6];TRUNC([.Q7]+1/4);TRUNC([.Q7]+3/4))))" office:value-type="float" office:value="10">
            <text:p>10</text:p>
          </table:table-cell>
          <table:table-cell table:formula="of:=IF([.R7]&gt;[.R6];[.R7]-[.$S$3];[.R7]+[.$S$3])-[.$V$4]" office:value-type="float" office:value="5.4">
            <text:p>5,4</text:p>
          </table:table-cell>
          <table:table-cell table:formula="of:=IF([.S7]&gt;0;IF([.S7]&gt;3;3*0.25;[.S7]*0.25);IF([.S7]&lt;-3;-3*0.16;[.S7]*0.16))/3" office:value-type="float" office:value="0.25">
            <text:p>0,25</text:p>
          </table:table-cell>
          <table:table-cell table:number-columns-repeated="2"/>
        </table:table-row>
        <table:table-row table:style-name="ro5">
          <table:table-cell table:style-name="ce3" office:value-type="string">
            <text:p>PID_interval</text:p>
          </table:table-cell>
          <table:table-cell table:style-name="ce6" office:value-type="float" office:value="48">
            <text:p>48</text:p>
          </table:table-cell>
          <table:table-cell table:number-columns-repeated="6"/>
          <table:table-cell office:value-type="float" office:value="-1.6">
            <text:p>-1,6</text:p>
          </table:table-cell>
          <table:table-cell table:formula="of:=(([.I8]*[.I8]*10000)/256*[.$B$5]+[.$B$6]*256)*[.I8]*100/256/256" office:value-type="float" office:value="-7.24609375">
            <text:p>-7,24609375</text:p>
          </table:table-cell>
          <table:table-cell table:formula="of:=[.K7]+[.$B$8]*5/60" office:value-type="float" office:value="16">
            <text:p>16</text:p>
          </table:table-cell>
          <table:table-cell table:style-name="ce7" table:number-columns-repeated="2"/>
          <table:table-cell/>
          <table:table-cell table:formula="of:=[.O7]-([.T7]*1+[.T6]*3+[.T5]*3+[.T4]*2)/9" office:value-type="float" office:value="1.30714285714286">
            <text:p>1,3071428571</text:p>
          </table:table-cell>
          <table:table-cell table:formula="of:=TRUNC([.P7]+[.O8]*100)" office:value-type="float" office:value="14765">
            <text:p>14765</text:p>
          </table:table-cell>
          <table:table-cell table:formula="of:=((([.O8]*[.O8]*10000)/256*[.$B$5]+[.$B$6]*256)*[.O8]*100+[.P8]*[.$B$7])/256/256+0" office:value-type="float" office:value="8.06522453665386">
            <text:p>8,07</text:p>
          </table:table-cell>
          <table:table-cell table:formula="of:=IF([.Q8]&gt;10;10;IF([.Q8]&lt;-10;-10;IF([.Q8]&gt;=[.R7];TRUNC([.Q8]+1/4);TRUNC([.Q8]+3/4))))" office:value-type="float" office:value="8">
            <text:p>8</text:p>
          </table:table-cell>
          <table:table-cell table:formula="of:=IF([.R8]&gt;[.R7];[.R8]-[.$S$3];[.R8]+[.$S$3])-[.$V$4]" office:value-type="float" office:value="3.4">
            <text:p>3,4</text:p>
          </table:table-cell>
          <table:table-cell table:formula="of:=IF([.S8]&gt;0;IF([.S8]&gt;3;3*0.25;[.S8]*0.25);IF([.S8]&lt;-3;-3*0.16;[.S8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1.5">
            <text:p>-1,5</text:p>
          </table:table-cell>
          <table:table-cell table:formula="of:=(([.I9]*[.I9]*10000)/256*[.$B$5]+[.$B$6]*256)*[.I9]*100/256/256" office:value-type="float" office:value="-6.18345737457275">
            <text:p>-6,1834573746</text:p>
          </table:table-cell>
          <table:table-cell table:formula="of:=[.K8]+[.$B$8]*5/60" office:value-type="float" office:value="20">
            <text:p>20</text:p>
          </table:table-cell>
          <table:table-cell table:style-name="ce7" table:number-columns-repeated="2"/>
          <table:table-cell/>
          <table:table-cell table:formula="of:=[.O8]-([.T8]*1+[.T7]*3+[.T6]*3+[.T5]*2+[.T4]*2)/11" office:value-type="float" office:value="1.05714285714286">
            <text:p>1,0571428571</text:p>
          </table:table-cell>
          <table:table-cell table:formula="of:=TRUNC([.P8]+[.O9]*100)" office:value-type="float" office:value="14870">
            <text:p>14870</text:p>
          </table:table-cell>
          <table:table-cell table:formula="of:=((([.O9]*[.O9]*10000)/256*[.$B$5]+[.$B$6]*256)*[.O9]*100+[.P9]*[.$B$7])/256/256+0" office:value-type="float" office:value="6.41839730843858">
            <text:p>6,42</text:p>
          </table:table-cell>
          <table:table-cell table:formula="of:=IF([.Q9]&gt;10;10;IF([.Q9]&lt;-10;-10;IF([.Q9]&gt;=[.R8];TRUNC([.Q9]+1/4);TRUNC([.Q9]+3/4))))" office:value-type="float" office:value="7">
            <text:p>7</text:p>
          </table:table-cell>
          <table:table-cell table:formula="of:=IF([.R9]&gt;[.R8];[.R9]-[.$S$3];[.R9]+[.$S$3])-[.$V$4]" office:value-type="float" office:value="2.4">
            <text:p>2,4</text:p>
          </table:table-cell>
          <table:table-cell table:formula="of:=IF([.S9]&gt;0;IF([.S9]&gt;3;3*0.25;[.S9]*0.25);IF([.S9]&lt;-3;-3*0.16;[.S9]*0.16))/3" office:value-type="float" office:value="0.2">
            <text:p>0,2</text:p>
          </table:table-cell>
          <table:table-cell table:number-columns-repeated="2"/>
        </table:table-row>
        <table:table-row table:style-name="ro7">
          <table:table-cell table:style-name="ce4" office:value-type="string">
            <text:p>Controller static characteristic</text:p>
          </table:table-cell>
          <table:table-cell table:number-columns-repeated="7"/>
          <table:table-cell office:value-type="float" office:value="-1.4">
            <text:p>-1,4</text:p>
          </table:table-cell>
          <table:table-cell table:formula="of:=(([.I10]*[.I10]*10000)/256*[.$B$5]+[.$B$6]*256)*[.I10]*100/256/256" office:value-type="float" office:value="-5.23883819580078">
            <text:p>-5,2388381958</text:p>
          </table:table-cell>
          <table:table-cell table:formula="of:=[.K9]+[.$B$8]*5/60" office:value-type="float" office:value="24">
            <text:p>24</text:p>
          </table:table-cell>
          <table:table-cell table:style-name="ce7" table:number-columns-repeated="2"/>
          <table:table-cell/>
          <table:table-cell table:formula="of:=[.O9]-([.T9]*1+[.T8]*3+[.T7]*3+[.T6]*2+[.T5]*2+[.T4]*1)/12+RAND()*0.077" office:value-type="float" office:value="0.878330280021587">
            <text:p>0,87833028</text:p>
          </table:table-cell>
          <table:table-cell table:formula="of:=TRUNC([.P9]+[.O10]*100)" office:value-type="float" office:value="14957">
            <text:p>14957</text:p>
          </table:table-cell>
          <table:table-cell table:formula="of:=((([.O10]*[.O10]*10000)/256*[.$B$5]+[.$B$6]*256)*[.O10]*100+[.P10]*[.$B$7])/256/256+0" office:value-type="float" office:value="5.56944332933706">
            <text:p>5,57</text:p>
          </table:table-cell>
          <table:table-cell table:formula="of:=IF([.Q10]&gt;10;10;IF([.Q10]&lt;-10;-10;IF([.Q10]&gt;=[.R9];TRUNC([.Q10]+1/4);TRUNC([.Q10]+3/4))))" office:value-type="float" office:value="6">
            <text:p>6</text:p>
          </table:table-cell>
          <table:table-cell table:formula="of:=IF([.R10]&gt;[.R9];[.R10]-[.$S$3];[.R10]+[.$S$3])-[.$V$4]" office:value-type="float" office:value="1.4">
            <text:p>1,4</text:p>
          </table:table-cell>
          <table:table-cell table:formula="of:=IF([.S10]&gt;0;IF([.S10]&gt;3;3*0.25;[.S10]*0.25);IF([.S10]&lt;-3;-3*0.16;[.S10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1.3">
            <text:p>-1,3</text:p>
          </table:table-cell>
          <table:table-cell table:formula="of:=(([.I11]*[.I11]*10000)/256*[.$B$5]+[.$B$6]*256)*[.I11]*100/256/256" office:value-type="float" office:value="-4.40436840057373">
            <text:p>-4,4043684006</text:p>
          </table:table-cell>
          <table:table-cell table:formula="of:=[.K10]+[.$B$8]*5/60" office:value-type="float" office:value="28">
            <text:p>28</text:p>
          </table:table-cell>
          <table:table-cell table:style-name="ce7" table:number-columns-repeated="2"/>
          <table:table-cell/>
          <table:table-cell table:formula="of:=[.O10]-([.T10]*1+[.T9]*3+[.T8]*3+[.T7]*2+[.T6]*2+[.T5]*1)/12+RAND()*0.077" office:value-type="float" office:value="0.697367420508453">
            <text:p>0,6973674205</text:p>
          </table:table-cell>
          <table:table-cell table:formula="of:=TRUNC([.P10]+[.O11]*100)" office:value-type="float" office:value="15026">
            <text:p>15026</text:p>
          </table:table-cell>
          <table:table-cell table:formula="of:=((([.O11]*[.O11]*10000)/256*[.$B$5]+[.$B$6]*256)*[.O11]*100+[.P11]*[.$B$7])/256/256+0" office:value-type="float" office:value="4.93040558975459">
            <text:p>4,93</text:p>
          </table:table-cell>
          <table:table-cell table:formula="of:=IF([.Q11]&gt;10;10;IF([.Q11]&lt;-10;-10;IF([.Q11]&gt;=[.R10];TRUNC([.Q11]+1/4);TRUNC([.Q11]+3/4))))" office:value-type="float" office:value="5">
            <text:p>5</text:p>
          </table:table-cell>
          <table:table-cell table:formula="of:=IF([.R11]&gt;[.R10];[.R11]-[.$S$3];[.R11]+[.$S$3])-[.$V$4]" office:value-type="float" office:value="0.4">
            <text:p>0,4</text:p>
          </table:table-cell>
          <table:table-cell table:formula="of:=IF([.S11]&gt;0;IF([.S11]&gt;3;3*0.25;[.S11]*0.25);IF([.S11]&lt;-3;-3*0.16;[.S1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>
            <draw:frame table:end-cell-address="List1.I39" table:end-x="0.385cm" table:end-y="0.429cm" draw:z-index="0" draw:style-name="gr1" svg:width="18.617cm" svg:height="12.531cm" svg:x="0.026cm" svg:y="0.044cm">
              <draw:object draw:notify-on-update-of-ranges="List1.I4:List1.I44 List1.J4:List1.J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-1.2">
            <text:p>-1,2</text:p>
          </table:table-cell>
          <table:table-cell table:formula="of:=(([.I12]*[.I12]*10000)/256*[.$B$5]+[.$B$6]*256)*[.I12]*100/256/256" office:value-type="float" office:value="-3.67218017578125">
            <text:p>-3,6721801758</text:p>
          </table:table-cell>
          <table:table-cell table:formula="of:=[.K11]+[.$B$8]*5/60" office:value-type="float" office:value="32">
            <text:p>32</text:p>
          </table:table-cell>
          <table:table-cell table:style-name="ce7" table:number-columns-repeated="2"/>
          <table:table-cell/>
          <table:table-cell table:formula="of:=[.O11]-([.T11]*1+[.T10]*3+[.T9]*3+[.T8]*2+[.T7]*2+[.T6]*1)/12+RAND()*0.077" office:value-type="float" office:value="0.536619048469057">
            <text:p>0,5366190485</text:p>
          </table:table-cell>
          <table:table-cell table:formula="of:=TRUNC([.P11]+[.O12]*100)" office:value-type="float" office:value="15079">
            <text:p>15079</text:p>
          </table:table-cell>
          <table:table-cell table:formula="of:=((([.O12]*[.O12]*10000)/256*[.$B$5]+[.$B$6]*256)*[.O12]*100+[.P12]*[.$B$7])/256/256+0" office:value-type="float" office:value="4.51287566971884">
            <text:p>4,51</text:p>
          </table:table-cell>
          <table:table-cell table:formula="of:=IF([.Q12]&gt;10;10;IF([.Q12]&lt;-10;-10;IF([.Q12]&gt;=[.R11];TRUNC([.Q12]+1/4);TRUNC([.Q12]+3/4))))" office:value-type="float" office:value="5">
            <text:p>5</text:p>
          </table:table-cell>
          <table:table-cell table:formula="of:=IF([.R12]&gt;[.R11];[.R12]-[.$S$3];[.R12]+[.$S$3])-[.$V$4]" office:value-type="float" office:value="0.4">
            <text:p>0,4</text:p>
          </table:table-cell>
          <table:table-cell table:formula="of:=IF([.S12]&gt;0;IF([.S12]&gt;3;3*0.25;[.S12]*0.25);IF([.S12]&lt;-3;-3*0.16;[.S1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1.1">
            <text:p>-1,1</text:p>
          </table:table-cell>
          <table:table-cell table:formula="of:=(([.I13]*[.I13]*10000)/256*[.$B$5]+[.$B$6]*256)*[.I13]*100/256/256" office:value-type="float" office:value="-3.03440570831299">
            <text:p>-3,0344057083</text:p>
          </table:table-cell>
          <table:table-cell table:formula="of:=[.K12]+[.$B$8]*5/60" office:value-type="float" office:value="36">
            <text:p>36</text:p>
          </table:table-cell>
          <table:table-cell table:style-name="ce7" table:number-columns-repeated="2"/>
          <table:table-cell/>
          <table:table-cell table:formula="of:=[.O12]-([.T12]*1+[.T11]*3+[.T10]*3+[.T9]*2+[.T8]*2+[.T7]*1)/12+RAND()*0.077" office:value-type="float" office:value="0.427017953720129">
            <text:p>0,4270179537</text:p>
          </table:table-cell>
          <table:table-cell table:formula="of:=TRUNC([.P12]+[.O13]*100)" office:value-type="float" office:value="15121">
            <text:p>15121</text:p>
          </table:table-cell>
          <table:table-cell table:formula="of:=((([.O13]*[.O13]*10000)/256*[.$B$5]+[.$B$6]*256)*[.O13]*100+[.P13]*[.$B$7])/256/256+0" office:value-type="float" office:value="4.29416568693627">
            <text:p>4,29</text:p>
          </table:table-cell>
          <table:table-cell table:formula="of:=IF([.Q13]&gt;10;10;IF([.Q13]&lt;-10;-10;IF([.Q13]&gt;=[.R12];TRUNC([.Q13]+1/4);TRUNC([.Q13]+3/4))))" office:value-type="float" office:value="5">
            <text:p>5</text:p>
          </table:table-cell>
          <table:table-cell table:formula="of:=IF([.R13]&gt;[.R12];[.R13]-[.$S$3];[.R13]+[.$S$3])-[.$V$4]" office:value-type="float" office:value="0.4">
            <text:p>0,4</text:p>
          </table:table-cell>
          <table:table-cell table:formula="of:=IF([.S13]&gt;0;IF([.S13]&gt;3;3*0.25;[.S13]*0.25);IF([.S13]&lt;-3;-3*0.16;[.S1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999999999999999">
            <text:p>-1</text:p>
          </table:table-cell>
          <table:table-cell table:formula="of:=(([.I14]*[.I14]*10000)/256*[.$B$5]+[.$B$6]*256)*[.I14]*100/256/256" office:value-type="float" office:value="-2.48317718505859">
            <text:p>-2,4831771851</text:p>
          </table:table-cell>
          <table:table-cell table:formula="of:=[.K13]+[.$B$8]*5/60" office:value-type="float" office:value="40">
            <text:p>40</text:p>
          </table:table-cell>
          <table:table-cell table:style-name="ce7" table:number-columns-repeated="2"/>
          <table:table-cell/>
          <table:table-cell table:formula="of:=[.O13]-([.T13]*1+[.T12]*3+[.T11]*3+[.T10]*2+[.T9]*2+[.T8]*1)/12+RAND()*0.077" office:value-type="float" office:value="0.34943180792373">
            <text:p>0,3494318079</text:p>
          </table:table-cell>
          <table:table-cell table:formula="of:=TRUNC([.P13]+[.O14]*100)" office:value-type="float" office:value="15155">
            <text:p>15155</text:p>
          </table:table-cell>
          <table:table-cell table:formula="of:=((([.O14]*[.O14]*10000)/256*[.$B$5]+[.$B$6]*256)*[.O14]*100+[.P14]*[.$B$7])/256/256+0" office:value-type="float" office:value="4.16539028346004">
            <text:p>4,17</text:p>
          </table:table-cell>
          <table:table-cell table:formula="of:=IF([.Q14]&gt;10;10;IF([.Q14]&lt;-10;-10;IF([.Q14]&gt;=[.R13];TRUNC([.Q14]+1/4);TRUNC([.Q14]+3/4))))" office:value-type="float" office:value="4">
            <text:p>4</text:p>
          </table:table-cell>
          <table:table-cell table:formula="of:=IF([.R14]&gt;[.R13];[.R14]-[.$S$3];[.R14]+[.$S$3])-[.$V$4]" office:value-type="float" office:value="-0.600000000000001">
            <text:p>-0,6</text:p>
          </table:table-cell>
          <table:table-cell table:formula="of:=IF([.S14]&gt;0;IF([.S14]&gt;3;3*0.25;[.S14]*0.25);IF([.S14]&lt;-3;-3*0.16;[.S14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899999999999999">
            <text:p>-0,9</text:p>
          </table:table-cell>
          <table:table-cell table:formula="of:=(([.I15]*[.I15]*10000)/256*[.$B$5]+[.$B$6]*256)*[.I15]*100/256/256" office:value-type="float" office:value="-2.01062679290771">
            <text:p>-2,0106267929</text:p>
          </table:table-cell>
          <table:table-cell table:formula="of:=[.K14]+[.$B$8]*5/60" office:value-type="float" office:value="44">
            <text:p>44</text:p>
          </table:table-cell>
          <table:table-cell table:style-name="ce7" table:number-columns-repeated="2"/>
          <table:table-cell/>
          <table:table-cell table:formula="of:=[.O14]-([.T14]*1+[.T13]*3+[.T12]*3+[.T11]*2+[.T10]*2+[.T9]*1)/12+RAND()*0.077" office:value-type="float" office:value="0.299814521342028">
            <text:p>0,2998145213</text:p>
          </table:table-cell>
          <table:table-cell table:formula="of:=TRUNC([.P14]+[.O15]*100)" office:value-type="float" office:value="15184">
            <text:p>15184</text:p>
          </table:table-cell>
          <table:table-cell table:formula="of:=((([.O15]*[.O15]*10000)/256*[.$B$5]+[.$B$6]*256)*[.O15]*100+[.P15]*[.$B$7])/256/256+0" office:value-type="float" office:value="4.09371592277281">
            <text:p>4,09</text:p>
          </table:table-cell>
          <table:table-cell table:formula="of:=IF([.Q15]&gt;10;10;IF([.Q15]&lt;-10;-10;IF([.Q15]&gt;=[.R14];TRUNC([.Q15]+1/4);TRUNC([.Q15]+3/4))))" office:value-type="float" office:value="4">
            <text:p>4</text:p>
          </table:table-cell>
          <table:table-cell table:formula="of:=IF([.R15]&gt;[.R14];[.R15]-[.$S$3];[.R15]+[.$S$3])-[.$V$4]" office:value-type="float" office:value="-0.600000000000001">
            <text:p>-0,6</text:p>
          </table:table-cell>
          <table:table-cell table:formula="of:=IF([.S15]&gt;0;IF([.S15]&gt;3;3*0.25;[.S15]*0.25);IF([.S15]&lt;-3;-3*0.16;[.S15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799999999999999">
            <text:p>-0,8</text:p>
          </table:table-cell>
          <table:table-cell table:formula="of:=(([.I16]*[.I16]*10000)/256*[.$B$5]+[.$B$6]*256)*[.I16]*100/256/256" office:value-type="float" office:value="-1.60888671875">
            <text:p>-1,6088867188</text:p>
          </table:table-cell>
          <table:table-cell table:formula="of:=[.K15]+[.$B$8]*5/60" office:value-type="float" office:value="48">
            <text:p>48</text:p>
          </table:table-cell>
          <table:table-cell table:style-name="ce7" table:number-columns-repeated="2"/>
          <table:table-cell/>
          <table:table-cell table:formula="of:=[.O15]-([.T15]*1+[.T14]*3+[.T13]*3+[.T12]*2+[.T11]*2+[.T10]*1)/12+RAND()*0.077" office:value-type="float" office:value="0.29226686705833">
            <text:p>0,2922668671</text:p>
          </table:table-cell>
          <table:table-cell table:formula="of:=TRUNC([.P15]+[.O16]*100)" office:value-type="float" office:value="15213">
            <text:p>15213</text:p>
          </table:table-cell>
          <table:table-cell table:formula="of:=((([.O16]*[.O16]*10000)/256*[.$B$5]+[.$B$6]*256)*[.O16]*100+[.P16]*[.$B$7])/256/256+0" office:value-type="float" office:value="4.0893487633992">
            <text:p>4,09</text:p>
          </table:table-cell>
          <table:table-cell table:formula="of:=IF([.Q16]&gt;10;10;IF([.Q16]&lt;-10;-10;IF([.Q16]&gt;=[.R15];TRUNC([.Q16]+1/4);TRUNC([.Q16]+3/4))))" office:value-type="float" office:value="4">
            <text:p>4</text:p>
          </table:table-cell>
          <table:table-cell table:formula="of:=IF([.R16]&gt;[.R15];[.R16]-[.$S$3];[.R16]+[.$S$3])-[.$V$4]" office:value-type="float" office:value="-0.600000000000001">
            <text:p>-0,6</text:p>
          </table:table-cell>
          <table:table-cell table:formula="of:=IF([.S16]&gt;0;IF([.S16]&gt;3;3*0.25;[.S16]*0.25);IF([.S16]&lt;-3;-3*0.16;[.S16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699999999999999">
            <text:p>-0,7</text:p>
          </table:table-cell>
          <table:table-cell table:formula="of:=(([.I17]*[.I17]*10000)/256*[.$B$5]+[.$B$6]*256)*[.I17]*100/256/256" office:value-type="float" office:value="-1.27008914947509">
            <text:p>-1,2700891495</text:p>
          </table:table-cell>
          <table:table-cell table:formula="of:=[.K16]+[.$B$8]*5/60" office:value-type="float" office:value="52">
            <text:p>52</text:p>
          </table:table-cell>
          <table:table-cell table:style-name="ce7" table:number-columns-repeated="2"/>
          <table:table-cell/>
          <table:table-cell table:formula="of:=[.O16]-([.T16]*1+[.T15]*3+[.T14]*3+[.T13]*2+[.T12]*2+[.T11]*1)/12+RAND()*0.077" office:value-type="float" office:value="0.347983459244253">
            <text:p>0,3479834592</text:p>
          </table:table-cell>
          <table:table-cell table:formula="of:=TRUNC([.P16]+[.O17]*100)" office:value-type="float" office:value="15247">
            <text:p>15247</text:p>
          </table:table-cell>
          <table:table-cell table:formula="of:=((([.O17]*[.O17]*10000)/256*[.$B$5]+[.$B$6]*256)*[.O17]*100+[.P17]*[.$B$7])/256/256+0" office:value-type="float" office:value="4.185461116897">
            <text:p>4,19</text:p>
          </table:table-cell>
          <table:table-cell table:formula="of:=IF([.Q17]&gt;10;10;IF([.Q17]&lt;-10;-10;IF([.Q17]&gt;=[.R16];TRUNC([.Q17]+1/4);TRUNC([.Q17]+3/4))))" office:value-type="float" office:value="4">
            <text:p>4</text:p>
          </table:table-cell>
          <table:table-cell table:formula="of:=IF([.R17]&gt;[.R16];[.R17]-[.$S$3];[.R17]+[.$S$3])-[.$V$4]" office:value-type="float" office:value="-0.600000000000001">
            <text:p>-0,6</text:p>
          </table:table-cell>
          <table:table-cell table:formula="of:=IF([.S17]&gt;0;IF([.S17]&gt;3;3*0.25;[.S17]*0.25);IF([.S17]&lt;-3;-3*0.16;[.S17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599999999999999">
            <text:p>-0,6</text:p>
          </table:table-cell>
          <table:table-cell table:formula="of:=(([.I18]*[.I18]*10000)/256*[.$B$5]+[.$B$6]*256)*[.I18]*100/256/256" office:value-type="float" office:value="-0.986366271972654">
            <text:p>-0,986366272</text:p>
          </table:table-cell>
          <table:table-cell table:formula="of:=[.K17]+[.$B$8]*5/60" office:value-type="float" office:value="56">
            <text:p>56</text:p>
          </table:table-cell>
          <table:table-cell table:style-name="ce7" table:number-columns-repeated="2"/>
          <table:table-cell/>
          <table:table-cell table:formula="of:=[.O17]-([.T17]*1+[.T16]*3+[.T15]*3+[.T14]*2+[.T13]*2+[.T12]*1)/12+RAND()*0.077" office:value-type="float" office:value="0.366721109656078">
            <text:p>0,3667211097</text:p>
          </table:table-cell>
          <table:table-cell table:formula="of:=TRUNC([.P17]+[.O18]*100)" office:value-type="float" office:value="15283">
            <text:p>15283</text:p>
          </table:table-cell>
          <table:table-cell table:formula="of:=((([.O18]*[.O18]*10000)/256*[.$B$5]+[.$B$6]*256)*[.O18]*100+[.P18]*[.$B$7])/256/256+0" office:value-type="float" office:value="4.22562361203258">
            <text:p>4,23</text:p>
          </table:table-cell>
          <table:table-cell table:formula="of:=IF([.Q18]&gt;10;10;IF([.Q18]&lt;-10;-10;IF([.Q18]&gt;=[.R17];TRUNC([.Q18]+1/4);TRUNC([.Q18]+3/4))))" office:value-type="float" office:value="4">
            <text:p>4</text:p>
          </table:table-cell>
          <table:table-cell table:formula="of:=IF([.R18]&gt;[.R17];[.R18]-[.$S$3];[.R18]+[.$S$3])-[.$V$4]" office:value-type="float" office:value="-0.600000000000001">
            <text:p>-0,6</text:p>
          </table:table-cell>
          <table:table-cell table:formula="of:=IF([.S18]&gt;0;IF([.S18]&gt;3;3*0.25;[.S18]*0.25);IF([.S18]&lt;-3;-3*0.16;[.S18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499999999999999">
            <text:p>-0,5</text:p>
          </table:table-cell>
          <table:table-cell table:formula="of:=(([.I19]*[.I19]*10000)/256*[.$B$5]+[.$B$6]*256)*[.I19]*100/256/256" office:value-type="float" office:value="-0.749850273132322">
            <text:p>-0,7498502731</text:p>
          </table:table-cell>
          <table:table-cell table:formula="of:=[.K18]+[.$B$8]*5/60" office:value-type="float" office:value="60">
            <text:p>60</text:p>
          </table:table-cell>
          <table:table-cell table:style-name="ce7" table:number-columns-repeated="2"/>
          <table:table-cell/>
          <table:table-cell table:formula="of:=[.O18]-([.T18]*1+[.T17]*3+[.T16]*3+[.T15]*2+[.T14]*2+[.T13]*1)/12+RAND()*0.077" office:value-type="float" office:value="0.441751279641852">
            <text:p>0,4417512796</text:p>
          </table:table-cell>
          <table:table-cell table:formula="of:=TRUNC([.P18]+[.O19]*100)" office:value-type="float" office:value="15327">
            <text:p>15327</text:p>
          </table:table-cell>
          <table:table-cell table:formula="of:=((([.O19]*[.O19]*10000)/256*[.$B$5]+[.$B$6]*256)*[.O19]*100+[.P19]*[.$B$7])/256/256+0" office:value-type="float" office:value="4.37266170339642">
            <text:p>4,37</text:p>
          </table:table-cell>
          <table:table-cell table:formula="of:=IF([.Q19]&gt;10;10;IF([.Q19]&lt;-10;-10;IF([.Q19]&gt;=[.R18];TRUNC([.Q19]+1/4);TRUNC([.Q19]+3/4))))" office:value-type="float" office:value="4">
            <text:p>4</text:p>
          </table:table-cell>
          <table:table-cell table:formula="of:=IF([.R19]&gt;[.R18];[.R19]-[.$S$3];[.R19]+[.$S$3])-[.$V$4]" office:value-type="float" office:value="-0.600000000000001">
            <text:p>-0,6</text:p>
          </table:table-cell>
          <table:table-cell table:formula="of:=IF([.S19]&gt;0;IF([.S19]&gt;3;3*0.25;[.S19]*0.25);IF([.S19]&lt;-3;-3*0.16;[.S19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399999999999999">
            <text:p>-0,4</text:p>
          </table:table-cell>
          <table:table-cell table:formula="of:=(([.I20]*[.I20]*10000)/256*[.$B$5]+[.$B$6]*256)*[.I20]*100/256/256" office:value-type="float" office:value="-0.552673339843748">
            <text:p>-0,5526733398</text:p>
          </table:table-cell>
          <table:table-cell table:formula="of:=[.K19]+[.$B$8]*5/60" office:value-type="float" office:value="64">
            <text:p>64</text:p>
          </table:table-cell>
          <table:table-cell table:style-name="ce7" table:number-columns-repeated="2"/>
          <table:table-cell/>
          <table:table-cell table:formula="of:=[.O19]-([.T19]*1+[.T18]*3+[.T17]*3+[.T16]*2+[.T15]*2+[.T14]*1)/12+RAND()*0.077" office:value-type="float" office:value="0.501645908427869">
            <text:p>0,5016459084</text:p>
          </table:table-cell>
          <table:table-cell table:formula="of:=TRUNC([.P19]+[.O20]*100)" office:value-type="float" office:value="15377">
            <text:p>15377</text:p>
          </table:table-cell>
          <table:table-cell table:formula="of:=((([.O20]*[.O20]*10000)/256*[.$B$5]+[.$B$6]*256)*[.O20]*100+[.P20]*[.$B$7])/256/256+0" office:value-type="float" office:value="4.50755350953651">
            <text:p>4,51</text:p>
          </table:table-cell>
          <table:table-cell table:formula="of:=IF([.Q20]&gt;10;10;IF([.Q20]&lt;-10;-10;IF([.Q20]&gt;=[.R19];TRUNC([.Q20]+1/4);TRUNC([.Q20]+3/4))))" office:value-type="float" office:value="4">
            <text:p>4</text:p>
          </table:table-cell>
          <table:table-cell table:formula="of:=IF([.R20]&gt;[.R19];[.R20]-[.$S$3];[.R20]+[.$S$3])-[.$V$4]" office:value-type="float" office:value="-0.600000000000001">
            <text:p>-0,6</text:p>
          </table:table-cell>
          <table:table-cell table:formula="of:=IF([.S20]&gt;0;IF([.S20]&gt;3;3*0.25;[.S20]*0.25);IF([.S20]&lt;-3;-3*0.16;[.S20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299999999999998">
            <text:p>-0,3</text:p>
          </table:table-cell>
          <table:table-cell table:formula="of:=(([.I21]*[.I21]*10000)/256*[.$B$5]+[.$B$6]*256)*[.I21]*100/256/256" office:value-type="float" office:value="-0.386967658996579">
            <text:p>-0,386967659</text:p>
          </table:table-cell>
          <table:table-cell table:formula="of:=[.K20]+[.$B$8]*5/60" office:value-type="float" office:value="68">
            <text:p>68</text:p>
          </table:table-cell>
          <table:table-cell table:style-name="ce7" table:number-columns-repeated="2"/>
          <table:table-cell/>
          <table:table-cell table:formula="of:=[.O20]-([.T20]*1+[.T19]*3+[.T18]*3+[.T17]*2+[.T16]*2+[.T15]*1)/12+RAND()*0.077" office:value-type="float" office:value="0.546482960904461">
            <text:p>0,5464829609</text:p>
          </table:table-cell>
          <table:table-cell table:formula="of:=TRUNC([.P20]+[.O21]*100)" office:value-type="float" office:value="15431">
            <text:p>15431</text:p>
          </table:table-cell>
          <table:table-cell table:formula="of:=((([.O21]*[.O21]*10000)/256*[.$B$5]+[.$B$6]*256)*[.O21]*100+[.P21]*[.$B$7])/256/256+0" office:value-type="float" office:value="4.62175301136302">
            <text:p>4,62</text:p>
          </table:table-cell>
          <table:table-cell table:formula="of:=IF([.Q21]&gt;10;10;IF([.Q21]&lt;-10;-10;IF([.Q21]&gt;=[.R20];TRUNC([.Q21]+1/4);TRUNC([.Q21]+3/4))))" office:value-type="float" office:value="4">
            <text:p>4</text:p>
          </table:table-cell>
          <table:table-cell table:formula="of:=IF([.R21]&gt;[.R20];[.R21]-[.$S$3];[.R21]+[.$S$3])-[.$V$4]" office:value-type="float" office:value="-0.600000000000001">
            <text:p>-0,6</text:p>
          </table:table-cell>
          <table:table-cell table:formula="of:=IF([.S21]&gt;0;IF([.S21]&gt;3;3*0.25;[.S21]*0.25);IF([.S21]&lt;-3;-3*0.16;[.S21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199999999999998">
            <text:p>-0,2</text:p>
          </table:table-cell>
          <table:table-cell table:formula="of:=(([.I22]*[.I22]*10000)/256*[.$B$5]+[.$B$6]*256)*[.I22]*100/256/256" office:value-type="float" office:value="-0.244865417480466">
            <text:p>-0,2448654175</text:p>
          </table:table-cell>
          <table:table-cell table:formula="of:=[.K21]+[.$B$8]*5/60" office:value-type="float" office:value="72">
            <text:p>72</text:p>
          </table:table-cell>
          <table:table-cell table:style-name="ce7" table:number-columns-repeated="2"/>
          <table:table-cell/>
          <table:table-cell table:formula="of:=[.O21]-([.T21]*1+[.T20]*3+[.T19]*3+[.T18]*2+[.T17]*2+[.T16]*1)/12+RAND()*0.077" office:value-type="float" office:value="0.609959764210951">
            <text:p>0,6099597642</text:p>
          </table:table-cell>
          <table:table-cell table:formula="of:=TRUNC([.P21]+[.O22]*100)" office:value-type="float" office:value="15491">
            <text:p>15491</text:p>
          </table:table-cell>
          <table:table-cell table:formula="of:=((([.O22]*[.O22]*10000)/256*[.$B$5]+[.$B$6]*256)*[.O22]*100+[.P22]*[.$B$7])/256/256+0" office:value-type="float" office:value="4.79436080829656">
            <text:p>4,79</text:p>
          </table:table-cell>
          <table:table-cell table:formula="of:=IF([.Q22]&gt;10;10;IF([.Q22]&lt;-10;-10;IF([.Q22]&gt;=[.R21];TRUNC([.Q22]+1/4);TRUNC([.Q22]+3/4))))" office:value-type="float" office:value="5">
            <text:p>5</text:p>
          </table:table-cell>
          <table:table-cell table:formula="of:=IF([.R22]&gt;[.R21];[.R22]-[.$S$3];[.R22]+[.$S$3])-[.$V$4]" office:value-type="float" office:value="-0.14">
            <text:p>-0,14</text:p>
          </table:table-cell>
          <table:table-cell table:formula="of:=IF([.S22]&gt;0;IF([.S22]&gt;3;3*0.25;[.S22]*0.25);IF([.S22]&lt;-3;-3*0.16;[.S22]*0.16))/3" office:value-type="float" office:value="-0.00746666666666665">
            <text:p>-0,0074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0999999999999983">
            <text:p>-0,1</text:p>
          </table:table-cell>
          <table:table-cell table:formula="of:=(([.I23]*[.I23]*10000)/256*[.$B$5]+[.$B$6]*256)*[.I23]*100/256/256" office:value-type="float" office:value="-0.118498802185057">
            <text:p>-0,1184988022</text:p>
          </table:table-cell>
          <table:table-cell table:formula="of:=[.K22]+[.$B$8]*5/60" office:value-type="float" office:value="76">
            <text:p>76</text:p>
          </table:table-cell>
          <table:table-cell table:style-name="ce7" table:number-columns-repeated="2"/>
          <table:table-cell/>
          <table:table-cell table:formula="of:=[.O22]-([.T22]*1+[.T21]*3+[.T20]*3+[.T19]*2+[.T18]*2+[.T17]*1)/12+RAND()*0.077" office:value-type="float" office:value="0.64666550006171">
            <text:p>0,6466655001</text:p>
          </table:table-cell>
          <table:table-cell table:formula="of:=TRUNC([.P22]+[.O23]*100)" office:value-type="float" office:value="15555">
            <text:p>15555</text:p>
          </table:table-cell>
          <table:table-cell table:formula="of:=((([.O23]*[.O23]*10000)/256*[.$B$5]+[.$B$6]*256)*[.O23]*100+[.P23]*[.$B$7])/256/256+0" office:value-type="float" office:value="4.91002110943422">
            <text:p>4,91</text:p>
          </table:table-cell>
          <table:table-cell table:formula="of:=IF([.Q23]&gt;10;10;IF([.Q23]&lt;-10;-10;IF([.Q23]&gt;=[.R22];TRUNC([.Q23]+1/4);TRUNC([.Q23]+3/4))))" office:value-type="float" office:value="5">
            <text:p>5</text:p>
          </table:table-cell>
          <table:table-cell table:formula="of:=IF([.R23]&gt;[.R22];[.R23]-[.$S$3];[.R23]+[.$S$3])-[.$V$4]" office:value-type="float" office:value="0.4">
            <text:p>0,4</text:p>
          </table:table-cell>
          <table:table-cell table:formula="of:=IF([.S23]&gt;0;IF([.S23]&gt;3;3*0.25;[.S23]*0.25);IF([.S23]&lt;-3;-3*0.16;[.S2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77635683940025E-015">
            <text:p>0</text:p>
          </table:table-cell>
          <table:table-cell table:formula="of:=(([.I24]*[.I24]*10000)/256*[.$B$5]+[.$B$6]*256)*[.I24]*100/256/256" office:value-type="float" office:value="2.08166817117217E-015">
            <text:p>0</text:p>
          </table:table-cell>
          <table:table-cell table:formula="of:=[.K23]+[.$B$8]*5/60" office:value-type="float" office:value="80">
            <text:p>80</text:p>
          </table:table-cell>
          <table:table-cell table:style-name="ce7" table:number-columns-repeated="2"/>
          <table:table-cell/>
          <table:table-cell table:formula="of:=[.O23]-([.T23]*1+[.T22]*3+[.T21]*3+[.T20]*2+[.T19]*2+[.T18]*1)/12+RAND()*0.077" office:value-type="float" office:value="0.730610182193252">
            <text:p>0,7306101822</text:p>
          </table:table-cell>
          <table:table-cell table:formula="of:=TRUNC([.P23]+[.O24]*100)" office:value-type="float" office:value="15628">
            <text:p>15628</text:p>
          </table:table-cell>
          <table:table-cell table:formula="of:=((([.O24]*[.O24]*10000)/256*[.$B$5]+[.$B$6]*256)*[.O24]*100+[.P24]*[.$B$7])/256/256+0" office:value-type="float" office:value="5.18301257941388">
            <text:p>5,18</text:p>
          </table:table-cell>
          <table:table-cell table:formula="of:=IF([.Q24]&gt;10;10;IF([.Q24]&lt;-10;-10;IF([.Q24]&gt;=[.R23];TRUNC([.Q24]+1/4);TRUNC([.Q24]+3/4))))" office:value-type="float" office:value="5">
            <text:p>5</text:p>
          </table:table-cell>
          <table:table-cell table:formula="of:=IF([.R24]&gt;[.R23];[.R24]-[.$S$3];[.R24]+[.$S$3])-[.$V$4]" office:value-type="float" office:value="0.4">
            <text:p>0,4</text:p>
          </table:table-cell>
          <table:table-cell table:formula="of:=IF([.S24]&gt;0;IF([.S24]&gt;3;3*0.25;[.S24]*0.25);IF([.S24]&lt;-3;-3*0.16;[.S2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100000000000002">
            <text:p>0,1</text:p>
          </table:table-cell>
          <table:table-cell table:formula="of:=(([.I25]*[.I25]*10000)/256*[.$B$5]+[.$B$6]*256)*[.I25]*100/256/256" office:value-type="float" office:value="0.118498802185061">
            <text:p>0,1184988022</text:p>
          </table:table-cell>
          <table:table-cell table:formula="of:=[.K24]+[.$B$8]*5/60" office:value-type="float" office:value="84">
            <text:p>84</text:p>
          </table:table-cell>
          <table:table-cell table:style-name="ce7" table:number-columns-repeated="2"/>
          <table:table-cell/>
          <table:table-cell table:formula="of:=[.O24]-([.T24]*1+[.T23]*3+[.T22]*3+[.T21]*2+[.T20]*2+[.T19]*1)/12+RAND()*0.077" office:value-type="float" office:value="0.763594517238758">
            <text:p>0,7635945172</text:p>
          </table:table-cell>
          <table:table-cell table:formula="of:=TRUNC([.P24]+[.O25]*100)" office:value-type="float" office:value="15704">
            <text:p>15704</text:p>
          </table:table-cell>
          <table:table-cell table:formula="of:=((([.O25]*[.O25]*10000)/256*[.$B$5]+[.$B$6]*256)*[.O25]*100+[.P25]*[.$B$7])/256/256+0" office:value-type="float" office:value="5.31265812812113">
            <text:p>5,31</text:p>
          </table:table-cell>
          <table:table-cell table:formula="of:=IF([.Q25]&gt;10;10;IF([.Q25]&lt;-10;-10;IF([.Q25]&gt;=[.R24];TRUNC([.Q25]+1/4);TRUNC([.Q25]+3/4))))" office:value-type="float" office:value="5">
            <text:p>5</text:p>
          </table:table-cell>
          <table:table-cell table:formula="of:=IF([.R25]&gt;[.R24];[.R25]-[.$S$3];[.R25]+[.$S$3])-[.$V$4]" office:value-type="float" office:value="0.4">
            <text:p>0,4</text:p>
          </table:table-cell>
          <table:table-cell table:formula="of:=IF([.S25]&gt;0;IF([.S25]&gt;3;3*0.25;[.S25]*0.25);IF([.S25]&lt;-3;-3*0.16;[.S2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200000000000002">
            <text:p>0,2</text:p>
          </table:table-cell>
          <table:table-cell table:formula="of:=(([.I26]*[.I26]*10000)/256*[.$B$5]+[.$B$6]*256)*[.I26]*100/256/256" office:value-type="float" office:value="0.244865417480471">
            <text:p>0,2448654175</text:p>
          </table:table-cell>
          <table:table-cell table:formula="of:=[.K25]+[.$B$8]*5/60" office:value-type="float" office:value="88">
            <text:p>88</text:p>
          </table:table-cell>
          <table:table-cell table:style-name="ce7" table:number-columns-repeated="2"/>
          <table:table-cell/>
          <table:table-cell table:formula="of:=[.O25]-([.T25]*1+[.T24]*3+[.T23]*3+[.T22]*2+[.T21]*2+[.T20]*1)/12+RAND()*0.077" office:value-type="float" office:value="0.783020240971859">
            <text:p>0,783020241</text:p>
          </table:table-cell>
          <table:table-cell table:formula="of:=TRUNC([.P25]+[.O26]*100)" office:value-type="float" office:value="15782">
            <text:p>15782</text:p>
          </table:table-cell>
          <table:table-cell table:formula="of:=((([.O26]*[.O26]*10000)/256*[.$B$5]+[.$B$6]*256)*[.O26]*100+[.P26]*[.$B$7])/256/256+0" office:value-type="float" office:value="5.40016689997953">
            <text:p>5,40</text:p>
          </table:table-cell>
          <table:table-cell table:formula="of:=IF([.Q26]&gt;10;10;IF([.Q26]&lt;-10;-10;IF([.Q26]&gt;=[.R25];TRUNC([.Q26]+1/4);TRUNC([.Q26]+3/4))))" office:value-type="float" office:value="5">
            <text:p>5</text:p>
          </table:table-cell>
          <table:table-cell table:formula="of:=IF([.R26]&gt;[.R25];[.R26]-[.$S$3];[.R26]+[.$S$3])-[.$V$4]" office:value-type="float" office:value="0.4">
            <text:p>0,4</text:p>
          </table:table-cell>
          <table:table-cell table:formula="of:=IF([.S26]&gt;0;IF([.S26]&gt;3;3*0.25;[.S26]*0.25);IF([.S26]&lt;-3;-3*0.16;[.S2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300000000000002">
            <text:p>0,3</text:p>
          </table:table-cell>
          <table:table-cell table:formula="of:=(([.I27]*[.I27]*10000)/256*[.$B$5]+[.$B$6]*256)*[.I27]*100/256/256" office:value-type="float" office:value="0.386967658996585">
            <text:p>0,386967659</text:p>
          </table:table-cell>
          <table:table-cell table:formula="of:=[.K26]+[.$B$8]*5/60" office:value-type="float" office:value="92">
            <text:p>92</text:p>
          </table:table-cell>
          <table:table-cell table:style-name="ce7" table:number-columns-repeated="2"/>
          <table:table-cell/>
          <table:table-cell table:formula="of:=[.O26]-([.T26]*1+[.T25]*3+[.T24]*3+[.T23]*2+[.T22]*2+[.T21]*1)/12+RAND()*0.077" office:value-type="float" office:value="0.799619940055399">
            <text:p>0,7996199401</text:p>
          </table:table-cell>
          <table:table-cell table:formula="of:=TRUNC([.P26]+[.O27]*100)" office:value-type="float" office:value="15861">
            <text:p>15861</text:p>
          </table:table-cell>
          <table:table-cell table:formula="of:=((([.O27]*[.O27]*10000)/256*[.$B$5]+[.$B$6]*256)*[.O27]*100+[.P27]*[.$B$7])/256/256+0" office:value-type="float" office:value="5.47979936664695">
            <text:p>5,48</text:p>
          </table:table-cell>
          <table:table-cell table:formula="of:=IF([.Q27]&gt;10;10;IF([.Q27]&lt;-10;-10;IF([.Q27]&gt;=[.R26];TRUNC([.Q27]+1/4);TRUNC([.Q27]+3/4))))" office:value-type="float" office:value="5">
            <text:p>5</text:p>
          </table:table-cell>
          <table:table-cell table:formula="of:=IF([.R27]&gt;[.R26];[.R27]-[.$S$3];[.R27]+[.$S$3])-[.$V$4]" office:value-type="float" office:value="0.4">
            <text:p>0,4</text:p>
          </table:table-cell>
          <table:table-cell table:formula="of:=IF([.S27]&gt;0;IF([.S27]&gt;3;3*0.25;[.S27]*0.25);IF([.S27]&lt;-3;-3*0.16;[.S2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400000000000002">
            <text:p>0,4</text:p>
          </table:table-cell>
          <table:table-cell table:formula="of:=(([.I28]*[.I28]*10000)/256*[.$B$5]+[.$B$6]*256)*[.I28]*100/256/256" office:value-type="float" office:value="0.552673339843754">
            <text:p>0,5526733398</text:p>
          </table:table-cell>
          <table:table-cell table:formula="of:=[.K27]+[.$B$8]*5/60" office:value-type="float" office:value="96">
            <text:p>96</text:p>
          </table:table-cell>
          <table:table-cell table:style-name="ce7" table:number-columns-repeated="2"/>
          <table:table-cell/>
          <table:table-cell table:formula="of:=[.O27]-([.T27]*1+[.T26]*3+[.T25]*3+[.T24]*2+[.T23]*2+[.T22]*1)/12+RAND()*0.077" office:value-type="float" office:value="0.837090655287375">
            <text:p>0,8370906553</text:p>
          </table:table-cell>
          <table:table-cell table:formula="of:=TRUNC([.P27]+[.O28]*100)" office:value-type="float" office:value="15944">
            <text:p>15944</text:p>
          </table:table-cell>
          <table:table-cell table:formula="of:=((([.O28]*[.O28]*10000)/256*[.$B$5]+[.$B$6]*256)*[.O28]*100+[.P28]*[.$B$7])/256/256+0" office:value-type="float" office:value="5.64271006907437">
            <text:p>5,64</text:p>
          </table:table-cell>
          <table:table-cell table:formula="of:=IF([.Q28]&gt;10;10;IF([.Q28]&lt;-10;-10;IF([.Q28]&gt;=[.R27];TRUNC([.Q28]+1/4);TRUNC([.Q28]+3/4))))" office:value-type="float" office:value="5">
            <text:p>5</text:p>
          </table:table-cell>
          <table:table-cell table:formula="of:=IF([.R28]&gt;[.R27];[.R28]-[.$S$3];[.R28]+[.$S$3])-[.$V$4]" office:value-type="float" office:value="0.4">
            <text:p>0,4</text:p>
          </table:table-cell>
          <table:table-cell table:formula="of:=IF([.S28]&gt;0;IF([.S28]&gt;3;3*0.25;[.S28]*0.25);IF([.S28]&lt;-3;-3*0.16;[.S2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500000000000002">
            <text:p>0,5</text:p>
          </table:table-cell>
          <table:table-cell table:formula="of:=(([.I29]*[.I29]*10000)/256*[.$B$5]+[.$B$6]*256)*[.I29]*100/256/256" office:value-type="float" office:value="0.749850273132329">
            <text:p>0,7498502731</text:p>
          </table:table-cell>
          <table:table-cell table:formula="of:=[.K28]+[.$B$8]*5/60" office:value-type="float" office:value="100">
            <text:p>100</text:p>
          </table:table-cell>
          <table:table-cell table:style-name="ce7" table:number-columns-repeated="2"/>
          <table:table-cell/>
          <table:table-cell table:formula="of:=[.O28]-([.T28]*1+[.T27]*3+[.T26]*3+[.T25]*2+[.T24]*2+[.T23]*1)/12+RAND()*0.077" office:value-type="float" office:value="0.826404298034765">
            <text:p>0,826404298</text:p>
          </table:table-cell>
          <table:table-cell table:formula="of:=TRUNC([.P28]+[.O29]*100)" office:value-type="float" office:value="16026">
            <text:p>16026</text:p>
          </table:table-cell>
          <table:table-cell table:formula="of:=((([.O29]*[.O29]*10000)/256*[.$B$5]+[.$B$6]*256)*[.O29]*100+[.P29]*[.$B$7])/256/256+0" office:value-type="float" office:value="5.62112329215443">
            <text:p>5,62</text:p>
          </table:table-cell>
          <table:table-cell table:formula="of:=IF([.Q29]&gt;10;10;IF([.Q29]&lt;-10;-10;IF([.Q29]&gt;=[.R28];TRUNC([.Q29]+1/4);TRUNC([.Q29]+3/4))))" office:value-type="float" office:value="5">
            <text:p>5</text:p>
          </table:table-cell>
          <table:table-cell table:formula="of:=IF([.R29]&gt;[.R28];[.R29]-[.$S$3];[.R29]+[.$S$3])-[.$V$4]" office:value-type="float" office:value="0.4">
            <text:p>0,4</text:p>
          </table:table-cell>
          <table:table-cell table:formula="of:=IF([.S29]&gt;0;IF([.S29]&gt;3;3*0.25;[.S29]*0.25);IF([.S29]&lt;-3;-3*0.16;[.S2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600000000000002">
            <text:p>0,6</text:p>
          </table:table-cell>
          <table:table-cell table:formula="of:=(([.I30]*[.I30]*10000)/256*[.$B$5]+[.$B$6]*256)*[.I30]*100/256/256" office:value-type="float" office:value="0.986366271972662">
            <text:p>0,986366272</text:p>
          </table:table-cell>
          <table:table-cell table:formula="of:=[.K29]+[.$B$8]*5/60" office:value-type="float" office:value="104">
            <text:p>104</text:p>
          </table:table-cell>
          <table:table-cell table:style-name="ce7" table:number-columns-repeated="2"/>
          <table:table-cell/>
          <table:table-cell table:formula="of:=[.O29]-([.T29]*1+[.T28]*3+[.T27]*3+[.T26]*2+[.T25]*2+[.T24]*1)/12+RAND()*0.077" office:value-type="float" office:value="0.865579346062573">
            <text:p>0,8655793461</text:p>
          </table:table-cell>
          <table:table-cell table:formula="of:=TRUNC([.P29]+[.O30]*100)" office:value-type="float" office:value="16112">
            <text:p>16112</text:p>
          </table:table-cell>
          <table:table-cell table:formula="of:=((([.O30]*[.O30]*10000)/256*[.$B$5]+[.$B$6]*256)*[.O30]*100+[.P30]*[.$B$7])/256/256+0" office:value-type="float" office:value="5.79834491508275">
            <text:p>5,80</text:p>
          </table:table-cell>
          <table:table-cell table:formula="of:=IF([.Q30]&gt;10;10;IF([.Q30]&lt;-10;-10;IF([.Q30]&gt;=[.R29];TRUNC([.Q30]+1/4);TRUNC([.Q30]+3/4))))" office:value-type="float" office:value="6">
            <text:p>6</text:p>
          </table:table-cell>
          <table:table-cell table:formula="of:=IF([.R30]&gt;[.R29];[.R30]-[.$S$3];[.R30]+[.$S$3])-[.$V$4]" office:value-type="float" office:value="0.86">
            <text:p>0,86</text:p>
          </table:table-cell>
          <table:table-cell table:formula="of:=IF([.S30]&gt;0;IF([.S30]&gt;3;3*0.25;[.S30]*0.25);IF([.S30]&lt;-3;-3*0.16;[.S30]*0.16))/3" office:value-type="float" office:value="0.0716666666666667">
            <text:p>0,071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700000000000002">
            <text:p>0,7</text:p>
          </table:table-cell>
          <table:table-cell table:formula="of:=(([.I31]*[.I31]*10000)/256*[.$B$5]+[.$B$6]*256)*[.I31]*100/256/256" office:value-type="float" office:value="1.2700891494751">
            <text:p>1,2700891495</text:p>
          </table:table-cell>
          <table:table-cell table:formula="of:=[.K30]+[.$B$8]*5/60" office:value-type="float" office:value="108">
            <text:p>108</text:p>
          </table:table-cell>
          <table:table-cell table:style-name="ce7" table:number-columns-repeated="2"/>
          <table:table-cell/>
          <table:table-cell table:formula="of:=[.O30]-([.T30]*1+[.T29]*3+[.T28]*3+[.T27]*2+[.T26]*2+[.T25]*1)/12+RAND()*0.077" office:value-type="float" office:value="0.836661863379811">
            <text:p>0,8366618634</text:p>
          </table:table-cell>
          <table:table-cell table:formula="of:=TRUNC([.P30]+[.O31]*100)" office:value-type="float" office:value="16195">
            <text:p>16195</text:p>
          </table:table-cell>
          <table:table-cell table:formula="of:=((([.O31]*[.O31]*10000)/256*[.$B$5]+[.$B$6]*256)*[.O31]*100+[.P31]*[.$B$7])/256/256+0" office:value-type="float" office:value="5.70230548588168">
            <text:p>5,70</text:p>
          </table:table-cell>
          <table:table-cell table:formula="of:=IF([.Q31]&gt;10;10;IF([.Q31]&lt;-10;-10;IF([.Q31]&gt;=[.R30];TRUNC([.Q31]+1/4);TRUNC([.Q31]+3/4))))" office:value-type="float" office:value="6">
            <text:p>6</text:p>
          </table:table-cell>
          <table:table-cell table:formula="of:=IF([.R31]&gt;[.R30];[.R31]-[.$S$3];[.R31]+[.$S$3])-[.$V$4]" office:value-type="float" office:value="1.4">
            <text:p>1,4</text:p>
          </table:table-cell>
          <table:table-cell table:formula="of:=IF([.S31]&gt;0;IF([.S31]&gt;3;3*0.25;[.S31]*0.25);IF([.S31]&lt;-3;-3*0.16;[.S3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800000000000003">
            <text:p>0,8</text:p>
          </table:table-cell>
          <table:table-cell table:formula="of:=(([.I32]*[.I32]*10000)/256*[.$B$5]+[.$B$6]*256)*[.I32]*100/256/256" office:value-type="float" office:value="1.60888671875001">
            <text:p>1,6088867188</text:p>
          </table:table-cell>
          <table:table-cell table:formula="of:=[.K31]+[.$B$8]*5/60" office:value-type="float" office:value="112">
            <text:p>112</text:p>
          </table:table-cell>
          <table:table-cell table:style-name="ce7" table:number-columns-repeated="2"/>
          <table:table-cell/>
          <table:table-cell table:formula="of:=[.O31]-([.T31]*1+[.T30]*3+[.T29]*3+[.T28]*2+[.T27]*2+[.T26]*1)/12+RAND()*0.077" office:value-type="float" office:value="0.840680958453162">
            <text:p>0,8406809585</text:p>
          </table:table-cell>
          <table:table-cell table:formula="of:=TRUNC([.P31]+[.O32]*100)" office:value-type="float" office:value="16279">
            <text:p>16279</text:p>
          </table:table-cell>
          <table:table-cell table:formula="of:=((([.O32]*[.O32]*10000)/256*[.$B$5]+[.$B$6]*256)*[.O32]*100+[.P32]*[.$B$7])/256/256+0" office:value-type="float" office:value="5.73864399584865">
            <text:p>5,74</text:p>
          </table:table-cell>
          <table:table-cell table:formula="of:=IF([.Q32]&gt;10;10;IF([.Q32]&lt;-10;-10;IF([.Q32]&gt;=[.R31];TRUNC([.Q32]+1/4);TRUNC([.Q32]+3/4))))" office:value-type="float" office:value="6">
            <text:p>6</text:p>
          </table:table-cell>
          <table:table-cell table:formula="of:=IF([.R32]&gt;[.R31];[.R32]-[.$S$3];[.R32]+[.$S$3])-[.$V$4]" office:value-type="float" office:value="1.4">
            <text:p>1,4</text:p>
          </table:table-cell>
          <table:table-cell table:formula="of:=IF([.S32]&gt;0;IF([.S32]&gt;3;3*0.25;[.S32]*0.25);IF([.S32]&lt;-3;-3*0.16;[.S3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900000000000003">
            <text:p>0,9</text:p>
          </table:table-cell>
          <table:table-cell table:formula="of:=(([.I33]*[.I33]*10000)/256*[.$B$5]+[.$B$6]*256)*[.I33]*100/256/256" office:value-type="float" office:value="2.01062679290773">
            <text:p>2,0106267929</text:p>
          </table:table-cell>
          <table:table-cell table:formula="of:=[.K32]+[.$B$8]*5/60" office:value-type="float" office:value="116">
            <text:p>116</text:p>
          </table:table-cell>
          <table:table-cell table:style-name="ce7" table:number-columns-repeated="2"/>
          <table:table-cell/>
          <table:table-cell table:formula="of:=[.O32]-([.T32]*1+[.T31]*3+[.T30]*3+[.T29]*2+[.T28]*2+[.T27]*1)/12+RAND()*0.077" office:value-type="float" office:value="0.846689403938708">
            <text:p>0,8466894039</text:p>
          </table:table-cell>
          <table:table-cell table:formula="of:=TRUNC([.P32]+[.O33]*100)" office:value-type="float" office:value="16363">
            <text:p>16363</text:p>
          </table:table-cell>
          <table:table-cell table:formula="of:=((([.O33]*[.O33]*10000)/256*[.$B$5]+[.$B$6]*256)*[.O33]*100+[.P33]*[.$B$7])/256/256+0" office:value-type="float" office:value="5.7830177140306">
            <text:p>5,78</text:p>
          </table:table-cell>
          <table:table-cell table:formula="of:=IF([.Q33]&gt;10;10;IF([.Q33]&lt;-10;-10;IF([.Q33]&gt;=[.R32];TRUNC([.Q33]+1/4);TRUNC([.Q33]+3/4))))" office:value-type="float" office:value="6">
            <text:p>6</text:p>
          </table:table-cell>
          <table:table-cell table:formula="of:=IF([.R33]&gt;[.R32];[.R33]-[.$S$3];[.R33]+[.$S$3])-[.$V$4]" office:value-type="float" office:value="1.4">
            <text:p>1,4</text:p>
          </table:table-cell>
          <table:table-cell table:formula="of:=IF([.S33]&gt;0;IF([.S33]&gt;3;3*0.25;[.S33]*0.25);IF([.S33]&lt;-3;-3*0.16;[.S3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formula="of:=(([.I34]*[.I34]*10000)/256*[.$B$5]+[.$B$6]*256)*[.I34]*100/256/256" office:value-type="float" office:value="2.48317718505859">
            <text:p>2,4831771851</text:p>
          </table:table-cell>
          <table:table-cell table:formula="of:=[.K33]+[.$B$8]*5/60" office:value-type="float" office:value="120">
            <text:p>120</text:p>
          </table:table-cell>
          <table:table-cell table:style-name="ce7" table:number-columns-repeated="2"/>
          <table:table-cell/>
          <table:table-cell table:formula="of:=[.O33]-([.T33]*1+[.T32]*3+[.T31]*3+[.T30]*2+[.T29]*2+[.T28]*1)/12+RAND()*0.077" office:value-type="float" office:value="0.782702432307683">
            <text:p>0,7827024323</text:p>
          </table:table-cell>
          <table:table-cell table:formula="of:=TRUNC([.P33]+[.O34]*100)" office:value-type="float" office:value="16441">
            <text:p>16441</text:p>
          </table:table-cell>
          <table:table-cell table:formula="of:=((([.O34]*[.O34]*10000)/256*[.$B$5]+[.$B$6]*256)*[.O34]*100+[.P34]*[.$B$7])/256/256+0" office:value-type="float" office:value="5.55991690926758">
            <text:p>5,56</text:p>
          </table:table-cell>
          <table:table-cell table:formula="of:=IF([.Q34]&gt;10;10;IF([.Q34]&lt;-10;-10;IF([.Q34]&gt;=[.R33];TRUNC([.Q34]+1/4);TRUNC([.Q34]+3/4))))" office:value-type="float" office:value="6">
            <text:p>6</text:p>
          </table:table-cell>
          <table:table-cell table:formula="of:=IF([.R34]&gt;[.R33];[.R34]-[.$S$3];[.R34]+[.$S$3])-[.$V$4]" office:value-type="float" office:value="1.4">
            <text:p>1,4</text:p>
          </table:table-cell>
          <table:table-cell table:formula="of:=IF([.S34]&gt;0;IF([.S34]&gt;3;3*0.25;[.S34]*0.25);IF([.S34]&lt;-3;-3*0.16;[.S34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1">
            <text:p>1,1</text:p>
          </table:table-cell>
          <table:table-cell table:formula="of:=(([.I35]*[.I35]*10000)/256*[.$B$5]+[.$B$6]*256)*[.I35]*100/256/256" office:value-type="float" office:value="3.03440570831299">
            <text:p>3,0344057083</text:p>
          </table:table-cell>
          <table:table-cell table:formula="of:=[.K34]+[.$B$8]*5/60" office:value-type="float" office:value="124">
            <text:p>124</text:p>
          </table:table-cell>
          <table:table-cell table:style-name="ce7" table:number-columns-repeated="2"/>
          <table:table-cell/>
          <table:table-cell table:formula="of:=[.O34]-([.T34]*1+[.T33]*3+[.T32]*3+[.T31]*2+[.T30]*2+[.T29]*1)/12+RAND()*0.077" office:value-type="float" office:value="0.68756850309257">
            <text:p>0,6875685031</text:p>
          </table:table-cell>
          <table:table-cell table:formula="of:=TRUNC([.P34]+[.O35]*100)" office:value-type="float" office:value="16509">
            <text:p>16509</text:p>
          </table:table-cell>
          <table:table-cell table:formula="of:=((([.O35]*[.O35]*10000)/256*[.$B$5]+[.$B$6]*256)*[.O35]*100+[.P35]*[.$B$7])/256/256+0" office:value-type="float" office:value="5.2624984857541">
            <text:p>5,26</text:p>
          </table:table-cell>
          <table:table-cell table:formula="of:=IF([.Q35]&gt;10;10;IF([.Q35]&lt;-10;-10;IF([.Q35]&gt;=[.R34];TRUNC([.Q35]+1/4);TRUNC([.Q35]+3/4))))" office:value-type="float" office:value="6">
            <text:p>6</text:p>
          </table:table-cell>
          <table:table-cell table:formula="of:=IF([.R35]&gt;[.R34];[.R35]-[.$S$3];[.R35]+[.$S$3])-[.$V$4]" office:value-type="float" office:value="1.4">
            <text:p>1,4</text:p>
          </table:table-cell>
          <table:table-cell table:formula="of:=IF([.S35]&gt;0;IF([.S35]&gt;3;3*0.25;[.S35]*0.25);IF([.S35]&lt;-3;-3*0.16;[.S35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2">
            <text:p>1,2</text:p>
          </table:table-cell>
          <table:table-cell table:formula="of:=(([.I36]*[.I36]*10000)/256*[.$B$5]+[.$B$6]*256)*[.I36]*100/256/256" office:value-type="float" office:value="3.67218017578125">
            <text:p>3,6721801758</text:p>
          </table:table-cell>
          <table:table-cell table:formula="of:=[.K35]+[.$B$8]*5/60" office:value-type="float" office:value="128">
            <text:p>128</text:p>
          </table:table-cell>
          <table:table-cell table:style-name="ce7" table:number-columns-repeated="2"/>
          <table:table-cell/>
          <table:table-cell table:formula="of:=[.O35]-([.T35]*1+[.T34]*3+[.T33]*3+[.T32]*2+[.T31]*2+[.T30]*1)/12+RAND()*0.077" office:value-type="float" office:value="0.617121789735648">
            <text:p>0,6171217897</text:p>
          </table:table-cell>
          <table:table-cell table:formula="of:=TRUNC([.P35]+[.O36]*100)" office:value-type="float" office:value="16570">
            <text:p>16570</text:p>
          </table:table-cell>
          <table:table-cell table:formula="of:=((([.O36]*[.O36]*10000)/256*[.$B$5]+[.$B$6]*256)*[.O36]*100+[.P36]*[.$B$7])/256/256+0" office:value-type="float" office:value="5.07678754320918">
            <text:p>5,08</text:p>
          </table:table-cell>
          <table:table-cell table:formula="of:=IF([.Q36]&gt;10;10;IF([.Q36]&lt;-10;-10;IF([.Q36]&gt;=[.R35];TRUNC([.Q36]+1/4);TRUNC([.Q36]+3/4))))" office:value-type="float" office:value="5">
            <text:p>5</text:p>
          </table:table-cell>
          <table:table-cell table:formula="of:=IF([.R36]&gt;[.R35];[.R36]-[.$S$3];[.R36]+[.$S$3])-[.$V$4]" office:value-type="float" office:value="0.4">
            <text:p>0,4</text:p>
          </table:table-cell>
          <table:table-cell table:formula="of:=IF([.S36]&gt;0;IF([.S36]&gt;3;3*0.25;[.S36]*0.25);IF([.S36]&lt;-3;-3*0.16;[.S3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3">
            <text:p>1,3</text:p>
          </table:table-cell>
          <table:table-cell table:formula="of:=(([.I37]*[.I37]*10000)/256*[.$B$5]+[.$B$6]*256)*[.I37]*100/256/256" office:value-type="float" office:value="4.40436840057373">
            <text:p>4,4043684006</text:p>
          </table:table-cell>
          <table:table-cell table:formula="of:=[.K36]+[.$B$8]*5/60" office:value-type="float" office:value="132">
            <text:p>132</text:p>
          </table:table-cell>
          <table:table-cell table:style-name="ce7" table:number-columns-repeated="2"/>
          <table:table-cell/>
          <table:table-cell table:formula="of:=[.O36]-([.T36]*1+[.T35]*3+[.T34]*3+[.T33]*2+[.T32]*2+[.T31]*1)/12+RAND()*0.077" office:value-type="float" office:value="0.559394649287851">
            <text:p>0,5593946493</text:p>
          </table:table-cell>
          <table:table-cell table:formula="of:=TRUNC([.P36]+[.O37]*100)" office:value-type="float" office:value="16625">
            <text:p>16625</text:p>
          </table:table-cell>
          <table:table-cell table:formula="of:=((([.O37]*[.O37]*10000)/256*[.$B$5]+[.$B$6]*256)*[.O37]*100+[.P37]*[.$B$7])/256/256+0" office:value-type="float" office:value="4.94391814189622">
            <text:p>4,94</text:p>
          </table:table-cell>
          <table:table-cell table:formula="of:=IF([.Q37]&gt;10;10;IF([.Q37]&lt;-10;-10;IF([.Q37]&gt;=[.R36];TRUNC([.Q37]+1/4);TRUNC([.Q37]+3/4))))" office:value-type="float" office:value="5">
            <text:p>5</text:p>
          </table:table-cell>
          <table:table-cell table:formula="of:=IF([.R37]&gt;[.R36];[.R37]-[.$S$3];[.R37]+[.$S$3])-[.$V$4]" office:value-type="float" office:value="0.4">
            <text:p>0,4</text:p>
          </table:table-cell>
          <table:table-cell table:formula="of:=IF([.S37]&gt;0;IF([.S37]&gt;3;3*0.25;[.S37]*0.25);IF([.S37]&lt;-3;-3*0.16;[.S3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4">
            <text:p>1,4</text:p>
          </table:table-cell>
          <table:table-cell table:formula="of:=(([.I38]*[.I38]*10000)/256*[.$B$5]+[.$B$6]*256)*[.I38]*100/256/256" office:value-type="float" office:value="5.23883819580078">
            <text:p>5,2388381958</text:p>
          </table:table-cell>
          <table:table-cell table:formula="of:=[.K37]+[.$B$8]*5/60" office:value-type="float" office:value="136">
            <text:p>136</text:p>
          </table:table-cell>
          <table:table-cell table:style-name="ce7" table:number-columns-repeated="2"/>
          <table:table-cell/>
          <table:table-cell table:formula="of:=[.O37]-([.T37]*1+[.T36]*3+[.T35]*3+[.T34]*2+[.T33]*2+[.T32]*1)/12+RAND()*0.077" office:value-type="float" office:value="0.524340161256295">
            <text:p>0,5243401613</text:p>
          </table:table-cell>
          <table:table-cell table:formula="of:=TRUNC([.P37]+[.O38]*100)" office:value-type="float" office:value="16677">
            <text:p>16677</text:p>
          </table:table-cell>
          <table:table-cell table:formula="of:=((([.O38]*[.O38]*10000)/256*[.$B$5]+[.$B$6]*256)*[.O38]*100+[.P38]*[.$B$7])/256/256+0" office:value-type="float" office:value="4.87502930049458">
            <text:p>4,88</text:p>
          </table:table-cell>
          <table:table-cell table:formula="of:=IF([.Q38]&gt;10;10;IF([.Q38]&lt;-10;-10;IF([.Q38]&gt;=[.R37];TRUNC([.Q38]+1/4);TRUNC([.Q38]+3/4))))" office:value-type="float" office:value="5">
            <text:p>5</text:p>
          </table:table-cell>
          <table:table-cell table:formula="of:=IF([.R38]&gt;[.R37];[.R38]-[.$S$3];[.R38]+[.$S$3])-[.$V$4]" office:value-type="float" office:value="0.4">
            <text:p>0,4</text:p>
          </table:table-cell>
          <table:table-cell table:formula="of:=IF([.S38]&gt;0;IF([.S38]&gt;3;3*0.25;[.S38]*0.25);IF([.S38]&lt;-3;-3*0.16;[.S3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5">
            <text:p>1,5</text:p>
          </table:table-cell>
          <table:table-cell table:formula="of:=(([.I39]*[.I39]*10000)/256*[.$B$5]+[.$B$6]*256)*[.I39]*100/256/256" office:value-type="float" office:value="6.18345737457275">
            <text:p>6,1834573746</text:p>
          </table:table-cell>
          <table:table-cell table:formula="of:=[.K38]+[.$B$8]*5/60" office:value-type="float" office:value="140">
            <text:p>140</text:p>
          </table:table-cell>
          <table:table-cell table:style-name="ce7" table:number-columns-repeated="2"/>
          <table:table-cell/>
          <table:table-cell table:formula="of:=[.O38]-([.T38]*1+[.T37]*3+[.T36]*3+[.T35]*2+[.T34]*2+[.T33]*1)/12+RAND()*0.077" office:value-type="float" office:value="0.463725683554293">
            <text:p>0,4637256836</text:p>
          </table:table-cell>
          <table:table-cell table:formula="of:=TRUNC([.P38]+[.O39]*100)" office:value-type="float" office:value="16723">
            <text:p>16723</text:p>
          </table:table-cell>
          <table:table-cell table:formula="of:=((([.O39]*[.O39]*10000)/256*[.$B$5]+[.$B$6]*256)*[.O39]*100+[.P39]*[.$B$7])/256/256+0" office:value-type="float" office:value="4.75695561658147">
            <text:p>4,76</text:p>
          </table:table-cell>
          <table:table-cell table:formula="of:=IF([.Q39]&gt;10;10;IF([.Q39]&lt;-10;-10;IF([.Q39]&gt;=[.R38];TRUNC([.Q39]+1/4);TRUNC([.Q39]+3/4))))" office:value-type="float" office:value="5">
            <text:p>5</text:p>
          </table:table-cell>
          <table:table-cell table:formula="of:=IF([.R39]&gt;[.R38];[.R39]-[.$S$3];[.R39]+[.$S$3])-[.$V$4]" office:value-type="float" office:value="0.4">
            <text:p>0,4</text:p>
          </table:table-cell>
          <table:table-cell table:formula="of:=IF([.S39]&gt;0;IF([.S39]&gt;3;3*0.25;[.S39]*0.25);IF([.S39]&lt;-3;-3*0.16;[.S3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6">
            <text:p>1,6</text:p>
          </table:table-cell>
          <table:table-cell table:formula="of:=(([.I40]*[.I40]*10000)/256*[.$B$5]+[.$B$6]*256)*[.I40]*100/256/256" office:value-type="float" office:value="7.24609375">
            <text:p>7,24609375</text:p>
          </table:table-cell>
          <table:table-cell table:formula="of:=[.K39]+[.$B$8]*5/60" office:value-type="float" office:value="144">
            <text:p>144</text:p>
          </table:table-cell>
          <table:table-cell table:style-name="ce7" table:number-columns-repeated="2"/>
          <table:table-cell/>
          <table:table-cell table:formula="of:=[.O39]-([.T39]*1+[.T38]*3+[.T37]*3+[.T36]*2+[.T35]*2+[.T34]*1)/12+RAND()*0.077" office:value-type="float" office:value="0.439426778724013">
            <text:p>0,4394267787</text:p>
          </table:table-cell>
          <table:table-cell table:formula="of:=TRUNC([.P39]+[.O40]*100)" office:value-type="float" office:value="16766">
            <text:p>16766</text:p>
          </table:table-cell>
          <table:table-cell table:formula="of:=((([.O40]*[.O40]*10000)/256*[.$B$5]+[.$B$6]*256)*[.O40]*100+[.P40]*[.$B$7])/256/256+0" office:value-type="float" office:value="4.71948094110828">
            <text:p>4,72</text:p>
          </table:table-cell>
          <table:table-cell table:formula="of:=IF([.Q40]&gt;10;10;IF([.Q40]&lt;-10;-10;IF([.Q40]&gt;=[.R39];TRUNC([.Q40]+1/4);TRUNC([.Q40]+3/4))))" office:value-type="float" office:value="5">
            <text:p>5</text:p>
          </table:table-cell>
          <table:table-cell table:formula="of:=IF([.R40]&gt;[.R39];[.R40]-[.$S$3];[.R40]+[.$S$3])-[.$V$4]" office:value-type="float" office:value="0.4">
            <text:p>0,4</text:p>
          </table:table-cell>
          <table:table-cell table:formula="of:=IF([.S40]&gt;0;IF([.S40]&gt;3;3*0.25;[.S40]*0.25);IF([.S40]&lt;-3;-3*0.16;[.S4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7">
            <text:p>1,7</text:p>
          </table:table-cell>
          <table:table-cell table:formula="of:=(([.I41]*[.I41]*10000)/256*[.$B$5]+[.$B$6]*256)*[.I41]*100/256/256" office:value-type="float" office:value="8.43461513519287">
            <text:p>8,4346151352</text:p>
          </table:table-cell>
          <table:table-cell table:formula="of:=[.K40]+[.$B$8]*5/60" office:value-type="float" office:value="148">
            <text:p>148</text:p>
          </table:table-cell>
          <table:table-cell table:style-name="ce7" table:number-columns-repeated="2"/>
          <table:table-cell/>
          <table:table-cell table:formula="of:=[.O40]-([.T40]*1+[.T39]*3+[.T38]*3+[.T37]*2+[.T36]*2+[.T35]*1)/12+RAND()*0.077" office:value-type="float" office:value="0.443004158051488">
            <text:p>0,4430041581</text:p>
          </table:table-cell>
          <table:table-cell table:formula="of:=TRUNC([.P40]+[.O41]*100)" office:value-type="float" office:value="16810">
            <text:p>16810</text:p>
          </table:table-cell>
          <table:table-cell table:formula="of:=((([.O41]*[.O41]*10000)/256*[.$B$5]+[.$B$6]*256)*[.O41]*100+[.P41]*[.$B$7])/256/256+0" office:value-type="float" office:value="4.73715500605176">
            <text:p>4,74</text:p>
          </table:table-cell>
          <table:table-cell table:formula="of:=IF([.Q41]&gt;10;10;IF([.Q41]&lt;-10;-10;IF([.Q41]&gt;=[.R40];TRUNC([.Q41]+1/4);TRUNC([.Q41]+3/4))))" office:value-type="float" office:value="5">
            <text:p>5</text:p>
          </table:table-cell>
          <table:table-cell table:formula="of:=IF([.R41]&gt;[.R40];[.R41]-[.$S$3];[.R41]+[.$S$3])-[.$V$4]" office:value-type="float" office:value="0.4">
            <text:p>0,4</text:p>
          </table:table-cell>
          <table:table-cell table:formula="of:=IF([.S41]&gt;0;IF([.S41]&gt;3;3*0.25;[.S41]*0.25);IF([.S41]&lt;-3;-3*0.16;[.S4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8">
            <text:p>1,8</text:p>
          </table:table-cell>
          <table:table-cell table:formula="of:=(([.I42]*[.I42]*10000)/256*[.$B$5]+[.$B$6]*256)*[.I42]*100/256/256" office:value-type="float" office:value="9.75688934326172">
            <text:p>9,7568893433</text:p>
          </table:table-cell>
          <table:table-cell table:formula="of:=[.K41]+[.$B$8]*5/60" office:value-type="float" office:value="152">
            <text:p>152</text:p>
          </table:table-cell>
          <table:table-cell table:style-name="ce7" table:number-columns-repeated="2"/>
          <table:table-cell/>
          <table:table-cell table:formula="of:=[.O41]-([.T41]*1+[.T40]*3+[.T39]*3+[.T38]*2+[.T37]*2+[.T36]*1)/12+RAND()*0.077" office:value-type="float" office:value="0.462537931947462">
            <text:p>0,4625379319</text:p>
          </table:table-cell>
          <table:table-cell table:formula="of:=TRUNC([.P41]+[.O42]*100)" office:value-type="float" office:value="16856">
            <text:p>16856</text:p>
          </table:table-cell>
          <table:table-cell table:formula="of:=((([.O42]*[.O42]*10000)/256*[.$B$5]+[.$B$6]*256)*[.O42]*100+[.P42]*[.$B$7])/256/256+0" office:value-type="float" office:value="4.78703221239008">
            <text:p>4,79</text:p>
          </table:table-cell>
          <table:table-cell table:formula="of:=IF([.Q42]&gt;10;10;IF([.Q42]&lt;-10;-10;IF([.Q42]&gt;=[.R41];TRUNC([.Q42]+1/4);TRUNC([.Q42]+3/4))))" office:value-type="float" office:value="5">
            <text:p>5</text:p>
          </table:table-cell>
          <table:table-cell table:formula="of:=IF([.R42]&gt;[.R41];[.R42]-[.$S$3];[.R42]+[.$S$3])-[.$V$4]" office:value-type="float" office:value="0.4">
            <text:p>0,4</text:p>
          </table:table-cell>
          <table:table-cell table:formula="of:=IF([.S42]&gt;0;IF([.S42]&gt;3;3*0.25;[.S42]*0.25);IF([.S42]&lt;-3;-3*0.16;[.S4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9">
            <text:p>1,9</text:p>
          </table:table-cell>
          <table:table-cell table:formula="of:=(([.I43]*[.I43]*10000)/256*[.$B$5]+[.$B$6]*256)*[.I43]*100/256/256" office:value-type="float" office:value="11.2207841873169">
            <text:p>11,2207841873</text:p>
          </table:table-cell>
          <table:table-cell table:formula="of:=[.K42]+[.$B$8]*5/60" office:value-type="float" office:value="156">
            <text:p>156</text:p>
          </table:table-cell>
          <table:table-cell table:style-name="ce7" table:number-columns-repeated="2"/>
          <table:table-cell/>
          <table:table-cell table:formula="of:=[.O42]-([.T42]*1+[.T41]*3+[.T40]*3+[.T39]*2+[.T38]*2+[.T37]*1)/12+RAND()*0.077" office:value-type="float" office:value="0.484435099522231">
            <text:p>0,4844350995</text:p>
          </table:table-cell>
          <table:table-cell table:formula="of:=TRUNC([.P42]+[.O43]*100)" office:value-type="float" office:value="16904">
            <text:p>16904</text:p>
          </table:table-cell>
          <table:table-cell table:formula="of:=((([.O43]*[.O43]*10000)/256*[.$B$5]+[.$B$6]*256)*[.O43]*100+[.P43]*[.$B$7])/256/256+0" office:value-type="float" office:value="4.8437271458108">
            <text:p>4,84</text:p>
          </table:table-cell>
          <table:table-cell table:formula="of:=IF([.Q43]&gt;10;10;IF([.Q43]&lt;-10;-10;IF([.Q43]&gt;=[.R42];TRUNC([.Q43]+1/4);TRUNC([.Q43]+3/4))))" office:value-type="float" office:value="5">
            <text:p>5</text:p>
          </table:table-cell>
          <table:table-cell table:formula="of:=IF([.R43]&gt;[.R42];[.R43]-[.$S$3];[.R43]+[.$S$3])-[.$V$4]" office:value-type="float" office:value="0.4">
            <text:p>0,4</text:p>
          </table:table-cell>
          <table:table-cell table:formula="of:=IF([.S43]&gt;0;IF([.S43]&gt;3;3*0.25;[.S43]*0.25);IF([.S43]&lt;-3;-3*0.16;[.S4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table:formula="of:=(([.I44]*[.I44]*10000)/256*[.$B$5]+[.$B$6]*256)*[.I44]*100/256/256" office:value-type="float" office:value="12.8341674804688">
            <text:p>12,8341674805</text:p>
          </table:table-cell>
          <table:table-cell table:formula="of:=[.K43]+[.$B$8]*5/60" office:value-type="float" office:value="160">
            <text:p>160</text:p>
          </table:table-cell>
          <table:table-cell table:style-name="ce7" table:number-columns-repeated="2"/>
          <table:table-cell/>
          <table:table-cell table:formula="of:=[.O43]-([.T43]*1+[.T42]*3+[.T41]*3+[.T40]*2+[.T39]*2+[.T38]*1)/12+RAND()*0.077" office:value-type="float" office:value="0.521466939656333">
            <text:p>0,5214669397</text:p>
          </table:table-cell>
          <table:table-cell table:formula="of:=TRUNC([.P43]+[.O44]*100)" office:value-type="float" office:value="16956">
            <text:p>16956</text:p>
          </table:table-cell>
          <table:table-cell table:formula="of:=((([.O44]*[.O44]*10000)/256*[.$B$5]+[.$B$6]*256)*[.O44]*100+[.P44]*[.$B$7])/256/256+0" office:value-type="float" office:value="4.93668691647913">
            <text:p>4,94</text:p>
          </table:table-cell>
          <table:table-cell table:formula="of:=IF([.Q44]&gt;10;10;IF([.Q44]&lt;-10;-10;IF([.Q44]&gt;=[.R43];TRUNC([.Q44]+1/4);TRUNC([.Q44]+3/4))))" office:value-type="float" office:value="5">
            <text:p>5</text:p>
          </table:table-cell>
          <table:table-cell table:formula="of:=IF([.R44]&gt;[.R43];[.R44]-[.$S$3];[.R44]+[.$S$3])-[.$V$4]" office:value-type="float" office:value="0.4">
            <text:p>0,4</text:p>
          </table:table-cell>
          <table:table-cell table:formula="of:=IF([.S44]&gt;0;IF([.S44]&gt;3;3*0.25;[.S44]*0.25);IF([.S44]&lt;-3;-3*0.16;[.S4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7">
          <table:table-cell table:style-name="ce5" office:value-type="string">
            <text:p>Extremely unstable system emulation test</text:p>
          </table:table-cell>
          <table:table-cell table:number-columns-repeated="13"/>
          <table:table-cell table:formula="of:=[.O44]-([.T44]*1+[.T43]*3+[.T42]*3+[.T41]*2+[.T40]*2+[.T39]*1)/12+RAND()*0.077" office:value-type="float" office:value="0.556470123311463">
            <text:p>0,5564701233</text:p>
          </table:table-cell>
          <table:table-cell table:formula="of:=TRUNC([.P44]+[.O45]*100)" office:value-type="float" office:value="17011">
            <text:p>17011</text:p>
          </table:table-cell>
          <table:table-cell table:formula="of:=((([.O45]*[.O45]*10000)/256*[.$B$5]+[.$B$6]*256)*[.O45]*100+[.P45]*[.$B$7])/256/256+0" office:value-type="float" office:value="5.03114791987713">
            <text:p>5,03</text:p>
          </table:table-cell>
          <table:table-cell table:formula="of:=IF([.Q45]&gt;10;10;IF([.Q45]&lt;-10;-10;IF([.Q45]&gt;=[.R44];TRUNC([.Q45]+1/4);TRUNC([.Q45]+3/4))))" office:value-type="float" office:value="5">
            <text:p>5</text:p>
          </table:table-cell>
          <table:table-cell table:formula="of:=IF([.R45]&gt;[.R44];[.R45]-[.$S$3];[.R45]+[.$S$3])-[.$V$4]" office:value-type="float" office:value="0.4">
            <text:p>0,4</text:p>
          </table:table-cell>
          <table:table-cell table:formula="of:=IF([.S45]&gt;0;IF([.S45]&gt;3;3*0.25;[.S45]*0.25);IF([.S45]&lt;-3;-3*0.16;[.S4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>
            <draw:frame table:end-cell-address="List1.N62" table:end-x="0.992cm" table:end-y="0.187cm" draw:z-index="1" draw:style-name="gr1" svg:width="30.54cm" svg:height="7.25cm" svg:x="0cm" svg:y="0.134cm">
              <draw:object draw:notify-on-update-of-ranges="List1.O2:List1.O2 List1.O4:List1.O220 List1.R2:List1.R2 List1.R4:List1.R2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formula="of:=[.O45]-([.T45]*1+[.T44]*3+[.T43]*3+[.T42]*2+[.T41]*2+[.T40]*1)/12+RAND()*0.077" office:value-type="float" office:value="0.584416670971198">
            <text:p>0,584416671</text:p>
          </table:table-cell>
          <table:table-cell table:formula="of:=TRUNC([.P45]+[.O46]*100)" office:value-type="float" office:value="17069">
            <text:p>17069</text:p>
          </table:table-cell>
          <table:table-cell table:formula="of:=((([.O46]*[.O46]*10000)/256*[.$B$5]+[.$B$6]*256)*[.O46]*100+[.P46]*[.$B$7])/256/256+0" office:value-type="float" office:value="5.11383990066771">
            <text:p>5,11</text:p>
          </table:table-cell>
          <table:table-cell table:formula="of:=IF([.Q46]&gt;10;10;IF([.Q46]&lt;-10;-10;IF([.Q46]&gt;=[.R45];TRUNC([.Q46]+1/4);TRUNC([.Q46]+3/4))))" office:value-type="float" office:value="5">
            <text:p>5</text:p>
          </table:table-cell>
          <table:table-cell table:formula="of:=IF([.R46]&gt;[.R45];[.R46]-[.$S$3];[.R46]+[.$S$3])-[.$V$4]" office:value-type="float" office:value="0.4">
            <text:p>0,4</text:p>
          </table:table-cell>
          <table:table-cell table:formula="of:=IF([.S46]&gt;0;IF([.S46]&gt;3;3*0.25;[.S46]*0.25);IF([.S46]&lt;-3;-3*0.16;[.S4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6]-([.T46]*1+[.T45]*3+[.T44]*3+[.T43]*2+[.T42]*2+[.T41]*1)/12+RAND()*0.077" office:value-type="float" office:value="0.555400856821601">
            <text:p>0,5554008568</text:p>
          </table:table-cell>
          <table:table-cell table:formula="of:=TRUNC([.P46]+[.O47]*100)" office:value-type="float" office:value="17124">
            <text:p>17124</text:p>
          </table:table-cell>
          <table:table-cell table:formula="of:=((([.O47]*[.O47]*10000)/256*[.$B$5]+[.$B$6]*256)*[.O47]*100+[.P47]*[.$B$7])/256/256+0" office:value-type="float" office:value="5.0561827172061">
            <text:p>5,06</text:p>
          </table:table-cell>
          <table:table-cell table:formula="of:=IF([.Q47]&gt;10;10;IF([.Q47]&lt;-10;-10;IF([.Q47]&gt;=[.R46];TRUNC([.Q47]+1/4);TRUNC([.Q47]+3/4))))" office:value-type="float" office:value="5">
            <text:p>5</text:p>
          </table:table-cell>
          <table:table-cell table:formula="of:=IF([.R47]&gt;[.R46];[.R47]-[.$S$3];[.R47]+[.$S$3])-[.$V$4]" office:value-type="float" office:value="0.4">
            <text:p>0,4</text:p>
          </table:table-cell>
          <table:table-cell table:formula="of:=IF([.S47]&gt;0;IF([.S47]&gt;3;3*0.25;[.S47]*0.25);IF([.S47]&lt;-3;-3*0.16;[.S4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7]-([.T47]*1+[.T46]*3+[.T45]*3+[.T44]*2+[.T43]*2+[.T42]*1)/12+RAND()*0.077" office:value-type="float" office:value="0.564342854920733">
            <text:p>0,5643428549</text:p>
          </table:table-cell>
          <table:table-cell table:formula="of:=TRUNC([.P47]+[.O48]*100)" office:value-type="float" office:value="17180">
            <text:p>17180</text:p>
          </table:table-cell>
          <table:table-cell table:formula="of:=((([.O48]*[.O48]*10000)/256*[.$B$5]+[.$B$6]*256)*[.O48]*100+[.P48]*[.$B$7])/256/256+0" office:value-type="float" office:value="5.09136018502592">
            <text:p>5,09</text:p>
          </table:table-cell>
          <table:table-cell table:formula="of:=IF([.Q48]&gt;10;10;IF([.Q48]&lt;-10;-10;IF([.Q48]&gt;=[.R47];TRUNC([.Q48]+1/4);TRUNC([.Q48]+3/4))))" office:value-type="float" office:value="5">
            <text:p>5</text:p>
          </table:table-cell>
          <table:table-cell table:formula="of:=IF([.R48]&gt;[.R47];[.R48]-[.$S$3];[.R48]+[.$S$3])-[.$V$4]" office:value-type="float" office:value="0.4">
            <text:p>0,4</text:p>
          </table:table-cell>
          <table:table-cell table:formula="of:=IF([.S48]&gt;0;IF([.S48]&gt;3;3*0.25;[.S48]*0.25);IF([.S48]&lt;-3;-3*0.16;[.S4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8]-([.T48]*1+[.T47]*3+[.T46]*3+[.T45]*2+[.T44]*2+[.T43]*1)/12+RAND()*0.077" office:value-type="float" office:value="0.595360386325626">
            <text:p>0,5953603863</text:p>
          </table:table-cell>
          <table:table-cell table:formula="of:=TRUNC([.P48]+[.O49]*100)" office:value-type="float" office:value="17239">
            <text:p>17239</text:p>
          </table:table-cell>
          <table:table-cell table:formula="of:=((([.O49]*[.O49]*10000)/256*[.$B$5]+[.$B$6]*256)*[.O49]*100+[.P49]*[.$B$7])/256/256+0" office:value-type="float" office:value="5.18314948651618">
            <text:p>5,18</text:p>
          </table:table-cell>
          <table:table-cell table:formula="of:=IF([.Q49]&gt;10;10;IF([.Q49]&lt;-10;-10;IF([.Q49]&gt;=[.R48];TRUNC([.Q49]+1/4);TRUNC([.Q49]+3/4))))" office:value-type="float" office:value="5">
            <text:p>5</text:p>
          </table:table-cell>
          <table:table-cell table:formula="of:=IF([.R49]&gt;[.R48];[.R49]-[.$S$3];[.R49]+[.$S$3])-[.$V$4]" office:value-type="float" office:value="0.4">
            <text:p>0,4</text:p>
          </table:table-cell>
          <table:table-cell table:formula="of:=IF([.S49]&gt;0;IF([.S49]&gt;3;3*0.25;[.S49]*0.25);IF([.S49]&lt;-3;-3*0.16;[.S4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9]-([.T49]*1+[.T48]*3+[.T47]*3+[.T46]*2+[.T45]*2+[.T44]*1)/12+RAND()*0.077" office:value-type="float" office:value="0.614819186606248">
            <text:p>0,6148191866</text:p>
          </table:table-cell>
          <table:table-cell table:formula="of:=TRUNC([.P49]+[.O50]*100)" office:value-type="float" office:value="17300">
            <text:p>17300</text:p>
          </table:table-cell>
          <table:table-cell table:formula="of:=((([.O50]*[.O50]*10000)/256*[.$B$5]+[.$B$6]*256)*[.O50]*100+[.P50]*[.$B$7])/256/256+0" office:value-type="float" office:value="5.24887496371867">
            <text:p>5,25</text:p>
          </table:table-cell>
          <table:table-cell table:formula="of:=IF([.Q50]&gt;10;10;IF([.Q50]&lt;-10;-10;IF([.Q50]&gt;=[.R49];TRUNC([.Q50]+1/4);TRUNC([.Q50]+3/4))))" office:value-type="float" office:value="5">
            <text:p>5</text:p>
          </table:table-cell>
          <table:table-cell table:formula="of:=IF([.R50]&gt;[.R49];[.R50]-[.$S$3];[.R50]+[.$S$3])-[.$V$4]" office:value-type="float" office:value="0.4">
            <text:p>0,4</text:p>
          </table:table-cell>
          <table:table-cell table:formula="of:=IF([.S50]&gt;0;IF([.S50]&gt;3;3*0.25;[.S50]*0.25);IF([.S50]&lt;-3;-3*0.16;[.S5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0]-([.T50]*1+[.T49]*3+[.T48]*3+[.T47]*2+[.T46]*2+[.T45]*1)/12+RAND()*0.077" office:value-type="float" office:value="0.651655813491396">
            <text:p>0,6516558135</text:p>
          </table:table-cell>
          <table:table-cell table:formula="of:=TRUNC([.P50]+[.O51]*100)" office:value-type="float" office:value="17365">
            <text:p>17365</text:p>
          </table:table-cell>
          <table:table-cell table:formula="of:=((([.O51]*[.O51]*10000)/256*[.$B$5]+[.$B$6]*256)*[.O51]*100+[.P51]*[.$B$7])/256/256+0" office:value-type="float" office:value="5.36603657583535">
            <text:p>5,37</text:p>
          </table:table-cell>
          <table:table-cell table:formula="of:=IF([.Q51]&gt;10;10;IF([.Q51]&lt;-10;-10;IF([.Q51]&gt;=[.R50];TRUNC([.Q51]+1/4);TRUNC([.Q51]+3/4))))" office:value-type="float" office:value="5">
            <text:p>5</text:p>
          </table:table-cell>
          <table:table-cell table:formula="of:=IF([.R51]&gt;[.R50];[.R51]-[.$S$3];[.R51]+[.$S$3])-[.$V$4]" office:value-type="float" office:value="0.4">
            <text:p>0,4</text:p>
          </table:table-cell>
          <table:table-cell table:formula="of:=IF([.S51]&gt;0;IF([.S51]&gt;3;3*0.25;[.S51]*0.25);IF([.S51]&lt;-3;-3*0.16;[.S5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1]-([.T51]*1+[.T50]*3+[.T49]*3+[.T48]*2+[.T47]*2+[.T46]*1)/12+RAND()*0.077" office:value-type="float" office:value="0.618510397408737">
            <text:p>0,6185103974</text:p>
          </table:table-cell>
          <table:table-cell table:formula="of:=TRUNC([.P51]+[.O52]*100)" office:value-type="float" office:value="17426">
            <text:p>17426</text:p>
          </table:table-cell>
          <table:table-cell table:formula="of:=((([.O52]*[.O52]*10000)/256*[.$B$5]+[.$B$6]*256)*[.O52]*100+[.P52]*[.$B$7])/256/256+0" office:value-type="float" office:value="5.28948427040061">
            <text:p>5,29</text:p>
          </table:table-cell>
          <table:table-cell table:formula="of:=IF([.Q52]&gt;10;10;IF([.Q52]&lt;-10;-10;IF([.Q52]&gt;=[.R51];TRUNC([.Q52]+1/4);TRUNC([.Q52]+3/4))))" office:value-type="float" office:value="5">
            <text:p>5</text:p>
          </table:table-cell>
          <table:table-cell table:formula="of:=IF([.R52]&gt;[.R51];[.R52]-[.$S$3];[.R52]+[.$S$3])-[.$V$4]" office:value-type="float" office:value="0.4">
            <text:p>0,4</text:p>
          </table:table-cell>
          <table:table-cell table:formula="of:=IF([.S52]&gt;0;IF([.S52]&gt;3;3*0.25;[.S52]*0.25);IF([.S52]&lt;-3;-3*0.16;[.S5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2]-([.T52]*1+[.T51]*3+[.T50]*3+[.T49]*2+[.T48]*2+[.T47]*1)/12+RAND()*0.077" office:value-type="float" office:value="0.592446000995849">
            <text:p>0,592446001</text:p>
          </table:table-cell>
          <table:table-cell table:formula="of:=TRUNC([.P52]+[.O53]*100)" office:value-type="float" office:value="17485">
            <text:p>17485</text:p>
          </table:table-cell>
          <table:table-cell table:formula="of:=((([.O53]*[.O53]*10000)/256*[.$B$5]+[.$B$6]*256)*[.O53]*100+[.P53]*[.$B$7])/256/256+0" office:value-type="float" office:value="5.23574885891379">
            <text:p>5,24</text:p>
          </table:table-cell>
          <table:table-cell table:formula="of:=IF([.Q53]&gt;10;10;IF([.Q53]&lt;-10;-10;IF([.Q53]&gt;=[.R52];TRUNC([.Q53]+1/4);TRUNC([.Q53]+3/4))))" office:value-type="float" office:value="5">
            <text:p>5</text:p>
          </table:table-cell>
          <table:table-cell table:formula="of:=IF([.R53]&gt;[.R52];[.R53]-[.$S$3];[.R53]+[.$S$3])-[.$V$4]" office:value-type="float" office:value="0.4">
            <text:p>0,4</text:p>
          </table:table-cell>
          <table:table-cell table:formula="of:=IF([.S53]&gt;0;IF([.S53]&gt;3;3*0.25;[.S53]*0.25);IF([.S53]&lt;-3;-3*0.16;[.S5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3]-([.T53]*1+[.T52]*3+[.T51]*3+[.T50]*2+[.T49]*2+[.T48]*1)/12+RAND()*0.077" office:value-type="float" office:value="0.6360328081762">
            <text:p>0,6360328082</text:p>
          </table:table-cell>
          <table:table-cell table:formula="of:=TRUNC([.P53]+[.O54]*100)" office:value-type="float" office:value="17548">
            <text:p>17548</text:p>
          </table:table-cell>
          <table:table-cell table:formula="of:=((([.O54]*[.O54]*10000)/256*[.$B$5]+[.$B$6]*256)*[.O54]*100+[.P54]*[.$B$7])/256/256+0" office:value-type="float" office:value="5.36692773004723">
            <text:p>5,37</text:p>
          </table:table-cell>
          <table:table-cell table:formula="of:=IF([.Q54]&gt;10;10;IF([.Q54]&lt;-10;-10;IF([.Q54]&gt;=[.R53];TRUNC([.Q54]+1/4);TRUNC([.Q54]+3/4))))" office:value-type="float" office:value="5">
            <text:p>5</text:p>
          </table:table-cell>
          <table:table-cell table:formula="of:=IF([.R54]&gt;[.R53];[.R54]-[.$S$3];[.R54]+[.$S$3])-[.$V$4]" office:value-type="float" office:value="0.4">
            <text:p>0,4</text:p>
          </table:table-cell>
          <table:table-cell table:formula="of:=IF([.S54]&gt;0;IF([.S54]&gt;3;3*0.25;[.S54]*0.25);IF([.S54]&lt;-3;-3*0.16;[.S5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4]-([.T54]*1+[.T53]*3+[.T52]*3+[.T51]*2+[.T50]*2+[.T49]*1)/12+RAND()*0.077" office:value-type="float" office:value="0.666409852002861">
            <text:p>0,666409852</text:p>
          </table:table-cell>
          <table:table-cell table:formula="of:=TRUNC([.P54]+[.O55]*100)" office:value-type="float" office:value="17614">
            <text:p>17614</text:p>
          </table:table-cell>
          <table:table-cell table:formula="of:=((([.O55]*[.O55]*10000)/256*[.$B$5]+[.$B$6]*256)*[.O55]*100+[.P55]*[.$B$7])/256/256+0" office:value-type="float" office:value="5.46932715226599">
            <text:p>5,47</text:p>
          </table:table-cell>
          <table:table-cell table:formula="of:=IF([.Q55]&gt;10;10;IF([.Q55]&lt;-10;-10;IF([.Q55]&gt;=[.R54];TRUNC([.Q55]+1/4);TRUNC([.Q55]+3/4))))" office:value-type="float" office:value="5">
            <text:p>5</text:p>
          </table:table-cell>
          <table:table-cell table:formula="of:=IF([.R55]&gt;[.R54];[.R55]-[.$S$3];[.R55]+[.$S$3])-[.$V$4]" office:value-type="float" office:value="0.4">
            <text:p>0,4</text:p>
          </table:table-cell>
          <table:table-cell table:formula="of:=IF([.S55]&gt;0;IF([.S55]&gt;3;3*0.25;[.S55]*0.25);IF([.S55]&lt;-3;-3*0.16;[.S5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5]-([.T55]*1+[.T54]*3+[.T53]*3+[.T52]*2+[.T51]*2+[.T50]*1)/12+RAND()*0.077" office:value-type="float" office:value="0.66924090174659">
            <text:p>0,6692409017</text:p>
          </table:table-cell>
          <table:table-cell table:formula="of:=TRUNC([.P55]+[.O56]*100)" office:value-type="float" office:value="17680">
            <text:p>17680</text:p>
          </table:table-cell>
          <table:table-cell table:formula="of:=((([.O56]*[.O56]*10000)/256*[.$B$5]+[.$B$6]*256)*[.O56]*100+[.P56]*[.$B$7])/256/256+0" office:value-type="float" office:value="5.49372511415129">
            <text:p>5,49</text:p>
          </table:table-cell>
          <table:table-cell table:formula="of:=IF([.Q56]&gt;10;10;IF([.Q56]&lt;-10;-10;IF([.Q56]&gt;=[.R55];TRUNC([.Q56]+1/4);TRUNC([.Q56]+3/4))))" office:value-type="float" office:value="5">
            <text:p>5</text:p>
          </table:table-cell>
          <table:table-cell table:formula="of:=IF([.R56]&gt;[.R55];[.R56]-[.$S$3];[.R56]+[.$S$3])-[.$V$4]" office:value-type="float" office:value="0.4">
            <text:p>0,4</text:p>
          </table:table-cell>
          <table:table-cell table:formula="of:=IF([.S56]&gt;0;IF([.S56]&gt;3;3*0.25;[.S56]*0.25);IF([.S56]&lt;-3;-3*0.16;[.S5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6]-([.T56]*1+[.T55]*3+[.T54]*3+[.T53]*2+[.T52]*2+[.T51]*1)/12+RAND()*0.077" office:value-type="float" office:value="0.665453432660043">
            <text:p>0,6654534327</text:p>
          </table:table-cell>
          <table:table-cell table:formula="of:=TRUNC([.P56]+[.O57]*100)" office:value-type="float" office:value="17746">
            <text:p>17746</text:p>
          </table:table-cell>
          <table:table-cell table:formula="of:=((([.O57]*[.O57]*10000)/256*[.$B$5]+[.$B$6]*256)*[.O57]*100+[.P57]*[.$B$7])/256/256+0" office:value-type="float" office:value="5.4987643895008">
            <text:p>5,50</text:p>
          </table:table-cell>
          <table:table-cell table:formula="of:=IF([.Q57]&gt;10;10;IF([.Q57]&lt;-10;-10;IF([.Q57]&gt;=[.R56];TRUNC([.Q57]+1/4);TRUNC([.Q57]+3/4))))" office:value-type="float" office:value="5">
            <text:p>5</text:p>
          </table:table-cell>
          <table:table-cell table:formula="of:=IF([.R57]&gt;[.R56];[.R57]-[.$S$3];[.R57]+[.$S$3])-[.$V$4]" office:value-type="float" office:value="0.4">
            <text:p>0,4</text:p>
          </table:table-cell>
          <table:table-cell table:formula="of:=IF([.S57]&gt;0;IF([.S57]&gt;3;3*0.25;[.S57]*0.25);IF([.S57]&lt;-3;-3*0.16;[.S5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7]-([.T57]*1+[.T56]*3+[.T55]*3+[.T54]*2+[.T53]*2+[.T52]*1)/12+RAND()*0.077" office:value-type="float" office:value="0.656519064459132">
            <text:p>0,6565190645</text:p>
          </table:table-cell>
          <table:table-cell table:formula="of:=TRUNC([.P57]+[.O58]*100)" office:value-type="float" office:value="17811">
            <text:p>17811</text:p>
          </table:table-cell>
          <table:table-cell table:formula="of:=((([.O58]*[.O58]*10000)/256*[.$B$5]+[.$B$6]*256)*[.O58]*100+[.P58]*[.$B$7])/256/256+0" office:value-type="float" office:value="5.48880752342161">
            <text:p>5,49</text:p>
          </table:table-cell>
          <table:table-cell table:formula="of:=IF([.Q58]&gt;10;10;IF([.Q58]&lt;-10;-10;IF([.Q58]&gt;=[.R57];TRUNC([.Q58]+1/4);TRUNC([.Q58]+3/4))))" office:value-type="float" office:value="5">
            <text:p>5</text:p>
          </table:table-cell>
          <table:table-cell table:formula="of:=IF([.R58]&gt;[.R57];[.R58]-[.$S$3];[.R58]+[.$S$3])-[.$V$4]" office:value-type="float" office:value="0.4">
            <text:p>0,4</text:p>
          </table:table-cell>
          <table:table-cell table:formula="of:=IF([.S58]&gt;0;IF([.S58]&gt;3;3*0.25;[.S58]*0.25);IF([.S58]&lt;-3;-3*0.16;[.S5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8]-([.T58]*1+[.T57]*3+[.T56]*3+[.T55]*2+[.T54]*2+[.T53]*1)/12+RAND()*0.077" office:value-type="float" office:value="0.649754162768171">
            <text:p>0,6497541628</text:p>
          </table:table-cell>
          <table:table-cell table:formula="of:=TRUNC([.P58]+[.O59]*100)" office:value-type="float" office:value="17875">
            <text:p>17875</text:p>
          </table:table-cell>
          <table:table-cell table:formula="of:=((([.O59]*[.O59]*10000)/256*[.$B$5]+[.$B$6]*256)*[.O59]*100+[.P59]*[.$B$7])/256/256+0" office:value-type="float" office:value="5.48515224841345">
            <text:p>5,49</text:p>
          </table:table-cell>
          <table:table-cell table:formula="of:=IF([.Q59]&gt;10;10;IF([.Q59]&lt;-10;-10;IF([.Q59]&gt;=[.R58];TRUNC([.Q59]+1/4);TRUNC([.Q59]+3/4))))" office:value-type="float" office:value="5">
            <text:p>5</text:p>
          </table:table-cell>
          <table:table-cell table:formula="of:=IF([.R59]&gt;[.R58];[.R59]-[.$S$3];[.R59]+[.$S$3])-[.$V$4]" office:value-type="float" office:value="0.4">
            <text:p>0,4</text:p>
          </table:table-cell>
          <table:table-cell table:formula="of:=IF([.S59]&gt;0;IF([.S59]&gt;3;3*0.25;[.S59]*0.25);IF([.S59]&lt;-3;-3*0.16;[.S5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9]-([.T59]*1+[.T58]*3+[.T57]*3+[.T56]*2+[.T55]*2+[.T54]*1)/12+RAND()*0.077" office:value-type="float" office:value="0.668613669798202">
            <text:p>0,6686136698</text:p>
          </table:table-cell>
          <table:table-cell table:formula="of:=TRUNC([.P59]+[.O60]*100)" office:value-type="float" office:value="17941">
            <text:p>17941</text:p>
          </table:table-cell>
          <table:table-cell table:formula="of:=((([.O60]*[.O60]*10000)/256*[.$B$5]+[.$B$6]*256)*[.O60]*100+[.P60]*[.$B$7])/256/256+0" office:value-type="float" office:value="5.55560667562808">
            <text:p>5,56</text:p>
          </table:table-cell>
          <table:table-cell table:formula="of:=IF([.Q60]&gt;10;10;IF([.Q60]&lt;-10;-10;IF([.Q60]&gt;=[.R59];TRUNC([.Q60]+1/4);TRUNC([.Q60]+3/4))))" office:value-type="float" office:value="5">
            <text:p>5</text:p>
          </table:table-cell>
          <table:table-cell table:formula="of:=IF([.R60]&gt;[.R59];[.R60]-[.$S$3];[.R60]+[.$S$3])-[.$V$4]" office:value-type="float" office:value="0.4">
            <text:p>0,4</text:p>
          </table:table-cell>
          <table:table-cell table:formula="of:=IF([.S60]&gt;0;IF([.S60]&gt;3;3*0.25;[.S60]*0.25);IF([.S60]&lt;-3;-3*0.16;[.S6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0]-([.T60]*1+[.T59]*3+[.T58]*3+[.T57]*2+[.T56]*2+[.T55]*1)/12+RAND()*0.077" office:value-type="float" office:value="0.655187682958434">
            <text:p>0,655187683</text:p>
          </table:table-cell>
          <table:table-cell table:formula="of:=TRUNC([.P60]+[.O61]*100)" office:value-type="float" office:value="18006">
            <text:p>18006</text:p>
          </table:table-cell>
          <table:table-cell table:formula="of:=((([.O61]*[.O61]*10000)/256*[.$B$5]+[.$B$6]*256)*[.O61]*100+[.P61]*[.$B$7])/256/256+0" office:value-type="float" office:value="5.53260184138946">
            <text:p>5,53</text:p>
          </table:table-cell>
          <table:table-cell table:formula="of:=IF([.Q61]&gt;10;10;IF([.Q61]&lt;-10;-10;IF([.Q61]&gt;=[.R60];TRUNC([.Q61]+1/4);TRUNC([.Q61]+3/4))))" office:value-type="float" office:value="5">
            <text:p>5</text:p>
          </table:table-cell>
          <table:table-cell table:formula="of:=IF([.R61]&gt;[.R60];[.R61]-[.$S$3];[.R61]+[.$S$3])-[.$V$4]" office:value-type="float" office:value="0.4">
            <text:p>0,4</text:p>
          </table:table-cell>
          <table:table-cell table:formula="of:=IF([.S61]&gt;0;IF([.S61]&gt;3;3*0.25;[.S61]*0.25);IF([.S61]&lt;-3;-3*0.16;[.S6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1]-([.T61]*1+[.T60]*3+[.T59]*3+[.T58]*2+[.T57]*2+[.T56]*1)/12+RAND()*0.077" office:value-type="float" office:value="0.656033076398344">
            <text:p>0,6560330764</text:p>
          </table:table-cell>
          <table:table-cell table:formula="of:=TRUNC([.P61]+[.O62]*100)" office:value-type="float" office:value="18071">
            <text:p>18071</text:p>
          </table:table-cell>
          <table:table-cell table:formula="of:=((([.O62]*[.O62]*10000)/256*[.$B$5]+[.$B$6]*256)*[.O62]*100+[.P62]*[.$B$7])/256/256+0" office:value-type="float" office:value="5.55089114603451">
            <text:p>5,55</text:p>
          </table:table-cell>
          <table:table-cell table:formula="of:=IF([.Q62]&gt;10;10;IF([.Q62]&lt;-10;-10;IF([.Q62]&gt;=[.R61];TRUNC([.Q62]+1/4);TRUNC([.Q62]+3/4))))" office:value-type="float" office:value="5">
            <text:p>5</text:p>
          </table:table-cell>
          <table:table-cell table:formula="of:=IF([.R62]&gt;[.R61];[.R62]-[.$S$3];[.R62]+[.$S$3])-[.$V$4]" office:value-type="float" office:value="0.4">
            <text:p>0,4</text:p>
          </table:table-cell>
          <table:table-cell table:formula="of:=IF([.S62]&gt;0;IF([.S62]&gt;3;3*0.25;[.S62]*0.25);IF([.S62]&lt;-3;-3*0.16;[.S6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2]-([.T62]*1+[.T61]*3+[.T60]*3+[.T59]*2+[.T58]*2+[.T57]*1)/12+RAND()*0.077" office:value-type="float" office:value="0.651772789612837">
            <text:p>0,6517727896</text:p>
          </table:table-cell>
          <table:table-cell table:formula="of:=TRUNC([.P62]+[.O63]*100)" office:value-type="float" office:value="18136">
            <text:p>18136</text:p>
          </table:table-cell>
          <table:table-cell table:formula="of:=((([.O63]*[.O63]*10000)/256*[.$B$5]+[.$B$6]*256)*[.O63]*100+[.P63]*[.$B$7])/256/256+0" office:value-type="float" office:value="5.55460152914155">
            <text:p>5,55</text:p>
          </table:table-cell>
          <table:table-cell table:formula="of:=IF([.Q63]&gt;10;10;IF([.Q63]&lt;-10;-10;IF([.Q63]&gt;=[.R62];TRUNC([.Q63]+1/4);TRUNC([.Q63]+3/4))))" office:value-type="float" office:value="5">
            <text:p>5</text:p>
          </table:table-cell>
          <table:table-cell table:formula="of:=IF([.R63]&gt;[.R62];[.R63]-[.$S$3];[.R63]+[.$S$3])-[.$V$4]" office:value-type="float" office:value="0.4">
            <text:p>0,4</text:p>
          </table:table-cell>
          <table:table-cell table:formula="of:=IF([.S63]&gt;0;IF([.S63]&gt;3;3*0.25;[.S63]*0.25);IF([.S63]&lt;-3;-3*0.16;[.S6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3]-([.T63]*1+[.T62]*3+[.T61]*3+[.T60]*2+[.T59]*2+[.T58]*1)/12+RAND()*0.077" office:value-type="float" office:value="0.638049692738915">
            <text:p>0,6380496927</text:p>
          </table:table-cell>
          <table:table-cell table:formula="of:=TRUNC([.P63]+[.O64]*100)" office:value-type="float" office:value="18199">
            <text:p>18199</text:p>
          </table:table-cell>
          <table:table-cell table:formula="of:=((([.O64]*[.O64]*10000)/256*[.$B$5]+[.$B$6]*256)*[.O64]*100+[.P64]*[.$B$7])/256/256+0" office:value-type="float" office:value="5.53144669995574">
            <text:p>5,53</text:p>
          </table:table-cell>
          <table:table-cell table:formula="of:=IF([.Q64]&gt;10;10;IF([.Q64]&lt;-10;-10;IF([.Q64]&gt;=[.R63];TRUNC([.Q64]+1/4);TRUNC([.Q64]+3/4))))" office:value-type="float" office:value="5">
            <text:p>5</text:p>
          </table:table-cell>
          <table:table-cell table:formula="of:=IF([.R64]&gt;[.R63];[.R64]-[.$S$3];[.R64]+[.$S$3])-[.$V$4]" office:value-type="float" office:value="0.4">
            <text:p>0,4</text:p>
          </table:table-cell>
          <table:table-cell table:formula="of:=IF([.S64]&gt;0;IF([.S64]&gt;3;3*0.25;[.S64]*0.25);IF([.S64]&lt;-3;-3*0.16;[.S6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4]-([.T64]*1+[.T63]*3+[.T62]*3+[.T61]*2+[.T60]*2+[.T59]*1)/12+RAND()*0.077" office:value-type="float" office:value="0.663241447881133">
            <text:p>0,6632414479</text:p>
          </table:table-cell>
          <table:table-cell table:formula="of:=TRUNC([.P64]+[.O65]*100)" office:value-type="float" office:value="18265">
            <text:p>18265</text:p>
          </table:table-cell>
          <table:table-cell table:formula="of:=((([.O65]*[.O65]*10000)/256*[.$B$5]+[.$B$6]*256)*[.O65]*100+[.P65]*[.$B$7])/256/256+0" office:value-type="float" office:value="5.61904062163927">
            <text:p>5,62</text:p>
          </table:table-cell>
          <table:table-cell table:formula="of:=IF([.Q65]&gt;10;10;IF([.Q65]&lt;-10;-10;IF([.Q65]&gt;=[.R64];TRUNC([.Q65]+1/4);TRUNC([.Q65]+3/4))))" office:value-type="float" office:value="5">
            <text:p>5</text:p>
          </table:table-cell>
          <table:table-cell table:formula="of:=IF([.R65]&gt;[.R64];[.R65]-[.$S$3];[.R65]+[.$S$3])-[.$V$4]" office:value-type="float" office:value="0.4">
            <text:p>0,4</text:p>
          </table:table-cell>
          <table:table-cell table:formula="of:=IF([.S65]&gt;0;IF([.S65]&gt;3;3*0.25;[.S65]*0.25);IF([.S65]&lt;-3;-3*0.16;[.S6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5]-([.T65]*1+[.T64]*3+[.T63]*3+[.T62]*2+[.T61]*2+[.T60]*1)/12+RAND()*0.077" office:value-type="float" office:value="0.666069454102736">
            <text:p>0,6660694541</text:p>
          </table:table-cell>
          <table:table-cell table:formula="of:=TRUNC([.P65]+[.O66]*100)" office:value-type="float" office:value="18331">
            <text:p>18331</text:p>
          </table:table-cell>
          <table:table-cell table:formula="of:=((([.O66]*[.O66]*10000)/256*[.$B$5]+[.$B$6]*256)*[.O66]*100+[.P66]*[.$B$7])/256/256+0" office:value-type="float" office:value="5.64338268607927">
            <text:p>5,64</text:p>
          </table:table-cell>
          <table:table-cell table:formula="of:=IF([.Q66]&gt;10;10;IF([.Q66]&lt;-10;-10;IF([.Q66]&gt;=[.R65];TRUNC([.Q66]+1/4);TRUNC([.Q66]+3/4))))" office:value-type="float" office:value="5">
            <text:p>5</text:p>
          </table:table-cell>
          <table:table-cell table:formula="of:=IF([.R66]&gt;[.R65];[.R66]-[.$S$3];[.R66]+[.$S$3])-[.$V$4]" office:value-type="float" office:value="0.4">
            <text:p>0,4</text:p>
          </table:table-cell>
          <table:table-cell table:formula="of:=IF([.S66]&gt;0;IF([.S66]&gt;3;3*0.25;[.S66]*0.25);IF([.S66]&lt;-3;-3*0.16;[.S6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6]-([.T66]*1+[.T65]*3+[.T64]*3+[.T63]*2+[.T62]*2+[.T61]*1)/12+RAND()*0.077" office:value-type="float" office:value="0.694816310538559">
            <text:p>0,6948163105</text:p>
          </table:table-cell>
          <table:table-cell table:formula="of:=TRUNC([.P66]+[.O67]*100)" office:value-type="float" office:value="18400">
            <text:p>18400</text:p>
          </table:table-cell>
          <table:table-cell table:formula="of:=((([.O67]*[.O67]*10000)/256*[.$B$5]+[.$B$6]*256)*[.O67]*100+[.P67]*[.$B$7])/256/256+0" office:value-type="float" office:value="5.74628367186176">
            <text:p>5,75</text:p>
          </table:table-cell>
          <table:table-cell table:formula="of:=IF([.Q67]&gt;10;10;IF([.Q67]&lt;-10;-10;IF([.Q67]&gt;=[.R66];TRUNC([.Q67]+1/4);TRUNC([.Q67]+3/4))))" office:value-type="float" office:value="5">
            <text:p>5</text:p>
          </table:table-cell>
          <table:table-cell table:formula="of:=IF([.R67]&gt;[.R66];[.R67]-[.$S$3];[.R67]+[.$S$3])-[.$V$4]" office:value-type="float" office:value="0.4">
            <text:p>0,4</text:p>
          </table:table-cell>
          <table:table-cell table:formula="of:=IF([.S67]&gt;0;IF([.S67]&gt;3;3*0.25;[.S67]*0.25);IF([.S67]&lt;-3;-3*0.16;[.S6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7]-([.T67]*1+[.T66]*3+[.T65]*3+[.T64]*2+[.T63]*2+[.T62]*1)/12+RAND()*0.077" office:value-type="float" office:value="0.695003147491058">
            <text:p>0,6950031475</text:p>
          </table:table-cell>
          <table:table-cell table:formula="of:=TRUNC([.P67]+[.O68]*100)" office:value-type="float" office:value="18469">
            <text:p>18469</text:p>
          </table:table-cell>
          <table:table-cell table:formula="of:=((([.O68]*[.O68]*10000)/256*[.$B$5]+[.$B$6]*256)*[.O68]*100+[.P68]*[.$B$7])/256/256+0" office:value-type="float" office:value="5.76370325526952">
            <text:p>5,76</text:p>
          </table:table-cell>
          <table:table-cell table:formula="of:=IF([.Q68]&gt;10;10;IF([.Q68]&lt;-10;-10;IF([.Q68]&gt;=[.R67];TRUNC([.Q68]+1/4);TRUNC([.Q68]+3/4))))" office:value-type="float" office:value="6">
            <text:p>6</text:p>
          </table:table-cell>
          <table:table-cell table:formula="of:=IF([.R68]&gt;[.R67];[.R68]-[.$S$3];[.R68]+[.$S$3])-[.$V$4]" office:value-type="float" office:value="0.86">
            <text:p>0,86</text:p>
          </table:table-cell>
          <table:table-cell table:formula="of:=IF([.S68]&gt;0;IF([.S68]&gt;3;3*0.25;[.S68]*0.25);IF([.S68]&lt;-3;-3*0.16;[.S68]*0.16))/3" office:value-type="float" office:value="0.0716666666666667">
            <text:p>0,071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8]-([.T68]*1+[.T67]*3+[.T66]*3+[.T65]*2+[.T64]*2+[.T63]*1)/12+RAND()*0.077" office:value-type="float" office:value="0.671471110161404">
            <text:p>0,6714711102</text:p>
          </table:table-cell>
          <table:table-cell table:formula="of:=TRUNC([.P68]+[.O69]*100)" office:value-type="float" office:value="18536">
            <text:p>18536</text:p>
          </table:table-cell>
          <table:table-cell table:formula="of:=((([.O69]*[.O69]*10000)/256*[.$B$5]+[.$B$6]*256)*[.O69]*100+[.P69]*[.$B$7])/256/256+0" office:value-type="float" office:value="5.70926559813501">
            <text:p>5,71</text:p>
          </table:table-cell>
          <table:table-cell table:formula="of:=IF([.Q69]&gt;10;10;IF([.Q69]&lt;-10;-10;IF([.Q69]&gt;=[.R68];TRUNC([.Q69]+1/4);TRUNC([.Q69]+3/4))))" office:value-type="float" office:value="6">
            <text:p>6</text:p>
          </table:table-cell>
          <table:table-cell table:formula="of:=IF([.R69]&gt;[.R68];[.R69]-[.$S$3];[.R69]+[.$S$3])-[.$V$4]" office:value-type="float" office:value="1.4">
            <text:p>1,4</text:p>
          </table:table-cell>
          <table:table-cell table:formula="of:=IF([.S69]&gt;0;IF([.S69]&gt;3;3*0.25;[.S69]*0.25);IF([.S69]&lt;-3;-3*0.16;[.S69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9]-([.T69]*1+[.T68]*3+[.T67]*3+[.T66]*2+[.T65]*2+[.T64]*1)/12+RAND()*0.077" office:value-type="float" office:value="0.691131266673003">
            <text:p>0,6911312667</text:p>
          </table:table-cell>
          <table:table-cell table:formula="of:=TRUNC([.P69]+[.O70]*100)" office:value-type="float" office:value="18605">
            <text:p>18605</text:p>
          </table:table-cell>
          <table:table-cell table:formula="of:=((([.O70]*[.O70]*10000)/256*[.$B$5]+[.$B$6]*256)*[.O70]*100+[.P70]*[.$B$7])/256/256+0" office:value-type="float" office:value="5.78505261303662">
            <text:p>5,79</text:p>
          </table:table-cell>
          <table:table-cell table:formula="of:=IF([.Q70]&gt;10;10;IF([.Q70]&lt;-10;-10;IF([.Q70]&gt;=[.R69];TRUNC([.Q70]+1/4);TRUNC([.Q70]+3/4))))" office:value-type="float" office:value="6">
            <text:p>6</text:p>
          </table:table-cell>
          <table:table-cell table:formula="of:=IF([.R70]&gt;[.R69];[.R70]-[.$S$3];[.R70]+[.$S$3])-[.$V$4]" office:value-type="float" office:value="1.4">
            <text:p>1,4</text:p>
          </table:table-cell>
          <table:table-cell table:formula="of:=IF([.S70]&gt;0;IF([.S70]&gt;3;3*0.25;[.S70]*0.25);IF([.S70]&lt;-3;-3*0.16;[.S70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0]-([.T70]*1+[.T69]*3+[.T68]*3+[.T67]*2+[.T66]*2+[.T65]*1)/12+RAND()*0.077" office:value-type="float" office:value="0.683824754350778">
            <text:p>0,6838247544</text:p>
          </table:table-cell>
          <table:table-cell table:formula="of:=TRUNC([.P70]+[.O71]*100)" office:value-type="float" office:value="18673">
            <text:p>18673</text:p>
          </table:table-cell>
          <table:table-cell table:formula="of:=((([.O71]*[.O71]*10000)/256*[.$B$5]+[.$B$6]*256)*[.O71]*100+[.P71]*[.$B$7])/256/256+0" office:value-type="float" office:value="5.77950697437298">
            <text:p>5,78</text:p>
          </table:table-cell>
          <table:table-cell table:formula="of:=IF([.Q71]&gt;10;10;IF([.Q71]&lt;-10;-10;IF([.Q71]&gt;=[.R70];TRUNC([.Q71]+1/4);TRUNC([.Q71]+3/4))))" office:value-type="float" office:value="6">
            <text:p>6</text:p>
          </table:table-cell>
          <table:table-cell table:formula="of:=IF([.R71]&gt;[.R70];[.R71]-[.$S$3];[.R71]+[.$S$3])-[.$V$4]" office:value-type="float" office:value="1.4">
            <text:p>1,4</text:p>
          </table:table-cell>
          <table:table-cell table:formula="of:=IF([.S71]&gt;0;IF([.S71]&gt;3;3*0.25;[.S71]*0.25);IF([.S71]&lt;-3;-3*0.16;[.S7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1]-([.T71]*1+[.T70]*3+[.T69]*3+[.T68]*2+[.T67]*2+[.T66]*1)/12+RAND()*0.077" office:value-type="float" office:value="0.652342318570821">
            <text:p>0,6523423186</text:p>
          </table:table-cell>
          <table:table-cell table:formula="of:=TRUNC([.P71]+[.O72]*100)" office:value-type="float" office:value="18738">
            <text:p>18738</text:p>
          </table:table-cell>
          <table:table-cell table:formula="of:=((([.O72]*[.O72]*10000)/256*[.$B$5]+[.$B$6]*256)*[.O72]*100+[.P72]*[.$B$7])/256/256+0" office:value-type="float" office:value="5.70319420468819">
            <text:p>5,70</text:p>
          </table:table-cell>
          <table:table-cell table:formula="of:=IF([.Q72]&gt;10;10;IF([.Q72]&lt;-10;-10;IF([.Q72]&gt;=[.R71];TRUNC([.Q72]+1/4);TRUNC([.Q72]+3/4))))" office:value-type="float" office:value="6">
            <text:p>6</text:p>
          </table:table-cell>
          <table:table-cell table:formula="of:=IF([.R72]&gt;[.R71];[.R72]-[.$S$3];[.R72]+[.$S$3])-[.$V$4]" office:value-type="float" office:value="1.4">
            <text:p>1,4</text:p>
          </table:table-cell>
          <table:table-cell table:formula="of:=IF([.S72]&gt;0;IF([.S72]&gt;3;3*0.25;[.S72]*0.25);IF([.S72]&lt;-3;-3*0.16;[.S7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2]-([.T72]*1+[.T71]*3+[.T70]*3+[.T69]*2+[.T68]*2+[.T67]*1)/12+RAND()*0.077" office:value-type="float" office:value="0.595508471236472">
            <text:p>0,5955084712</text:p>
          </table:table-cell>
          <table:table-cell table:formula="of:=TRUNC([.P72]+[.O73]*100)" office:value-type="float" office:value="18797">
            <text:p>18797</text:p>
          </table:table-cell>
          <table:table-cell table:formula="of:=((([.O73]*[.O73]*10000)/256*[.$B$5]+[.$B$6]*256)*[.O73]*100+[.P73]*[.$B$7])/256/256+0" office:value-type="float" office:value="5.56390065658737">
            <text:p>5,56</text:p>
          </table:table-cell>
          <table:table-cell table:formula="of:=IF([.Q73]&gt;10;10;IF([.Q73]&lt;-10;-10;IF([.Q73]&gt;=[.R72];TRUNC([.Q73]+1/4);TRUNC([.Q73]+3/4))))" office:value-type="float" office:value="6">
            <text:p>6</text:p>
          </table:table-cell>
          <table:table-cell table:formula="of:=IF([.R73]&gt;[.R72];[.R73]-[.$S$3];[.R73]+[.$S$3])-[.$V$4]" office:value-type="float" office:value="1.4">
            <text:p>1,4</text:p>
          </table:table-cell>
          <table:table-cell table:formula="of:=IF([.S73]&gt;0;IF([.S73]&gt;3;3*0.25;[.S73]*0.25);IF([.S73]&lt;-3;-3*0.16;[.S7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3]-([.T73]*1+[.T72]*3+[.T71]*3+[.T70]*2+[.T69]*2+[.T68]*1)/12+RAND()*0.077" office:value-type="float" office:value="0.524210237600127">
            <text:p>0,5242102376</text:p>
          </table:table-cell>
          <table:table-cell table:formula="of:=TRUNC([.P73]+[.O74]*100)" office:value-type="float" office:value="18849">
            <text:p>18849</text:p>
          </table:table-cell>
          <table:table-cell table:formula="of:=((([.O74]*[.O74]*10000)/256*[.$B$5]+[.$B$6]*256)*[.O74]*100+[.P74]*[.$B$7])/256/256+0" office:value-type="float" office:value="5.40500999840342">
            <text:p>5,41</text:p>
          </table:table-cell>
          <table:table-cell table:formula="of:=IF([.Q74]&gt;10;10;IF([.Q74]&lt;-10;-10;IF([.Q74]&gt;=[.R73];TRUNC([.Q74]+1/4);TRUNC([.Q74]+3/4))))" office:value-type="float" office:value="6">
            <text:p>6</text:p>
          </table:table-cell>
          <table:table-cell table:formula="of:=IF([.R74]&gt;[.R73];[.R74]-[.$S$3];[.R74]+[.$S$3])-[.$V$4]" office:value-type="float" office:value="1.4">
            <text:p>1,4</text:p>
          </table:table-cell>
          <table:table-cell table:formula="of:=IF([.S74]&gt;0;IF([.S74]&gt;3;3*0.25;[.S74]*0.25);IF([.S74]&lt;-3;-3*0.16;[.S74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4]-([.T74]*1+[.T73]*3+[.T72]*3+[.T71]*2+[.T70]*2+[.T69]*1)/12+RAND()*0.077" office:value-type="float" office:value="0.457759641954272">
            <text:p>0,457759642</text:p>
          </table:table-cell>
          <table:table-cell table:formula="of:=TRUNC([.P74]+[.O75]*100)" office:value-type="float" office:value="18894">
            <text:p>18894</text:p>
          </table:table-cell>
          <table:table-cell table:formula="of:=((([.O75]*[.O75]*10000)/256*[.$B$5]+[.$B$6]*256)*[.O75]*100+[.P75]*[.$B$7])/256/256+0" office:value-type="float" office:value="5.27501111983442">
            <text:p>5,28</text:p>
          </table:table-cell>
          <table:table-cell table:formula="of:=IF([.Q75]&gt;10;10;IF([.Q75]&lt;-10;-10;IF([.Q75]&gt;=[.R74];TRUNC([.Q75]+1/4);TRUNC([.Q75]+3/4))))" office:value-type="float" office:value="6">
            <text:p>6</text:p>
          </table:table-cell>
          <table:table-cell table:formula="of:=IF([.R75]&gt;[.R74];[.R75]-[.$S$3];[.R75]+[.$S$3])-[.$V$4]" office:value-type="float" office:value="1.4">
            <text:p>1,4</text:p>
          </table:table-cell>
          <table:table-cell table:formula="of:=IF([.S75]&gt;0;IF([.S75]&gt;3;3*0.25;[.S75]*0.25);IF([.S75]&lt;-3;-3*0.16;[.S75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5]-([.T75]*1+[.T74]*3+[.T73]*3+[.T72]*2+[.T71]*2+[.T70]*1)/12+RAND()*0.077" office:value-type="float" office:value="0.377817867163942">
            <text:p>0,3778178672</text:p>
          </table:table-cell>
          <table:table-cell table:formula="of:=TRUNC([.P75]+[.O76]*100)" office:value-type="float" office:value="18931">
            <text:p>18931</text:p>
          </table:table-cell>
          <table:table-cell table:formula="of:=((([.O76]*[.O76]*10000)/256*[.$B$5]+[.$B$6]*256)*[.O76]*100+[.P76]*[.$B$7])/256/256+0" office:value-type="float" office:value="5.13530278914514">
            <text:p>5,14</text:p>
          </table:table-cell>
          <table:table-cell table:formula="of:=IF([.Q76]&gt;10;10;IF([.Q76]&lt;-10;-10;IF([.Q76]&gt;=[.R75];TRUNC([.Q76]+1/4);TRUNC([.Q76]+3/4))))" office:value-type="float" office:value="5">
            <text:p>5</text:p>
          </table:table-cell>
          <table:table-cell table:formula="of:=IF([.R76]&gt;[.R75];[.R76]-[.$S$3];[.R76]+[.$S$3])-[.$V$4]" office:value-type="float" office:value="0.4">
            <text:p>0,4</text:p>
          </table:table-cell>
          <table:table-cell table:formula="of:=IF([.S76]&gt;0;IF([.S76]&gt;3;3*0.25;[.S76]*0.25);IF([.S76]&lt;-3;-3*0.16;[.S7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6]-([.T76]*1+[.T75]*3+[.T74]*3+[.T73]*2+[.T72]*2+[.T71]*1)/12+RAND()*0.077" office:value-type="float" office:value="0.293993959000966">
            <text:p>0,293993959</text:p>
          </table:table-cell>
          <table:table-cell table:formula="of:=TRUNC([.P76]+[.O77]*100)" office:value-type="float" office:value="18960">
            <text:p>18960</text:p>
          </table:table-cell>
          <table:table-cell table:formula="of:=((([.O77]*[.O77]*10000)/256*[.$B$5]+[.$B$6]*256)*[.O77]*100+[.P77]*[.$B$7])/256/256+0" office:value-type="float" office:value="5.00675141902495">
            <text:p>5,01</text:p>
          </table:table-cell>
          <table:table-cell table:formula="of:=IF([.Q77]&gt;10;10;IF([.Q77]&lt;-10;-10;IF([.Q77]&gt;=[.R76];TRUNC([.Q77]+1/4);TRUNC([.Q77]+3/4))))" office:value-type="float" office:value="5">
            <text:p>5</text:p>
          </table:table-cell>
          <table:table-cell table:formula="of:=IF([.R77]&gt;[.R76];[.R77]-[.$S$3];[.R77]+[.$S$3])-[.$V$4]" office:value-type="float" office:value="0.4">
            <text:p>0,4</text:p>
          </table:table-cell>
          <table:table-cell table:formula="of:=IF([.S77]&gt;0;IF([.S77]&gt;3;3*0.25;[.S77]*0.25);IF([.S77]&lt;-3;-3*0.16;[.S7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7]-([.T77]*1+[.T76]*3+[.T75]*3+[.T74]*2+[.T73]*2+[.T72]*1)/12+RAND()*0.077" office:value-type="float" office:value="0.259638660316625">
            <text:p>0,2596386603</text:p>
          </table:table-cell>
          <table:table-cell table:formula="of:=TRUNC([.P77]+[.O78]*100)" office:value-type="float" office:value="18985">
            <text:p>18985</text:p>
          </table:table-cell>
          <table:table-cell table:formula="of:=((([.O78]*[.O78]*10000)/256*[.$B$5]+[.$B$6]*256)*[.O78]*100+[.P78]*[.$B$7])/256/256+0" office:value-type="float" office:value="4.96222530955688">
            <text:p>4,96</text:p>
          </table:table-cell>
          <table:table-cell table:formula="of:=IF([.Q78]&gt;10;10;IF([.Q78]&lt;-10;-10;IF([.Q78]&gt;=[.R77];TRUNC([.Q78]+1/4);TRUNC([.Q78]+3/4))))" office:value-type="float" office:value="5">
            <text:p>5</text:p>
          </table:table-cell>
          <table:table-cell table:formula="of:=IF([.R78]&gt;[.R77];[.R78]-[.$S$3];[.R78]+[.$S$3])-[.$V$4]" office:value-type="float" office:value="0.4">
            <text:p>0,4</text:p>
          </table:table-cell>
          <table:table-cell table:formula="of:=IF([.S78]&gt;0;IF([.S78]&gt;3;3*0.25;[.S78]*0.25);IF([.S78]&lt;-3;-3*0.16;[.S7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8]-([.T78]*1+[.T77]*3+[.T76]*3+[.T75]*2+[.T74]*2+[.T73]*1)/12+RAND()*0.077" office:value-type="float" office:value="0.193583328069871">
            <text:p>0,1935833281</text:p>
          </table:table-cell>
          <table:table-cell table:formula="of:=TRUNC([.P78]+[.O79]*100)" office:value-type="float" office:value="19004">
            <text:p>19004</text:p>
          </table:table-cell>
          <table:table-cell table:formula="of:=((([.O79]*[.O79]*10000)/256*[.$B$5]+[.$B$6]*256)*[.O79]*100+[.P79]*[.$B$7])/256/256+0" office:value-type="float" office:value="4.87601666228909">
            <text:p>4,88</text:p>
          </table:table-cell>
          <table:table-cell table:formula="of:=IF([.Q79]&gt;10;10;IF([.Q79]&lt;-10;-10;IF([.Q79]&gt;=[.R78];TRUNC([.Q79]+1/4);TRUNC([.Q79]+3/4))))" office:value-type="float" office:value="5">
            <text:p>5</text:p>
          </table:table-cell>
          <table:table-cell table:formula="of:=IF([.R79]&gt;[.R78];[.R79]-[.$S$3];[.R79]+[.$S$3])-[.$V$4]" office:value-type="float" office:value="0.4">
            <text:p>0,4</text:p>
          </table:table-cell>
          <table:table-cell table:formula="of:=IF([.S79]&gt;0;IF([.S79]&gt;3;3*0.25;[.S79]*0.25);IF([.S79]&lt;-3;-3*0.16;[.S7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9]-([.T79]*1+[.T78]*3+[.T77]*3+[.T76]*2+[.T75]*2+[.T74]*1)/12+RAND()*0.077" office:value-type="float" office:value="0.152665840200677">
            <text:p>0,1526658402</text:p>
          </table:table-cell>
          <table:table-cell table:formula="of:=TRUNC([.P79]+[.O80]*100)" office:value-type="float" office:value="19019">
            <text:p>19019</text:p>
          </table:table-cell>
          <table:table-cell table:formula="of:=((([.O80]*[.O80]*10000)/256*[.$B$5]+[.$B$6]*256)*[.O80]*100+[.P80]*[.$B$7])/256/256+0" office:value-type="float" office:value="4.82688165288462">
            <text:p>4,83</text:p>
          </table:table-cell>
          <table:table-cell table:formula="of:=IF([.Q80]&gt;10;10;IF([.Q80]&lt;-10;-10;IF([.Q80]&gt;=[.R79];TRUNC([.Q80]+1/4);TRUNC([.Q80]+3/4))))" office:value-type="float" office:value="5">
            <text:p>5</text:p>
          </table:table-cell>
          <table:table-cell table:formula="of:=IF([.R80]&gt;[.R79];[.R80]-[.$S$3];[.R80]+[.$S$3])-[.$V$4]" office:value-type="float" office:value="0.4">
            <text:p>0,4</text:p>
          </table:table-cell>
          <table:table-cell table:formula="of:=IF([.S80]&gt;0;IF([.S80]&gt;3;3*0.25;[.S80]*0.25);IF([.S80]&lt;-3;-3*0.16;[.S8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0]-([.T80]*1+[.T79]*3+[.T78]*3+[.T77]*2+[.T76]*2+[.T75]*1)/12+RAND()*0.077" office:value-type="float" office:value="0.142713786241402">
            <text:p>0,1427137862</text:p>
          </table:table-cell>
          <table:table-cell table:formula="of:=TRUNC([.P80]+[.O81]*100)" office:value-type="float" office:value="19033">
            <text:p>19033</text:p>
          </table:table-cell>
          <table:table-cell table:formula="of:=((([.O81]*[.O81]*10000)/256*[.$B$5]+[.$B$6]*256)*[.O81]*100+[.P81]*[.$B$7])/256/256+0" office:value-type="float" office:value="4.81778277464773">
            <text:p>4,82</text:p>
          </table:table-cell>
          <table:table-cell table:formula="of:=IF([.Q81]&gt;10;10;IF([.Q81]&lt;-10;-10;IF([.Q81]&gt;=[.R80];TRUNC([.Q81]+1/4);TRUNC([.Q81]+3/4))))" office:value-type="float" office:value="5">
            <text:p>5</text:p>
          </table:table-cell>
          <table:table-cell table:formula="of:=IF([.R81]&gt;[.R80];[.R81]-[.$S$3];[.R81]+[.$S$3])-[.$V$4]" office:value-type="float" office:value="0.4">
            <text:p>0,4</text:p>
          </table:table-cell>
          <table:table-cell table:formula="of:=IF([.S81]&gt;0;IF([.S81]&gt;3;3*0.25;[.S81]*0.25);IF([.S81]&lt;-3;-3*0.16;[.S8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1]-([.T81]*1+[.T80]*3+[.T79]*3+[.T78]*2+[.T77]*2+[.T76]*1)/12+RAND()*0.077" office:value-type="float" office:value="0.181550636471208">
            <text:p>0,1815506365</text:p>
          </table:table-cell>
          <table:table-cell table:formula="of:=TRUNC([.P81]+[.O82]*100)" office:value-type="float" office:value="19051">
            <text:p>19051</text:p>
          </table:table-cell>
          <table:table-cell table:formula="of:=((([.O82]*[.O82]*10000)/256*[.$B$5]+[.$B$6]*256)*[.O82]*100+[.P82]*[.$B$7])/256/256+0" office:value-type="float" office:value="4.87172456274832">
            <text:p>4,87</text:p>
          </table:table-cell>
          <table:table-cell table:formula="of:=IF([.Q82]&gt;10;10;IF([.Q82]&lt;-10;-10;IF([.Q82]&gt;=[.R81];TRUNC([.Q82]+1/4);TRUNC([.Q82]+3/4))))" office:value-type="float" office:value="5">
            <text:p>5</text:p>
          </table:table-cell>
          <table:table-cell table:formula="of:=IF([.R82]&gt;[.R81];[.R82]-[.$S$3];[.R82]+[.$S$3])-[.$V$4]" office:value-type="float" office:value="0.4">
            <text:p>0,4</text:p>
          </table:table-cell>
          <table:table-cell table:formula="of:=IF([.S82]&gt;0;IF([.S82]&gt;3;3*0.25;[.S82]*0.25);IF([.S82]&lt;-3;-3*0.16;[.S8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2]-([.T82]*1+[.T81]*3+[.T80]*3+[.T79]*2+[.T78]*2+[.T77]*1)/12+RAND()*0.077" office:value-type="float" office:value="0.161654399186022">
            <text:p>0,1616543992</text:p>
          </table:table-cell>
          <table:table-cell table:formula="of:=TRUNC([.P82]+[.O83]*100)" office:value-type="float" office:value="19067">
            <text:p>19067</text:p>
          </table:table-cell>
          <table:table-cell table:formula="of:=((([.O83]*[.O83]*10000)/256*[.$B$5]+[.$B$6]*256)*[.O83]*100+[.P83]*[.$B$7])/256/256+0" office:value-type="float" office:value="4.85000747961448">
            <text:p>4,85</text:p>
          </table:table-cell>
          <table:table-cell table:formula="of:=IF([.Q83]&gt;10;10;IF([.Q83]&lt;-10;-10;IF([.Q83]&gt;=[.R82];TRUNC([.Q83]+1/4);TRUNC([.Q83]+3/4))))" office:value-type="float" office:value="5">
            <text:p>5</text:p>
          </table:table-cell>
          <table:table-cell table:formula="of:=IF([.R83]&gt;[.R82];[.R83]-[.$S$3];[.R83]+[.$S$3])-[.$V$4]" office:value-type="float" office:value="0.4">
            <text:p>0,4</text:p>
          </table:table-cell>
          <table:table-cell table:formula="of:=IF([.S83]&gt;0;IF([.S83]&gt;3;3*0.25;[.S83]*0.25);IF([.S83]&lt;-3;-3*0.16;[.S8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3]-([.T83]*1+[.T82]*3+[.T81]*3+[.T80]*2+[.T79]*2+[.T78]*1)/12+RAND()*0.077" office:value-type="float" office:value="0.165915726627493">
            <text:p>0,1659157266</text:p>
          </table:table-cell>
          <table:table-cell table:formula="of:=TRUNC([.P83]+[.O84]*100)" office:value-type="float" office:value="19083">
            <text:p>19083</text:p>
          </table:table-cell>
          <table:table-cell table:formula="of:=((([.O84]*[.O84]*10000)/256*[.$B$5]+[.$B$6]*256)*[.O84]*100+[.P84]*[.$B$7])/256/256+0" office:value-type="float" office:value="4.85935719252996">
            <text:p>4,86</text:p>
          </table:table-cell>
          <table:table-cell table:formula="of:=IF([.Q84]&gt;10;10;IF([.Q84]&lt;-10;-10;IF([.Q84]&gt;=[.R83];TRUNC([.Q84]+1/4);TRUNC([.Q84]+3/4))))" office:value-type="float" office:value="5">
            <text:p>5</text:p>
          </table:table-cell>
          <table:table-cell table:formula="of:=IF([.R84]&gt;[.R83];[.R84]-[.$S$3];[.R84]+[.$S$3])-[.$V$4]" office:value-type="float" office:value="0.4">
            <text:p>0,4</text:p>
          </table:table-cell>
          <table:table-cell table:formula="of:=IF([.S84]&gt;0;IF([.S84]&gt;3;3*0.25;[.S84]*0.25);IF([.S84]&lt;-3;-3*0.16;[.S8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4]-([.T84]*1+[.T83]*3+[.T82]*3+[.T81]*2+[.T80]*2+[.T79]*1)/12+RAND()*0.077" office:value-type="float" office:value="0.204672717370984">
            <text:p>0,2046727174</text:p>
          </table:table-cell>
          <table:table-cell table:formula="of:=TRUNC([.P84]+[.O85]*100)" office:value-type="float" office:value="19103">
            <text:p>19103</text:p>
          </table:table-cell>
          <table:table-cell table:formula="of:=((([.O85]*[.O85]*10000)/256*[.$B$5]+[.$B$6]*256)*[.O85]*100+[.P85]*[.$B$7])/256/256+0" office:value-type="float" office:value="4.91491221146009">
            <text:p>4,91</text:p>
          </table:table-cell>
          <table:table-cell table:formula="of:=IF([.Q85]&gt;10;10;IF([.Q85]&lt;-10;-10;IF([.Q85]&gt;=[.R84];TRUNC([.Q85]+1/4);TRUNC([.Q85]+3/4))))" office:value-type="float" office:value="5">
            <text:p>5</text:p>
          </table:table-cell>
          <table:table-cell table:formula="of:=IF([.R85]&gt;[.R84];[.R85]-[.$S$3];[.R85]+[.$S$3])-[.$V$4]" office:value-type="float" office:value="0.4">
            <text:p>0,4</text:p>
          </table:table-cell>
          <table:table-cell table:formula="of:=IF([.S85]&gt;0;IF([.S85]&gt;3;3*0.25;[.S85]*0.25);IF([.S85]&lt;-3;-3*0.16;[.S8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5]-([.T85]*1+[.T84]*3+[.T83]*3+[.T82]*2+[.T81]*2+[.T80]*1)/12+RAND()*0.077" office:value-type="float" office:value="0.171486857281647">
            <text:p>0,1714868573</text:p>
          </table:table-cell>
          <table:table-cell table:formula="of:=TRUNC([.P85]+[.O86]*100)" office:value-type="float" office:value="19120">
            <text:p>19120</text:p>
          </table:table-cell>
          <table:table-cell table:formula="of:=((([.O86]*[.O86]*10000)/256*[.$B$5]+[.$B$6]*256)*[.O86]*100+[.P86]*[.$B$7])/256/256+0" office:value-type="float" office:value="4.87554286194393">
            <text:p>4,88</text:p>
          </table:table-cell>
          <table:table-cell table:formula="of:=IF([.Q86]&gt;10;10;IF([.Q86]&lt;-10;-10;IF([.Q86]&gt;=[.R85];TRUNC([.Q86]+1/4);TRUNC([.Q86]+3/4))))" office:value-type="float" office:value="5">
            <text:p>5</text:p>
          </table:table-cell>
          <table:table-cell table:formula="of:=IF([.R86]&gt;[.R85];[.R86]-[.$S$3];[.R86]+[.$S$3])-[.$V$4]" office:value-type="float" office:value="0.4">
            <text:p>0,4</text:p>
          </table:table-cell>
          <table:table-cell table:formula="of:=IF([.S86]&gt;0;IF([.S86]&gt;3;3*0.25;[.S86]*0.25);IF([.S86]&lt;-3;-3*0.16;[.S8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6]-([.T86]*1+[.T85]*3+[.T84]*3+[.T83]*2+[.T82]*2+[.T81]*1)/12+RAND()*0.077" office:value-type="float" office:value="0.211912567800181">
            <text:p>0,2119125678</text:p>
          </table:table-cell>
          <table:table-cell table:formula="of:=TRUNC([.P86]+[.O87]*100)" office:value-type="float" office:value="19141">
            <text:p>19141</text:p>
          </table:table-cell>
          <table:table-cell table:formula="of:=((([.O87]*[.O87]*10000)/256*[.$B$5]+[.$B$6]*256)*[.O87]*100+[.P87]*[.$B$7])/256/256+0" office:value-type="float" office:value="4.93390954646273">
            <text:p>4,93</text:p>
          </table:table-cell>
          <table:table-cell table:formula="of:=IF([.Q87]&gt;10;10;IF([.Q87]&lt;-10;-10;IF([.Q87]&gt;=[.R86];TRUNC([.Q87]+1/4);TRUNC([.Q87]+3/4))))" office:value-type="float" office:value="5">
            <text:p>5</text:p>
          </table:table-cell>
          <table:table-cell table:formula="of:=IF([.R87]&gt;[.R86];[.R87]-[.$S$3];[.R87]+[.$S$3])-[.$V$4]" office:value-type="float" office:value="0.4">
            <text:p>0,4</text:p>
          </table:table-cell>
          <table:table-cell table:formula="of:=IF([.S87]&gt;0;IF([.S87]&gt;3;3*0.25;[.S87]*0.25);IF([.S87]&lt;-3;-3*0.16;[.S8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7]-([.T87]*1+[.T86]*3+[.T85]*3+[.T84]*2+[.T83]*2+[.T82]*1)/12+RAND()*0.077" office:value-type="float" office:value="0.203215422826313">
            <text:p>0,2032154228</text:p>
          </table:table-cell>
          <table:table-cell table:formula="of:=TRUNC([.P87]+[.O88]*100)" office:value-type="float" office:value="19161">
            <text:p>19161</text:p>
          </table:table-cell>
          <table:table-cell table:formula="of:=((([.O88]*[.O88]*10000)/256*[.$B$5]+[.$B$6]*256)*[.O88]*100+[.P88]*[.$B$7])/256/256+0" office:value-type="float" office:value="4.92712615172833">
            <text:p>4,93</text:p>
          </table:table-cell>
          <table:table-cell table:formula="of:=IF([.Q88]&gt;10;10;IF([.Q88]&lt;-10;-10;IF([.Q88]&gt;=[.R87];TRUNC([.Q88]+1/4);TRUNC([.Q88]+3/4))))" office:value-type="float" office:value="5">
            <text:p>5</text:p>
          </table:table-cell>
          <table:table-cell table:formula="of:=IF([.R88]&gt;[.R87];[.R88]-[.$S$3];[.R88]+[.$S$3])-[.$V$4]" office:value-type="float" office:value="0.4">
            <text:p>0,4</text:p>
          </table:table-cell>
          <table:table-cell table:formula="of:=IF([.S88]&gt;0;IF([.S88]&gt;3;3*0.25;[.S88]*0.25);IF([.S88]&lt;-3;-3*0.16;[.S8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8]-([.T88]*1+[.T87]*3+[.T86]*3+[.T85]*2+[.T84]*2+[.T83]*1)/12+RAND()*0.077" office:value-type="float" office:value="0.194428527869399">
            <text:p>0,1944285279</text:p>
          </table:table-cell>
          <table:table-cell table:formula="of:=TRUNC([.P88]+[.O89]*100)" office:value-type="float" office:value="19180">
            <text:p>19180</text:p>
          </table:table-cell>
          <table:table-cell table:formula="of:=((([.O89]*[.O89]*10000)/256*[.$B$5]+[.$B$6]*256)*[.O89]*100+[.P89]*[.$B$7])/256/256+0" office:value-type="float" office:value="4.92010102597987">
            <text:p>4,92</text:p>
          </table:table-cell>
          <table:table-cell table:formula="of:=IF([.Q89]&gt;10;10;IF([.Q89]&lt;-10;-10;IF([.Q89]&gt;=[.R88];TRUNC([.Q89]+1/4);TRUNC([.Q89]+3/4))))" office:value-type="float" office:value="5">
            <text:p>5</text:p>
          </table:table-cell>
          <table:table-cell table:formula="of:=IF([.R89]&gt;[.R88];[.R89]-[.$S$3];[.R89]+[.$S$3])-[.$V$4]" office:value-type="float" office:value="0.4">
            <text:p>0,4</text:p>
          </table:table-cell>
          <table:table-cell table:formula="of:=IF([.S89]&gt;0;IF([.S89]&gt;3;3*0.25;[.S89]*0.25);IF([.S89]&lt;-3;-3*0.16;[.S8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9]-([.T89]*1+[.T88]*3+[.T87]*3+[.T86]*2+[.T85]*2+[.T84]*1)/12+RAND()*0.077" office:value-type="float" office:value="0.184422670066161">
            <text:p>0,1844226701</text:p>
          </table:table-cell>
          <table:table-cell table:formula="of:=TRUNC([.P89]+[.O90]*100)" office:value-type="float" office:value="19198">
            <text:p>19198</text:p>
          </table:table-cell>
          <table:table-cell table:formula="of:=((([.O90]*[.O90]*10000)/256*[.$B$5]+[.$B$6]*256)*[.O90]*100+[.P90]*[.$B$7])/256/256+0" office:value-type="float" office:value="4.9113572207329">
            <text:p>4,91</text:p>
          </table:table-cell>
          <table:table-cell table:formula="of:=IF([.Q90]&gt;10;10;IF([.Q90]&lt;-10;-10;IF([.Q90]&gt;=[.R89];TRUNC([.Q90]+1/4);TRUNC([.Q90]+3/4))))" office:value-type="float" office:value="5">
            <text:p>5</text:p>
          </table:table-cell>
          <table:table-cell table:formula="of:=IF([.R90]&gt;[.R89];[.R90]-[.$S$3];[.R90]+[.$S$3])-[.$V$4]" office:value-type="float" office:value="0.4">
            <text:p>0,4</text:p>
          </table:table-cell>
          <table:table-cell table:formula="of:=IF([.S90]&gt;0;IF([.S90]&gt;3;3*0.25;[.S90]*0.25);IF([.S90]&lt;-3;-3*0.16;[.S9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0]-([.T90]*1+[.T89]*3+[.T88]*3+[.T87]*2+[.T86]*2+[.T85]*1)/12+RAND()*0.077" office:value-type="float" office:value="0.227918365455658">
            <text:p>0,2279183655</text:p>
          </table:table-cell>
          <table:table-cell table:formula="of:=TRUNC([.P90]+[.O91]*100)" office:value-type="float" office:value="19220">
            <text:p>19220</text:p>
          </table:table-cell>
          <table:table-cell table:formula="of:=((([.O91]*[.O91]*10000)/256*[.$B$5]+[.$B$6]*256)*[.O91]*100+[.P91]*[.$B$7])/256/256+0" office:value-type="float" office:value="4.97499997379013">
            <text:p>4,97</text:p>
          </table:table-cell>
          <table:table-cell table:formula="of:=IF([.Q91]&gt;10;10;IF([.Q91]&lt;-10;-10;IF([.Q91]&gt;=[.R90];TRUNC([.Q91]+1/4);TRUNC([.Q91]+3/4))))" office:value-type="float" office:value="5">
            <text:p>5</text:p>
          </table:table-cell>
          <table:table-cell table:formula="of:=IF([.R91]&gt;[.R90];[.R91]-[.$S$3];[.R91]+[.$S$3])-[.$V$4]" office:value-type="float" office:value="0.4">
            <text:p>0,4</text:p>
          </table:table-cell>
          <table:table-cell table:formula="of:=IF([.S91]&gt;0;IF([.S91]&gt;3;3*0.25;[.S91]*0.25);IF([.S91]&lt;-3;-3*0.16;[.S9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1]-([.T91]*1+[.T90]*3+[.T89]*3+[.T88]*2+[.T87]*2+[.T86]*1)/12+RAND()*0.077" office:value-type="float" office:value="0.239038817028164">
            <text:p>0,239038817</text:p>
          </table:table-cell>
          <table:table-cell table:formula="of:=TRUNC([.P91]+[.O92]*100)" office:value-type="float" office:value="19243">
            <text:p>19243</text:p>
          </table:table-cell>
          <table:table-cell table:formula="of:=((([.O92]*[.O92]*10000)/256*[.$B$5]+[.$B$6]*256)*[.O92]*100+[.P92]*[.$B$7])/256/256+0" office:value-type="float" office:value="4.99603217573458">
            <text:p>5,00</text:p>
          </table:table-cell>
          <table:table-cell table:formula="of:=IF([.Q92]&gt;10;10;IF([.Q92]&lt;-10;-10;IF([.Q92]&gt;=[.R91];TRUNC([.Q92]+1/4);TRUNC([.Q92]+3/4))))" office:value-type="float" office:value="5">
            <text:p>5</text:p>
          </table:table-cell>
          <table:table-cell table:formula="of:=IF([.R92]&gt;[.R91];[.R92]-[.$S$3];[.R92]+[.$S$3])-[.$V$4]" office:value-type="float" office:value="0.4">
            <text:p>0,4</text:p>
          </table:table-cell>
          <table:table-cell table:formula="of:=IF([.S92]&gt;0;IF([.S92]&gt;3;3*0.25;[.S92]*0.25);IF([.S92]&lt;-3;-3*0.16;[.S9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2]-([.T92]*1+[.T91]*3+[.T90]*3+[.T89]*2+[.T88]*2+[.T87]*1)/12+RAND()*0.077" office:value-type="float" office:value="0.26321168599817">
            <text:p>0,263211686</text:p>
          </table:table-cell>
          <table:table-cell table:formula="of:=TRUNC([.P92]+[.O93]*100)" office:value-type="float" office:value="19269">
            <text:p>19269</text:p>
          </table:table-cell>
          <table:table-cell table:formula="of:=((([.O93]*[.O93]*10000)/256*[.$B$5]+[.$B$6]*256)*[.O93]*100+[.P93]*[.$B$7])/256/256+0" office:value-type="float" office:value="5.03670902891704">
            <text:p>5,04</text:p>
          </table:table-cell>
          <table:table-cell table:formula="of:=IF([.Q93]&gt;10;10;IF([.Q93]&lt;-10;-10;IF([.Q93]&gt;=[.R92];TRUNC([.Q93]+1/4);TRUNC([.Q93]+3/4))))" office:value-type="float" office:value="5">
            <text:p>5</text:p>
          </table:table-cell>
          <table:table-cell table:formula="of:=IF([.R93]&gt;[.R92];[.R93]-[.$S$3];[.R93]+[.$S$3])-[.$V$4]" office:value-type="float" office:value="0.4">
            <text:p>0,4</text:p>
          </table:table-cell>
          <table:table-cell table:formula="of:=IF([.S93]&gt;0;IF([.S93]&gt;3;3*0.25;[.S93]*0.25);IF([.S93]&lt;-3;-3*0.16;[.S9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3]-([.T93]*1+[.T92]*3+[.T91]*3+[.T90]*2+[.T89]*2+[.T88]*1)/12+RAND()*0.077" office:value-type="float" office:value="0.258780427935493">
            <text:p>0,2587804279</text:p>
          </table:table-cell>
          <table:table-cell table:formula="of:=TRUNC([.P93]+[.O94]*100)" office:value-type="float" office:value="19294">
            <text:p>19294</text:p>
          </table:table-cell>
          <table:table-cell table:formula="of:=((([.O94]*[.O94]*10000)/256*[.$B$5]+[.$B$6]*256)*[.O94]*100+[.P94]*[.$B$7])/256/256+0" office:value-type="float" office:value="5.03643217551433">
            <text:p>5,04</text:p>
          </table:table-cell>
          <table:table-cell table:formula="of:=IF([.Q94]&gt;10;10;IF([.Q94]&lt;-10;-10;IF([.Q94]&gt;=[.R93];TRUNC([.Q94]+1/4);TRUNC([.Q94]+3/4))))" office:value-type="float" office:value="5">
            <text:p>5</text:p>
          </table:table-cell>
          <table:table-cell table:formula="of:=IF([.R94]&gt;[.R93];[.R94]-[.$S$3];[.R94]+[.$S$3])-[.$V$4]" office:value-type="float" office:value="0.4">
            <text:p>0,4</text:p>
          </table:table-cell>
          <table:table-cell table:formula="of:=IF([.S94]&gt;0;IF([.S94]&gt;3;3*0.25;[.S94]*0.25);IF([.S94]&lt;-3;-3*0.16;[.S9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4]-([.T94]*1+[.T93]*3+[.T92]*3+[.T91]*2+[.T90]*2+[.T89]*1)/12+RAND()*0.077" office:value-type="float" office:value="0.289511115967411">
            <text:p>0,289511116</text:p>
          </table:table-cell>
          <table:table-cell table:formula="of:=TRUNC([.P94]+[.O95]*100)" office:value-type="float" office:value="19322">
            <text:p>19322</text:p>
          </table:table-cell>
          <table:table-cell table:formula="of:=((([.O95]*[.O95]*10000)/256*[.$B$5]+[.$B$6]*256)*[.O95]*100+[.P95]*[.$B$7])/256/256+0" office:value-type="float" office:value="5.08837587363336">
            <text:p>5,09</text:p>
          </table:table-cell>
          <table:table-cell table:formula="of:=IF([.Q95]&gt;10;10;IF([.Q95]&lt;-10;-10;IF([.Q95]&gt;=[.R94];TRUNC([.Q95]+1/4);TRUNC([.Q95]+3/4))))" office:value-type="float" office:value="5">
            <text:p>5</text:p>
          </table:table-cell>
          <table:table-cell table:formula="of:=IF([.R95]&gt;[.R94];[.R95]-[.$S$3];[.R95]+[.$S$3])-[.$V$4]" office:value-type="float" office:value="0.4">
            <text:p>0,4</text:p>
          </table:table-cell>
          <table:table-cell table:formula="of:=IF([.S95]&gt;0;IF([.S95]&gt;3;3*0.25;[.S95]*0.25);IF([.S95]&lt;-3;-3*0.16;[.S9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5]-([.T95]*1+[.T94]*3+[.T93]*3+[.T92]*2+[.T91]*2+[.T90]*1)/12+RAND()*0.077" office:value-type="float" office:value="0.295209073412968">
            <text:p>0,2952090734</text:p>
          </table:table-cell>
          <table:table-cell table:formula="of:=TRUNC([.P95]+[.O96]*100)" office:value-type="float" office:value="19351">
            <text:p>19351</text:p>
          </table:table-cell>
          <table:table-cell table:formula="of:=((([.O96]*[.O96]*10000)/256*[.$B$5]+[.$B$6]*256)*[.O96]*100+[.P96]*[.$B$7])/256/256+0" office:value-type="float" office:value="5.10404923536383">
            <text:p>5,10</text:p>
          </table:table-cell>
          <table:table-cell table:formula="of:=IF([.Q96]&gt;10;10;IF([.Q96]&lt;-10;-10;IF([.Q96]&gt;=[.R95];TRUNC([.Q96]+1/4);TRUNC([.Q96]+3/4))))" office:value-type="float" office:value="5">
            <text:p>5</text:p>
          </table:table-cell>
          <table:table-cell table:formula="of:=IF([.R96]&gt;[.R95];[.R96]-[.$S$3];[.R96]+[.$S$3])-[.$V$4]" office:value-type="float" office:value="0.4">
            <text:p>0,4</text:p>
          </table:table-cell>
          <table:table-cell table:formula="of:=IF([.S96]&gt;0;IF([.S96]&gt;3;3*0.25;[.S96]*0.25);IF([.S96]&lt;-3;-3*0.16;[.S9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6]-([.T96]*1+[.T95]*3+[.T94]*3+[.T93]*2+[.T92]*2+[.T91]*1)/12+RAND()*0.077" office:value-type="float" office:value="0.326939154941083">
            <text:p>0,3269391549</text:p>
          </table:table-cell>
          <table:table-cell table:formula="of:=TRUNC([.P96]+[.O97]*100)" office:value-type="float" office:value="19383">
            <text:p>19383</text:p>
          </table:table-cell>
          <table:table-cell table:formula="of:=((([.O97]*[.O97]*10000)/256*[.$B$5]+[.$B$6]*256)*[.O97]*100+[.P97]*[.$B$7])/256/256+0" office:value-type="float" office:value="5.16113467458926">
            <text:p>5,16</text:p>
          </table:table-cell>
          <table:table-cell table:formula="of:=IF([.Q97]&gt;10;10;IF([.Q97]&lt;-10;-10;IF([.Q97]&gt;=[.R96];TRUNC([.Q97]+1/4);TRUNC([.Q97]+3/4))))" office:value-type="float" office:value="5">
            <text:p>5</text:p>
          </table:table-cell>
          <table:table-cell table:formula="of:=IF([.R97]&gt;[.R96];[.R97]-[.$S$3];[.R97]+[.$S$3])-[.$V$4]" office:value-type="float" office:value="0.4">
            <text:p>0,4</text:p>
          </table:table-cell>
          <table:table-cell table:formula="of:=IF([.S97]&gt;0;IF([.S97]&gt;3;3*0.25;[.S97]*0.25);IF([.S97]&lt;-3;-3*0.16;[.S9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7]-([.T97]*1+[.T96]*3+[.T95]*3+[.T94]*2+[.T93]*2+[.T92]*1)/12+RAND()*0.077" office:value-type="float" office:value="0.342750032742157">
            <text:p>0,3427500327</text:p>
          </table:table-cell>
          <table:table-cell table:formula="of:=TRUNC([.P97]+[.O98]*100)" office:value-type="float" office:value="19417">
            <text:p>19417</text:p>
          </table:table-cell>
          <table:table-cell table:formula="of:=((([.O98]*[.O98]*10000)/256*[.$B$5]+[.$B$6]*256)*[.O98]*100+[.P98]*[.$B$7])/256/256+0" office:value-type="float" office:value="5.19493887768002">
            <text:p>5,19</text:p>
          </table:table-cell>
          <table:table-cell table:formula="of:=IF([.Q98]&gt;10;10;IF([.Q98]&lt;-10;-10;IF([.Q98]&gt;=[.R97];TRUNC([.Q98]+1/4);TRUNC([.Q98]+3/4))))" office:value-type="float" office:value="5">
            <text:p>5</text:p>
          </table:table-cell>
          <table:table-cell table:formula="of:=IF([.R98]&gt;[.R97];[.R98]-[.$S$3];[.R98]+[.$S$3])-[.$V$4]" office:value-type="float" office:value="0.4">
            <text:p>0,4</text:p>
          </table:table-cell>
          <table:table-cell table:formula="of:=IF([.S98]&gt;0;IF([.S98]&gt;3;3*0.25;[.S98]*0.25);IF([.S98]&lt;-3;-3*0.16;[.S9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8]-([.T98]*1+[.T97]*3+[.T96]*3+[.T95]*2+[.T94]*2+[.T93]*1)/12+RAND()*0.077" office:value-type="float" office:value="0.381968160473546">
            <text:p>0,3819681605</text:p>
          </table:table-cell>
          <table:table-cell table:formula="of:=TRUNC([.P98]+[.O99]*100)" office:value-type="float" office:value="19455">
            <text:p>19455</text:p>
          </table:table-cell>
          <table:table-cell table:formula="of:=((([.O99]*[.O99]*10000)/256*[.$B$5]+[.$B$6]*256)*[.O99]*100+[.P99]*[.$B$7])/256/256+0" office:value-type="float" office:value="5.27045239716927">
            <text:p>5,27</text:p>
          </table:table-cell>
          <table:table-cell table:formula="of:=IF([.Q99]&gt;10;10;IF([.Q99]&lt;-10;-10;IF([.Q99]&gt;=[.R98];TRUNC([.Q99]+1/4);TRUNC([.Q99]+3/4))))" office:value-type="float" office:value="5">
            <text:p>5</text:p>
          </table:table-cell>
          <table:table-cell table:formula="of:=IF([.R99]&gt;[.R98];[.R99]-[.$S$3];[.R99]+[.$S$3])-[.$V$4]" office:value-type="float" office:value="0.4">
            <text:p>0,4</text:p>
          </table:table-cell>
          <table:table-cell table:formula="of:=IF([.S99]&gt;0;IF([.S99]&gt;3;3*0.25;[.S99]*0.25);IF([.S99]&lt;-3;-3*0.16;[.S9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9]-([.T99]*1+[.T98]*3+[.T97]*3+[.T96]*2+[.T95]*2+[.T94]*1)/12+RAND()*0.077" office:value-type="float" office:value="0.349693982449786">
            <text:p>0,3496939824</text:p>
          </table:table-cell>
          <table:table-cell table:formula="of:=TRUNC([.P99]+[.O100]*100)" office:value-type="float" office:value="19489">
            <text:p>19489</text:p>
          </table:table-cell>
          <table:table-cell table:formula="of:=((([.O100]*[.O100]*10000)/256*[.$B$5]+[.$B$6]*256)*[.O100]*100+[.P100]*[.$B$7])/256/256+0" office:value-type="float" office:value="5.22392901544955">
            <text:p>5,22</text:p>
          </table:table-cell>
          <table:table-cell table:formula="of:=IF([.Q100]&gt;10;10;IF([.Q100]&lt;-10;-10;IF([.Q100]&gt;=[.R99];TRUNC([.Q100]+1/4);TRUNC([.Q100]+3/4))))" office:value-type="float" office:value="5">
            <text:p>5</text:p>
          </table:table-cell>
          <table:table-cell table:formula="of:=IF([.R100]&gt;[.R99];[.R100]-[.$S$3];[.R100]+[.$S$3])-[.$V$4]" office:value-type="float" office:value="0.4">
            <text:p>0,4</text:p>
          </table:table-cell>
          <table:table-cell table:formula="of:=IF([.S100]&gt;0;IF([.S100]&gt;3;3*0.25;[.S100]*0.25);IF([.S100]&lt;-3;-3*0.16;[.S10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0]-([.T100]*1+[.T99]*3+[.T98]*3+[.T97]*2+[.T96]*2+[.T95]*1)/12+RAND()*0.077" office:value-type="float" office:value="0.358026127873569">
            <text:p>0,3580261279</text:p>
          </table:table-cell>
          <table:table-cell table:formula="of:=TRUNC([.P100]+[.O101]*100)" office:value-type="float" office:value="19524">
            <text:p>19524</text:p>
          </table:table-cell>
          <table:table-cell table:formula="of:=((([.O101]*[.O101]*10000)/256*[.$B$5]+[.$B$6]*256)*[.O101]*100+[.P101]*[.$B$7])/256/256+0" office:value-type="float" office:value="5.24634270585246">
            <text:p>5,25</text:p>
          </table:table-cell>
          <table:table-cell table:formula="of:=IF([.Q101]&gt;10;10;IF([.Q101]&lt;-10;-10;IF([.Q101]&gt;=[.R100];TRUNC([.Q101]+1/4);TRUNC([.Q101]+3/4))))" office:value-type="float" office:value="5">
            <text:p>5</text:p>
          </table:table-cell>
          <table:table-cell table:formula="of:=IF([.R101]&gt;[.R100];[.R101]-[.$S$3];[.R101]+[.$S$3])-[.$V$4]" office:value-type="float" office:value="0.4">
            <text:p>0,4</text:p>
          </table:table-cell>
          <table:table-cell table:formula="of:=IF([.S101]&gt;0;IF([.S101]&gt;3;3*0.25;[.S101]*0.25);IF([.S101]&lt;-3;-3*0.16;[.S10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1]-([.T101]*1+[.T100]*3+[.T99]*3+[.T98]*2+[.T97]*2+[.T96]*1)/12+RAND()*0.077" office:value-type="float" office:value="0.383632187727178">
            <text:p>0,3836321877</text:p>
          </table:table-cell>
          <table:table-cell table:formula="of:=TRUNC([.P101]+[.O102]*100)" office:value-type="float" office:value="19562">
            <text:p>19562</text:p>
          </table:table-cell>
          <table:table-cell table:formula="of:=((([.O102]*[.O102]*10000)/256*[.$B$5]+[.$B$6]*256)*[.O102]*100+[.P102]*[.$B$7])/256/256+0" office:value-type="float" office:value="5.29948472068952">
            <text:p>5,30</text:p>
          </table:table-cell>
          <table:table-cell table:formula="of:=IF([.Q102]&gt;10;10;IF([.Q102]&lt;-10;-10;IF([.Q102]&gt;=[.R101];TRUNC([.Q102]+1/4);TRUNC([.Q102]+3/4))))" office:value-type="float" office:value="5">
            <text:p>5</text:p>
          </table:table-cell>
          <table:table-cell table:formula="of:=IF([.R102]&gt;[.R101];[.R102]-[.$S$3];[.R102]+[.$S$3])-[.$V$4]" office:value-type="float" office:value="0.4">
            <text:p>0,4</text:p>
          </table:table-cell>
          <table:table-cell table:formula="of:=IF([.S102]&gt;0;IF([.S102]&gt;3;3*0.25;[.S102]*0.25);IF([.S102]&lt;-3;-3*0.16;[.S10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2]-([.T102]*1+[.T101]*3+[.T100]*3+[.T99]*2+[.T98]*2+[.T97]*1)/12+RAND()*0.077" office:value-type="float" office:value="0.408208907256794">
            <text:p>0,4082089073</text:p>
          </table:table-cell>
          <table:table-cell table:formula="of:=TRUNC([.P102]+[.O103]*100)" office:value-type="float" office:value="19602">
            <text:p>19602</text:p>
          </table:table-cell>
          <table:table-cell table:formula="of:=((([.O103]*[.O103]*10000)/256*[.$B$5]+[.$B$6]*256)*[.O103]*100+[.P103]*[.$B$7])/256/256+0" office:value-type="float" office:value="5.353211337845">
            <text:p>5,35</text:p>
          </table:table-cell>
          <table:table-cell table:formula="of:=IF([.Q103]&gt;10;10;IF([.Q103]&lt;-10;-10;IF([.Q103]&gt;=[.R102];TRUNC([.Q103]+1/4);TRUNC([.Q103]+3/4))))" office:value-type="float" office:value="5">
            <text:p>5</text:p>
          </table:table-cell>
          <table:table-cell table:formula="of:=IF([.R103]&gt;[.R102];[.R103]-[.$S$3];[.R103]+[.$S$3])-[.$V$4]" office:value-type="float" office:value="0.4">
            <text:p>0,4</text:p>
          </table:table-cell>
          <table:table-cell table:formula="of:=IF([.S103]&gt;0;IF([.S103]&gt;3;3*0.25;[.S103]*0.25);IF([.S103]&lt;-3;-3*0.16;[.S10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3]-([.T103]*1+[.T102]*3+[.T101]*3+[.T100]*2+[.T99]*2+[.T98]*1)/12+RAND()*0.077" office:value-type="float" office:value="0.384929427568451">
            <text:p>0,3849294276</text:p>
          </table:table-cell>
          <table:table-cell table:formula="of:=TRUNC([.P103]+[.O104]*100)" office:value-type="float" office:value="19640">
            <text:p>19640</text:p>
          </table:table-cell>
          <table:table-cell table:formula="of:=((([.O104]*[.O104]*10000)/256*[.$B$5]+[.$B$6]*256)*[.O104]*100+[.P104]*[.$B$7])/256/256+0" office:value-type="float" office:value="5.32080149451326">
            <text:p>5,32</text:p>
          </table:table-cell>
          <table:table-cell table:formula="of:=IF([.Q104]&gt;10;10;IF([.Q104]&lt;-10;-10;IF([.Q104]&gt;=[.R103];TRUNC([.Q104]+1/4);TRUNC([.Q104]+3/4))))" office:value-type="float" office:value="5">
            <text:p>5</text:p>
          </table:table-cell>
          <table:table-cell table:formula="of:=IF([.R104]&gt;[.R103];[.R104]-[.$S$3];[.R104]+[.$S$3])-[.$V$4]" office:value-type="float" office:value="0.4">
            <text:p>0,4</text:p>
          </table:table-cell>
          <table:table-cell table:formula="of:=IF([.S104]&gt;0;IF([.S104]&gt;3;3*0.25;[.S104]*0.25);IF([.S104]&lt;-3;-3*0.16;[.S10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4]-([.T104]*1+[.T103]*3+[.T102]*3+[.T101]*2+[.T100]*2+[.T99]*1)/12+RAND()*0.077" office:value-type="float" office:value="0.375153920488237">
            <text:p>0,3751539205</text:p>
          </table:table-cell>
          <table:table-cell table:formula="of:=TRUNC([.P104]+[.O105]*100)" office:value-type="float" office:value="19677">
            <text:p>19677</text:p>
          </table:table-cell>
          <table:table-cell table:formula="of:=((([.O105]*[.O105]*10000)/256*[.$B$5]+[.$B$6]*256)*[.O105]*100+[.P105]*[.$B$7])/256/256+0" office:value-type="float" office:value="5.3128244644947">
            <text:p>5,31</text:p>
          </table:table-cell>
          <table:table-cell table:formula="of:=IF([.Q105]&gt;10;10;IF([.Q105]&lt;-10;-10;IF([.Q105]&gt;=[.R104];TRUNC([.Q105]+1/4);TRUNC([.Q105]+3/4))))" office:value-type="float" office:value="5">
            <text:p>5</text:p>
          </table:table-cell>
          <table:table-cell table:formula="of:=IF([.R105]&gt;[.R104];[.R105]-[.$S$3];[.R105]+[.$S$3])-[.$V$4]" office:value-type="float" office:value="0.4">
            <text:p>0,4</text:p>
          </table:table-cell>
          <table:table-cell table:formula="of:=IF([.S105]&gt;0;IF([.S105]&gt;3;3*0.25;[.S105]*0.25);IF([.S105]&lt;-3;-3*0.16;[.S10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5]-([.T105]*1+[.T104]*3+[.T103]*3+[.T102]*2+[.T101]*2+[.T100]*1)/12+RAND()*0.077" office:value-type="float" office:value="0.372946711038665">
            <text:p>0,372946711</text:p>
          </table:table-cell>
          <table:table-cell table:formula="of:=TRUNC([.P105]+[.O106]*100)" office:value-type="float" office:value="19714">
            <text:p>19714</text:p>
          </table:table-cell>
          <table:table-cell table:formula="of:=((([.O106]*[.O106]*10000)/256*[.$B$5]+[.$B$6]*256)*[.O106]*100+[.P106]*[.$B$7])/256/256+0" office:value-type="float" office:value="5.31805622659089">
            <text:p>5,32</text:p>
          </table:table-cell>
          <table:table-cell table:formula="of:=IF([.Q106]&gt;10;10;IF([.Q106]&lt;-10;-10;IF([.Q106]&gt;=[.R105];TRUNC([.Q106]+1/4);TRUNC([.Q106]+3/4))))" office:value-type="float" office:value="5">
            <text:p>5</text:p>
          </table:table-cell>
          <table:table-cell table:formula="of:=IF([.R106]&gt;[.R105];[.R106]-[.$S$3];[.R106]+[.$S$3])-[.$V$4]" office:value-type="float" office:value="0.4">
            <text:p>0,4</text:p>
          </table:table-cell>
          <table:table-cell table:formula="of:=IF([.S106]&gt;0;IF([.S106]&gt;3;3*0.25;[.S106]*0.25);IF([.S106]&lt;-3;-3*0.16;[.S10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6]-([.T106]*1+[.T105]*3+[.T104]*3+[.T103]*2+[.T102]*2+[.T101]*1)/12+RAND()*0.077" office:value-type="float" office:value="0.386392123262514">
            <text:p>0,3863921233</text:p>
          </table:table-cell>
          <table:table-cell table:formula="of:=TRUNC([.P106]+[.O107]*100)" office:value-type="float" office:value="19752">
            <text:p>19752</text:p>
          </table:table-cell>
          <table:table-cell table:formula="of:=((([.O107]*[.O107]*10000)/256*[.$B$5]+[.$B$6]*256)*[.O107]*100+[.P107]*[.$B$7])/256/256+0" office:value-type="float" office:value="5.35071517492625">
            <text:p>5,35</text:p>
          </table:table-cell>
          <table:table-cell table:formula="of:=IF([.Q107]&gt;10;10;IF([.Q107]&lt;-10;-10;IF([.Q107]&gt;=[.R106];TRUNC([.Q107]+1/4);TRUNC([.Q107]+3/4))))" office:value-type="float" office:value="5">
            <text:p>5</text:p>
          </table:table-cell>
          <table:table-cell table:formula="of:=IF([.R107]&gt;[.R106];[.R107]-[.$S$3];[.R107]+[.$S$3])-[.$V$4]" office:value-type="float" office:value="0.4">
            <text:p>0,4</text:p>
          </table:table-cell>
          <table:table-cell table:formula="of:=IF([.S107]&gt;0;IF([.S107]&gt;3;3*0.25;[.S107]*0.25);IF([.S107]&lt;-3;-3*0.16;[.S10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7]-([.T107]*1+[.T106]*3+[.T105]*3+[.T104]*2+[.T103]*2+[.T102]*1)/12+RAND()*0.077" office:value-type="float" office:value="0.402514930241547">
            <text:p>0,4025149302</text:p>
          </table:table-cell>
          <table:table-cell table:formula="of:=TRUNC([.P107]+[.O108]*100)" office:value-type="float" office:value="19792">
            <text:p>19792</text:p>
          </table:table-cell>
          <table:table-cell table:formula="of:=((([.O108]*[.O108]*10000)/256*[.$B$5]+[.$B$6]*256)*[.O108]*100+[.P108]*[.$B$7])/256/256+0" office:value-type="float" office:value="5.38924470725453">
            <text:p>5,39</text:p>
          </table:table-cell>
          <table:table-cell table:formula="of:=IF([.Q108]&gt;10;10;IF([.Q108]&lt;-10;-10;IF([.Q108]&gt;=[.R107];TRUNC([.Q108]+1/4);TRUNC([.Q108]+3/4))))" office:value-type="float" office:value="5">
            <text:p>5</text:p>
          </table:table-cell>
          <table:table-cell table:formula="of:=IF([.R108]&gt;[.R107];[.R108]-[.$S$3];[.R108]+[.$S$3])-[.$V$4]" office:value-type="float" office:value="0.4">
            <text:p>0,4</text:p>
          </table:table-cell>
          <table:table-cell table:formula="of:=IF([.S108]&gt;0;IF([.S108]&gt;3;3*0.25;[.S108]*0.25);IF([.S108]&lt;-3;-3*0.16;[.S10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8]-([.T108]*1+[.T107]*3+[.T106]*3+[.T105]*2+[.T104]*2+[.T103]*1)/12+RAND()*0.077" office:value-type="float" office:value="0.377841310996523">
            <text:p>0,377841311</text:p>
          </table:table-cell>
          <table:table-cell table:formula="of:=TRUNC([.P108]+[.O109]*100)" office:value-type="float" office:value="19829">
            <text:p>19829</text:p>
          </table:table-cell>
          <table:table-cell table:formula="of:=((([.O109]*[.O109]*10000)/256*[.$B$5]+[.$B$6]*256)*[.O109]*100+[.P109]*[.$B$7])/256/256+0" office:value-type="float" office:value="5.35458170935549">
            <text:p>5,35</text:p>
          </table:table-cell>
          <table:table-cell table:formula="of:=IF([.Q109]&gt;10;10;IF([.Q109]&lt;-10;-10;IF([.Q109]&gt;=[.R108];TRUNC([.Q109]+1/4);TRUNC([.Q109]+3/4))))" office:value-type="float" office:value="5">
            <text:p>5</text:p>
          </table:table-cell>
          <table:table-cell table:formula="of:=IF([.R109]&gt;[.R108];[.R109]-[.$S$3];[.R109]+[.$S$3])-[.$V$4]" office:value-type="float" office:value="0.4">
            <text:p>0,4</text:p>
          </table:table-cell>
          <table:table-cell table:formula="of:=IF([.S109]&gt;0;IF([.S109]&gt;3;3*0.25;[.S109]*0.25);IF([.S109]&lt;-3;-3*0.16;[.S10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9]-([.T109]*1+[.T108]*3+[.T107]*3+[.T106]*2+[.T105]*2+[.T104]*1)/12+RAND()*0.077" office:value-type="float" office:value="0.393286946529173">
            <text:p>0,3932869465</text:p>
          </table:table-cell>
          <table:table-cell table:formula="of:=TRUNC([.P109]+[.O110]*100)" office:value-type="float" office:value="19868">
            <text:p>19868</text:p>
          </table:table-cell>
          <table:table-cell table:formula="of:=((([.O110]*[.O110]*10000)/256*[.$B$5]+[.$B$6]*256)*[.O110]*100+[.P110]*[.$B$7])/256/256+0" office:value-type="float" office:value="5.39123756983445">
            <text:p>5,39</text:p>
          </table:table-cell>
          <table:table-cell table:formula="of:=IF([.Q110]&gt;10;10;IF([.Q110]&lt;-10;-10;IF([.Q110]&gt;=[.R109];TRUNC([.Q110]+1/4);TRUNC([.Q110]+3/4))))" office:value-type="float" office:value="5">
            <text:p>5</text:p>
          </table:table-cell>
          <table:table-cell table:formula="of:=IF([.R110]&gt;[.R109];[.R110]-[.$S$3];[.R110]+[.$S$3])-[.$V$4]" office:value-type="float" office:value="0.4">
            <text:p>0,4</text:p>
          </table:table-cell>
          <table:table-cell table:formula="of:=IF([.S110]&gt;0;IF([.S110]&gt;3;3*0.25;[.S110]*0.25);IF([.S110]&lt;-3;-3*0.16;[.S11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0]-([.T110]*1+[.T109]*3+[.T108]*3+[.T107]*2+[.T106]*2+[.T105]*1)/12+RAND()*0.077" office:value-type="float" office:value="0.422658932305678">
            <text:p>0,4226589323</text:p>
          </table:table-cell>
          <table:table-cell table:formula="of:=TRUNC([.P110]+[.O111]*100)" office:value-type="float" office:value="19910">
            <text:p>19910</text:p>
          </table:table-cell>
          <table:table-cell table:formula="of:=((([.O111]*[.O111]*10000)/256*[.$B$5]+[.$B$6]*256)*[.O111]*100+[.P111]*[.$B$7])/256/256+0" office:value-type="float" office:value="5.45515188464684">
            <text:p>5,46</text:p>
          </table:table-cell>
          <table:table-cell table:formula="of:=IF([.Q111]&gt;10;10;IF([.Q111]&lt;-10;-10;IF([.Q111]&gt;=[.R110];TRUNC([.Q111]+1/4);TRUNC([.Q111]+3/4))))" office:value-type="float" office:value="5">
            <text:p>5</text:p>
          </table:table-cell>
          <table:table-cell table:formula="of:=IF([.R111]&gt;[.R110];[.R111]-[.$S$3];[.R111]+[.$S$3])-[.$V$4]" office:value-type="float" office:value="0.4">
            <text:p>0,4</text:p>
          </table:table-cell>
          <table:table-cell table:formula="of:=IF([.S111]&gt;0;IF([.S111]&gt;3;3*0.25;[.S111]*0.25);IF([.S111]&lt;-3;-3*0.16;[.S11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1]-([.T111]*1+[.T110]*3+[.T109]*3+[.T108]*2+[.T107]*2+[.T106]*1)/12+RAND()*0.077" office:value-type="float" office:value="0.428311036879158">
            <text:p>0,4283110369</text:p>
          </table:table-cell>
          <table:table-cell table:formula="of:=TRUNC([.P111]+[.O112]*100)" office:value-type="float" office:value="19952">
            <text:p>19952</text:p>
          </table:table-cell>
          <table:table-cell table:formula="of:=((([.O112]*[.O112]*10000)/256*[.$B$5]+[.$B$6]*256)*[.O112]*100+[.P112]*[.$B$7])/256/256+0" office:value-type="float" office:value="5.47605475139719">
            <text:p>5,48</text:p>
          </table:table-cell>
          <table:table-cell table:formula="of:=IF([.Q112]&gt;10;10;IF([.Q112]&lt;-10;-10;IF([.Q112]&gt;=[.R111];TRUNC([.Q112]+1/4);TRUNC([.Q112]+3/4))))" office:value-type="float" office:value="5">
            <text:p>5</text:p>
          </table:table-cell>
          <table:table-cell table:formula="of:=IF([.R112]&gt;[.R111];[.R112]-[.$S$3];[.R112]+[.$S$3])-[.$V$4]" office:value-type="float" office:value="0.4">
            <text:p>0,4</text:p>
          </table:table-cell>
          <table:table-cell table:formula="of:=IF([.S112]&gt;0;IF([.S112]&gt;3;3*0.25;[.S112]*0.25);IF([.S112]&lt;-3;-3*0.16;[.S11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2]-([.T112]*1+[.T111]*3+[.T110]*3+[.T109]*2+[.T108]*2+[.T107]*1)/12+RAND()*0.077" office:value-type="float" office:value="0.438926855974947">
            <text:p>0,438926856</text:p>
          </table:table-cell>
          <table:table-cell table:formula="of:=TRUNC([.P112]+[.O113]*100)" office:value-type="float" office:value="19995">
            <text:p>19995</text:p>
          </table:table-cell>
          <table:table-cell table:formula="of:=((([.O113]*[.O113]*10000)/256*[.$B$5]+[.$B$6]*256)*[.O113]*100+[.P113]*[.$B$7])/256/256+0" office:value-type="float" office:value="5.50684585221045">
            <text:p>5,51</text:p>
          </table:table-cell>
          <table:table-cell table:formula="of:=IF([.Q113]&gt;10;10;IF([.Q113]&lt;-10;-10;IF([.Q113]&gt;=[.R112];TRUNC([.Q113]+1/4);TRUNC([.Q113]+3/4))))" office:value-type="float" office:value="5">
            <text:p>5</text:p>
          </table:table-cell>
          <table:table-cell table:formula="of:=IF([.R113]&gt;[.R112];[.R113]-[.$S$3];[.R113]+[.$S$3])-[.$V$4]" office:value-type="float" office:value="0.4">
            <text:p>0,4</text:p>
          </table:table-cell>
          <table:table-cell table:formula="of:=IF([.S113]&gt;0;IF([.S113]&gt;3;3*0.25;[.S113]*0.25);IF([.S113]&lt;-3;-3*0.16;[.S11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3]-([.T113]*1+[.T112]*3+[.T111]*3+[.T110]*2+[.T109]*2+[.T108]*1)/12+RAND()*0.077" office:value-type="float" office:value="0.481735937835454">
            <text:p>0,4817359378</text:p>
          </table:table-cell>
          <table:table-cell table:formula="of:=TRUNC([.P113]+[.O114]*100)" office:value-type="float" office:value="20043">
            <text:p>20043</text:p>
          </table:table-cell>
          <table:table-cell table:formula="of:=((([.O114]*[.O114]*10000)/256*[.$B$5]+[.$B$6]*256)*[.O114]*100+[.P114]*[.$B$7])/256/256+0" office:value-type="float" office:value="5.60444348298519">
            <text:p>5,60</text:p>
          </table:table-cell>
          <table:table-cell table:formula="of:=IF([.Q114]&gt;10;10;IF([.Q114]&lt;-10;-10;IF([.Q114]&gt;=[.R113];TRUNC([.Q114]+1/4);TRUNC([.Q114]+3/4))))" office:value-type="float" office:value="5">
            <text:p>5</text:p>
          </table:table-cell>
          <table:table-cell table:formula="of:=IF([.R114]&gt;[.R113];[.R114]-[.$S$3];[.R114]+[.$S$3])-[.$V$4]" office:value-type="float" office:value="0.4">
            <text:p>0,4</text:p>
          </table:table-cell>
          <table:table-cell table:formula="of:=IF([.S114]&gt;0;IF([.S114]&gt;3;3*0.25;[.S114]*0.25);IF([.S114]&lt;-3;-3*0.16;[.S11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4]-([.T114]*1+[.T113]*3+[.T112]*3+[.T111]*2+[.T110]*2+[.T109]*1)/12+RAND()*0.077" office:value-type="float" office:value="0.524982703183739">
            <text:p>0,5249827032</text:p>
          </table:table-cell>
          <table:table-cell table:formula="of:=TRUNC([.P114]+[.O115]*100)" office:value-type="float" office:value="20095">
            <text:p>20095</text:p>
          </table:table-cell>
          <table:table-cell table:formula="of:=((([.O115]*[.O115]*10000)/256*[.$B$5]+[.$B$6]*256)*[.O115]*100+[.P115]*[.$B$7])/256/256+0" office:value-type="float" office:value="5.71095073463991">
            <text:p>5,71</text:p>
          </table:table-cell>
          <table:table-cell table:formula="of:=IF([.Q115]&gt;10;10;IF([.Q115]&lt;-10;-10;IF([.Q115]&gt;=[.R114];TRUNC([.Q115]+1/4);TRUNC([.Q115]+3/4))))" office:value-type="float" office:value="5">
            <text:p>5</text:p>
          </table:table-cell>
          <table:table-cell table:formula="of:=IF([.R115]&gt;[.R114];[.R115]-[.$S$3];[.R115]+[.$S$3])-[.$V$4]" office:value-type="float" office:value="0.4">
            <text:p>0,4</text:p>
          </table:table-cell>
          <table:table-cell table:formula="of:=IF([.S115]&gt;0;IF([.S115]&gt;3;3*0.25;[.S115]*0.25);IF([.S115]&lt;-3;-3*0.16;[.S11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5]-([.T115]*1+[.T114]*3+[.T113]*3+[.T112]*2+[.T111]*2+[.T110]*1)/12+RAND()*0.077" office:value-type="float" office:value="0.530688846392208">
            <text:p>0,5306888464</text:p>
          </table:table-cell>
          <table:table-cell table:formula="of:=TRUNC([.P115]+[.O116]*100)" office:value-type="float" office:value="20148">
            <text:p>20148</text:p>
          </table:table-cell>
          <table:table-cell table:formula="of:=((([.O116]*[.O116]*10000)/256*[.$B$5]+[.$B$6]*256)*[.O116]*100+[.P116]*[.$B$7])/256/256+0" office:value-type="float" office:value="5.73683122846364">
            <text:p>5,74</text:p>
          </table:table-cell>
          <table:table-cell table:formula="of:=IF([.Q116]&gt;10;10;IF([.Q116]&lt;-10;-10;IF([.Q116]&gt;=[.R115];TRUNC([.Q116]+1/4);TRUNC([.Q116]+3/4))))" office:value-type="float" office:value="5">
            <text:p>5</text:p>
          </table:table-cell>
          <table:table-cell table:formula="of:=IF([.R116]&gt;[.R115];[.R116]-[.$S$3];[.R116]+[.$S$3])-[.$V$4]" office:value-type="float" office:value="0.4">
            <text:p>0,4</text:p>
          </table:table-cell>
          <table:table-cell table:formula="of:=IF([.S116]&gt;0;IF([.S116]&gt;3;3*0.25;[.S116]*0.25);IF([.S116]&lt;-3;-3*0.16;[.S11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6]-([.T116]*1+[.T115]*3+[.T114]*3+[.T113]*2+[.T112]*2+[.T111]*1)/12+RAND()*0.077" office:value-type="float" office:value="0.573645401496712">
            <text:p>0,5736454015</text:p>
          </table:table-cell>
          <table:table-cell table:formula="of:=TRUNC([.P116]+[.O117]*100)" office:value-type="float" office:value="20205">
            <text:p>20205</text:p>
          </table:table-cell>
          <table:table-cell table:formula="of:=((([.O117]*[.O117]*10000)/256*[.$B$5]+[.$B$6]*256)*[.O117]*100+[.P117]*[.$B$7])/256/256+0" office:value-type="float" office:value="5.85263516356567">
            <text:p>5,85</text:p>
          </table:table-cell>
          <table:table-cell table:formula="of:=IF([.Q117]&gt;10;10;IF([.Q117]&lt;-10;-10;IF([.Q117]&gt;=[.R116];TRUNC([.Q117]+1/4);TRUNC([.Q117]+3/4))))" office:value-type="float" office:value="6">
            <text:p>6</text:p>
          </table:table-cell>
          <table:table-cell table:formula="of:=IF([.R117]&gt;[.R116];[.R117]-[.$S$3];[.R117]+[.$S$3])-[.$V$4]" office:value-type="float" office:value="0.86">
            <text:p>0,86</text:p>
          </table:table-cell>
          <table:table-cell table:formula="of:=IF([.S117]&gt;0;IF([.S117]&gt;3;3*0.25;[.S117]*0.25);IF([.S117]&lt;-3;-3*0.16;[.S117]*0.16))/3" office:value-type="float" office:value="0.0716666666666667">
            <text:p>0,071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7]-([.T117]*1+[.T116]*3+[.T115]*3+[.T114]*2+[.T113]*2+[.T112]*1)/12+RAND()*0.077" office:value-type="float" office:value="0.610456766288275">
            <text:p>0,6104567663</text:p>
          </table:table-cell>
          <table:table-cell table:formula="of:=TRUNC([.P117]+[.O118]*100)" office:value-type="float" office:value="20266">
            <text:p>20266</text:p>
          </table:table-cell>
          <table:table-cell table:formula="of:=((([.O118]*[.O118]*10000)/256*[.$B$5]+[.$B$6]*256)*[.O118]*100+[.P118]*[.$B$7])/256/256+0" office:value-type="float" office:value="5.96144272881551">
            <text:p>5,96</text:p>
          </table:table-cell>
          <table:table-cell table:formula="of:=IF([.Q118]&gt;10;10;IF([.Q118]&lt;-10;-10;IF([.Q118]&gt;=[.R117];TRUNC([.Q118]+1/4);TRUNC([.Q118]+3/4))))" office:value-type="float" office:value="6">
            <text:p>6</text:p>
          </table:table-cell>
          <table:table-cell table:formula="of:=IF([.R118]&gt;[.R117];[.R118]-[.$S$3];[.R118]+[.$S$3])-[.$V$4]" office:value-type="float" office:value="1.4">
            <text:p>1,4</text:p>
          </table:table-cell>
          <table:table-cell table:formula="of:=IF([.S118]&gt;0;IF([.S118]&gt;3;3*0.25;[.S118]*0.25);IF([.S118]&lt;-3;-3*0.16;[.S118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8]-([.T118]*1+[.T117]*3+[.T116]*3+[.T115]*2+[.T114]*2+[.T113]*1)/12+RAND()*0.077" office:value-type="float" office:value="0.624271320078432">
            <text:p>0,6242713201</text:p>
          </table:table-cell>
          <table:table-cell table:formula="of:=TRUNC([.P118]+[.O119]*100)" office:value-type="float" office:value="20328">
            <text:p>20328</text:p>
          </table:table-cell>
          <table:table-cell table:formula="of:=((([.O119]*[.O119]*10000)/256*[.$B$5]+[.$B$6]*256)*[.O119]*100+[.P119]*[.$B$7])/256/256+0" office:value-type="float" office:value="6.01348226873596">
            <text:p>6,01</text:p>
          </table:table-cell>
          <table:table-cell table:formula="of:=IF([.Q119]&gt;10;10;IF([.Q119]&lt;-10;-10;IF([.Q119]&gt;=[.R118];TRUNC([.Q119]+1/4);TRUNC([.Q119]+3/4))))" office:value-type="float" office:value="6">
            <text:p>6</text:p>
          </table:table-cell>
          <table:table-cell table:formula="of:=IF([.R119]&gt;[.R118];[.R119]-[.$S$3];[.R119]+[.$S$3])-[.$V$4]" office:value-type="float" office:value="1.4">
            <text:p>1,4</text:p>
          </table:table-cell>
          <table:table-cell table:formula="of:=IF([.S119]&gt;0;IF([.S119]&gt;3;3*0.25;[.S119]*0.25);IF([.S119]&lt;-3;-3*0.16;[.S119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9]-([.T119]*1+[.T118]*3+[.T117]*3+[.T116]*2+[.T115]*2+[.T114]*1)/12+RAND()*0.077" office:value-type="float" office:value="0.577413202448244">
            <text:p>0,5774132024</text:p>
          </table:table-cell>
          <table:table-cell table:formula="of:=TRUNC([.P119]+[.O120]*100)" office:value-type="float" office:value="20385">
            <text:p>20385</text:p>
          </table:table-cell>
          <table:table-cell table:formula="of:=((([.O120]*[.O120]*10000)/256*[.$B$5]+[.$B$6]*256)*[.O120]*100+[.P120]*[.$B$7])/256/256+0" office:value-type="float" office:value="5.90590549393688">
            <text:p>5,91</text:p>
          </table:table-cell>
          <table:table-cell table:formula="of:=IF([.Q120]&gt;10;10;IF([.Q120]&lt;-10;-10;IF([.Q120]&gt;=[.R119];TRUNC([.Q120]+1/4);TRUNC([.Q120]+3/4))))" office:value-type="float" office:value="6">
            <text:p>6</text:p>
          </table:table-cell>
          <table:table-cell table:formula="of:=IF([.R120]&gt;[.R119];[.R120]-[.$S$3];[.R120]+[.$S$3])-[.$V$4]" office:value-type="float" office:value="1.4">
            <text:p>1,4</text:p>
          </table:table-cell>
          <table:table-cell table:formula="of:=IF([.S120]&gt;0;IF([.S120]&gt;3;3*0.25;[.S120]*0.25);IF([.S120]&lt;-3;-3*0.16;[.S120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0]-([.T120]*1+[.T119]*3+[.T118]*3+[.T117]*2+[.T116]*2+[.T115]*1)/12+RAND()*0.077" office:value-type="float" office:value="0.508746487214347">
            <text:p>0,5087464872</text:p>
          </table:table-cell>
          <table:table-cell table:formula="of:=TRUNC([.P120]+[.O121]*100)" office:value-type="float" office:value="20435">
            <text:p>20435</text:p>
          </table:table-cell>
          <table:table-cell table:formula="of:=((([.O121]*[.O121]*10000)/256*[.$B$5]+[.$B$6]*256)*[.O121]*100+[.P121]*[.$B$7])/256/256+0" office:value-type="float" office:value="5.75786705193948">
            <text:p>5,76</text:p>
          </table:table-cell>
          <table:table-cell table:formula="of:=IF([.Q121]&gt;10;10;IF([.Q121]&lt;-10;-10;IF([.Q121]&gt;=[.R120];TRUNC([.Q121]+1/4);TRUNC([.Q121]+3/4))))" office:value-type="float" office:value="6">
            <text:p>6</text:p>
          </table:table-cell>
          <table:table-cell table:formula="of:=IF([.R121]&gt;[.R120];[.R121]-[.$S$3];[.R121]+[.$S$3])-[.$V$4]" office:value-type="float" office:value="1.4">
            <text:p>1,4</text:p>
          </table:table-cell>
          <table:table-cell table:formula="of:=IF([.S121]&gt;0;IF([.S121]&gt;3;3*0.25;[.S121]*0.25);IF([.S121]&lt;-3;-3*0.16;[.S12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1]-([.T121]*1+[.T120]*3+[.T119]*3+[.T118]*2+[.T117]*2+[.T116]*1)/12+RAND()*0.077" office:value-type="float" office:value="0.470028958616222">
            <text:p>0,4700289586</text:p>
          </table:table-cell>
          <table:table-cell table:formula="of:=TRUNC([.P121]+[.O122]*100)" office:value-type="float" office:value="20482">
            <text:p>20482</text:p>
          </table:table-cell>
          <table:table-cell table:formula="of:=((([.O122]*[.O122]*10000)/256*[.$B$5]+[.$B$6]*256)*[.O122]*100+[.P122]*[.$B$7])/256/256+0" office:value-type="float" office:value="5.68747196047456">
            <text:p>5,69</text:p>
          </table:table-cell>
          <table:table-cell table:formula="of:=IF([.Q122]&gt;10;10;IF([.Q122]&lt;-10;-10;IF([.Q122]&gt;=[.R121];TRUNC([.Q122]+1/4);TRUNC([.Q122]+3/4))))" office:value-type="float" office:value="6">
            <text:p>6</text:p>
          </table:table-cell>
          <table:table-cell table:formula="of:=IF([.R122]&gt;[.R121];[.R122]-[.$S$3];[.R122]+[.$S$3])-[.$V$4]" office:value-type="float" office:value="1.4">
            <text:p>1,4</text:p>
          </table:table-cell>
          <table:table-cell table:formula="of:=IF([.S122]&gt;0;IF([.S122]&gt;3;3*0.25;[.S122]*0.25);IF([.S122]&lt;-3;-3*0.16;[.S12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2]-([.T122]*1+[.T121]*3+[.T120]*3+[.T119]*2+[.T118]*2+[.T117]*1)/12+RAND()*0.077" office:value-type="float" office:value="0.425402403669652">
            <text:p>0,4254024037</text:p>
          </table:table-cell>
          <table:table-cell table:formula="of:=TRUNC([.P122]+[.O123]*100)" office:value-type="float" office:value="20524">
            <text:p>20524</text:p>
          </table:table-cell>
          <table:table-cell table:formula="of:=((([.O123]*[.O123]*10000)/256*[.$B$5]+[.$B$6]*256)*[.O123]*100+[.P123]*[.$B$7])/256/256+0" office:value-type="float" office:value="5.61020976462061">
            <text:p>5,61</text:p>
          </table:table-cell>
          <table:table-cell table:formula="of:=IF([.Q123]&gt;10;10;IF([.Q123]&lt;-10;-10;IF([.Q123]&gt;=[.R122];TRUNC([.Q123]+1/4);TRUNC([.Q123]+3/4))))" office:value-type="float" office:value="6">
            <text:p>6</text:p>
          </table:table-cell>
          <table:table-cell table:formula="of:=IF([.R123]&gt;[.R122];[.R123]-[.$S$3];[.R123]+[.$S$3])-[.$V$4]" office:value-type="float" office:value="1.4">
            <text:p>1,4</text:p>
          </table:table-cell>
          <table:table-cell table:formula="of:=IF([.S123]&gt;0;IF([.S123]&gt;3;3*0.25;[.S123]*0.25);IF([.S123]&lt;-3;-3*0.16;[.S12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3]-([.T123]*1+[.T122]*3+[.T121]*3+[.T120]*2+[.T119]*2+[.T118]*1)/12+RAND()*0.077" office:value-type="float" office:value="0.30890855740576">
            <text:p>0,3089085574</text:p>
          </table:table-cell>
          <table:table-cell table:formula="of:=TRUNC([.P123]+[.O124]*100)" office:value-type="float" office:value="20554">
            <text:p>20554</text:p>
          </table:table-cell>
          <table:table-cell table:formula="of:=((([.O124]*[.O124]*10000)/256*[.$B$5]+[.$B$6]*256)*[.O124]*100+[.P124]*[.$B$7])/256/256+0" office:value-type="float" office:value="5.41872245824059">
            <text:p>5,42</text:p>
          </table:table-cell>
          <table:table-cell table:formula="of:=IF([.Q124]&gt;10;10;IF([.Q124]&lt;-10;-10;IF([.Q124]&gt;=[.R123];TRUNC([.Q124]+1/4);TRUNC([.Q124]+3/4))))" office:value-type="float" office:value="6">
            <text:p>6</text:p>
          </table:table-cell>
          <table:table-cell table:formula="of:=IF([.R124]&gt;[.R123];[.R124]-[.$S$3];[.R124]+[.$S$3])-[.$V$4]" office:value-type="float" office:value="1.4">
            <text:p>1,4</text:p>
          </table:table-cell>
          <table:table-cell table:formula="of:=IF([.S124]&gt;0;IF([.S124]&gt;3;3*0.25;[.S124]*0.25);IF([.S124]&lt;-3;-3*0.16;[.S124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4]-([.T124]*1+[.T123]*3+[.T122]*3+[.T121]*2+[.T120]*2+[.T119]*1)/12+RAND()*0.077" office:value-type="float" office:value="0.207648659633848">
            <text:p>0,2076486596</text:p>
          </table:table-cell>
          <table:table-cell table:formula="of:=TRUNC([.P124]+[.O125]*100)" office:value-type="float" office:value="20574">
            <text:p>20574</text:p>
          </table:table-cell>
          <table:table-cell table:formula="of:=((([.O125]*[.O125]*10000)/256*[.$B$5]+[.$B$6]*256)*[.O125]*100+[.P125]*[.$B$7])/256/256+0" office:value-type="float" office:value="5.27802808876314">
            <text:p>5,28</text:p>
          </table:table-cell>
          <table:table-cell table:formula="of:=IF([.Q125]&gt;10;10;IF([.Q125]&lt;-10;-10;IF([.Q125]&gt;=[.R124];TRUNC([.Q125]+1/4);TRUNC([.Q125]+3/4))))" office:value-type="float" office:value="6">
            <text:p>6</text:p>
          </table:table-cell>
          <table:table-cell table:formula="of:=IF([.R125]&gt;[.R124];[.R125]-[.$S$3];[.R125]+[.$S$3])-[.$V$4]" office:value-type="float" office:value="1.4">
            <text:p>1,4</text:p>
          </table:table-cell>
          <table:table-cell table:formula="of:=IF([.S125]&gt;0;IF([.S125]&gt;3;3*0.25;[.S125]*0.25);IF([.S125]&lt;-3;-3*0.16;[.S125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+ext. err. -&gt;&gt;</text:p>
          </table:table-cell>
          <table:table-cell table:formula="of:=[.O125]-([.T125]*1+[.T124]*3+[.T123]*3+[.T122]*2+[.T121]*2+[.T120]*1)/12+RAND()*0.077-2" office:value-type="float" office:value="-1.85366387394747">
            <text:p>-1,8536638739</text:p>
          </table:table-cell>
          <table:table-cell table:formula="of:=TRUNC([.P125]+[.O126]*100)" office:value-type="float" office:value="20388">
            <text:p>20388</text:p>
          </table:table-cell>
          <table:table-cell table:formula="of:=((([.O126]*[.O126]*10000)/256*[.$B$5]+[.$B$6]*256)*[.O126]*100+[.P126]*[.$B$7])/256/256+0" office:value-type="float" office:value="-5.54682439616867">
            <text:p>-5,55</text:p>
          </table:table-cell>
          <table:table-cell table:formula="of:=IF([.Q126]&gt;10;10;IF([.Q126]&lt;-10;-10;IF([.Q126]&gt;=[.R125];TRUNC([.Q126]+1/4);TRUNC([.Q126]+3/4))))" office:value-type="float" office:value="-4">
            <text:p>-4</text:p>
          </table:table-cell>
          <table:table-cell table:formula="of:=IF([.R126]&gt;[.R125];[.R126]-[.$S$3];[.R126]+[.$S$3])-[.$V$4]" office:value-type="float" office:value="-8.6">
            <text:p>-8,6</text:p>
          </table:table-cell>
          <table:table-cell table:formula="of:=IF([.S126]&gt;0;IF([.S126]&gt;3;3*0.25;[.S126]*0.25);IF([.S126]&lt;-3;-3*0.16;[.S126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6]-([.T126]*1+[.T125]*3+[.T124]*3+[.T123]*2+[.T122]*2+[.T121]*1)/12+RAND()*0.077" office:value-type="float" office:value="-1.90807087387692">
            <text:p>-1,9080708739</text:p>
          </table:table-cell>
          <table:table-cell table:formula="of:=TRUNC([.P126]+[.O127]*100)" office:value-type="float" office:value="20197">
            <text:p>20197</text:p>
          </table:table-cell>
          <table:table-cell table:formula="of:=((([.O127]*[.O127]*10000)/256*[.$B$5]+[.$B$6]*256)*[.O127]*100+[.P127]*[.$B$7])/256/256+0" office:value-type="float" office:value="-6.41443933512622">
            <text:p>-6,41</text:p>
          </table:table-cell>
          <table:table-cell table:formula="of:=IF([.Q127]&gt;10;10;IF([.Q127]&lt;-10;-10;IF([.Q127]&gt;=[.R126];TRUNC([.Q127]+1/4);TRUNC([.Q127]+3/4))))" office:value-type="float" office:value="-5">
            <text:p>-5</text:p>
          </table:table-cell>
          <table:table-cell table:formula="of:=IF([.R127]&gt;[.R126];[.R127]-[.$S$3];[.R127]+[.$S$3])-[.$V$4]" office:value-type="float" office:value="-9.6">
            <text:p>-9,6</text:p>
          </table:table-cell>
          <table:table-cell table:formula="of:=IF([.S127]&gt;0;IF([.S127]&gt;3;3*0.25;[.S127]*0.25);IF([.S127]&lt;-3;-3*0.16;[.S127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7]-([.T127]*1+[.T126]*3+[.T125]*3+[.T124]*2+[.T123]*2+[.T122]*1)/12+RAND()*0.077" office:value-type="float" office:value="-1.92904513456516">
            <text:p>-1,9290451346</text:p>
          </table:table-cell>
          <table:table-cell table:formula="of:=TRUNC([.P127]+[.O128]*100)" office:value-type="float" office:value="20004">
            <text:p>20004</text:p>
          </table:table-cell>
          <table:table-cell table:formula="of:=((([.O128]*[.O128]*10000)/256*[.$B$5]+[.$B$6]*256)*[.O128]*100+[.P128]*[.$B$7])/256/256+0" office:value-type="float" office:value="-6.78985174527579">
            <text:p>-6,79</text:p>
          </table:table-cell>
          <table:table-cell table:formula="of:=IF([.Q128]&gt;10;10;IF([.Q128]&lt;-10;-10;IF([.Q128]&gt;=[.R127];TRUNC([.Q128]+1/4);TRUNC([.Q128]+3/4))))" office:value-type="float" office:value="-6">
            <text:p>-6</text:p>
          </table:table-cell>
          <table:table-cell table:formula="of:=IF([.R128]&gt;[.R127];[.R128]-[.$S$3];[.R128]+[.$S$3])-[.$V$4]" office:value-type="float" office:value="-10.6">
            <text:p>-10,6</text:p>
          </table:table-cell>
          <table:table-cell table:formula="of:=IF([.S128]&gt;0;IF([.S128]&gt;3;3*0.25;[.S128]*0.25);IF([.S128]&lt;-3;-3*0.16;[.S128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8]-([.T128]*1+[.T127]*3+[.T126]*3+[.T125]*2+[.T124]*2+[.T123]*1)/12+RAND()*0.077" office:value-type="float" office:value="-1.85682456812318">
            <text:p>-1,8568245681</text:p>
          </table:table-cell>
          <table:table-cell table:formula="of:=TRUNC([.P128]+[.O129]*100)" office:value-type="float" office:value="19818">
            <text:p>19818</text:p>
          </table:table-cell>
          <table:table-cell table:formula="of:=((([.O129]*[.O129]*10000)/256*[.$B$5]+[.$B$6]*256)*[.O129]*100+[.P129]*[.$B$7])/256/256+0" office:value-type="float" office:value="-5.73248504440519">
            <text:p>-5,73</text:p>
          </table:table-cell>
          <table:table-cell table:formula="of:=IF([.Q129]&gt;10;10;IF([.Q129]&lt;-10;-10;IF([.Q129]&gt;=[.R128];TRUNC([.Q129]+1/4);TRUNC([.Q129]+3/4))))" office:value-type="float" office:value="-5">
            <text:p>-5</text:p>
          </table:table-cell>
          <table:table-cell table:formula="of:=IF([.R129]&gt;[.R128];[.R129]-[.$S$3];[.R129]+[.$S$3])-[.$V$4]" office:value-type="float" office:value="-10.14">
            <text:p>-10,14</text:p>
          </table:table-cell>
          <table:table-cell table:formula="of:=IF([.S129]&gt;0;IF([.S129]&gt;3;3*0.25;[.S129]*0.25);IF([.S129]&lt;-3;-3*0.16;[.S129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9]-([.T129]*1+[.T128]*3+[.T127]*3+[.T126]*2+[.T125]*2+[.T124]*1)/12+RAND()*0.077" office:value-type="float" office:value="-1.7312356625076">
            <text:p>-1,7312356625</text:p>
          </table:table-cell>
          <table:table-cell table:formula="of:=TRUNC([.P129]+[.O130]*100)" office:value-type="float" office:value="19644">
            <text:p>19644</text:p>
          </table:table-cell>
          <table:table-cell table:formula="of:=((([.O130]*[.O130]*10000)/256*[.$B$5]+[.$B$6]*256)*[.O130]*100+[.P130]*[.$B$7])/256/256+0" office:value-type="float" office:value="-4.0370037935421">
            <text:p>-4,04</text:p>
          </table:table-cell>
          <table:table-cell table:formula="of:=IF([.Q130]&gt;10;10;IF([.Q130]&lt;-10;-10;IF([.Q130]&gt;=[.R129];TRUNC([.Q130]+1/4);TRUNC([.Q130]+3/4))))" office:value-type="float" office:value="-3">
            <text:p>-3</text:p>
          </table:table-cell>
          <table:table-cell table:formula="of:=IF([.R130]&gt;[.R129];[.R130]-[.$S$3];[.R130]+[.$S$3])-[.$V$4]" office:value-type="float" office:value="-8.14">
            <text:p>-8,14</text:p>
          </table:table-cell>
          <table:table-cell table:formula="of:=IF([.S130]&gt;0;IF([.S130]&gt;3;3*0.25;[.S130]*0.25);IF([.S130]&lt;-3;-3*0.16;[.S130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0]-([.T130]*1+[.T129]*3+[.T128]*3+[.T127]*2+[.T126]*2+[.T125]*1)/12+RAND()*0.077" office:value-type="float" office:value="-1.58976187899738">
            <text:p>-1,589761879</text:p>
          </table:table-cell>
          <table:table-cell table:formula="of:=TRUNC([.P130]+[.O131]*100)" office:value-type="float" office:value="19485">
            <text:p>19485</text:p>
          </table:table-cell>
          <table:table-cell table:formula="of:=((([.O131]*[.O131]*10000)/256*[.$B$5]+[.$B$6]*256)*[.O131]*100+[.P131]*[.$B$7])/256/256+0" office:value-type="float" office:value="-2.37456814741605">
            <text:p>-2,37</text:p>
          </table:table-cell>
          <table:table-cell table:formula="of:=IF([.Q131]&gt;10;10;IF([.Q131]&lt;-10;-10;IF([.Q131]&gt;=[.R130];TRUNC([.Q131]+1/4);TRUNC([.Q131]+3/4))))" office:value-type="float" office:value="-2">
            <text:p>-2</text:p>
          </table:table-cell>
          <table:table-cell table:formula="of:=IF([.R131]&gt;[.R130];[.R131]-[.$S$3];[.R131]+[.$S$3])-[.$V$4]" office:value-type="float" office:value="-7.14">
            <text:p>-7,14</text:p>
          </table:table-cell>
          <table:table-cell table:formula="of:=IF([.S131]&gt;0;IF([.S131]&gt;3;3*0.25;[.S131]*0.25);IF([.S131]&lt;-3;-3*0.16;[.S131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1]-([.T131]*1+[.T130]*3+[.T129]*3+[.T128]*2+[.T127]*2+[.T126]*1)/12+RAND()*0.077" office:value-type="float" office:value="-1.36059805598466">
            <text:p>-1,360598056</text:p>
          </table:table-cell>
          <table:table-cell table:formula="of:=TRUNC([.P131]+[.O132]*100)" office:value-type="float" office:value="19348">
            <text:p>19348</text:p>
          </table:table-cell>
          <table:table-cell table:formula="of:=((([.O132]*[.O132]*10000)/256*[.$B$5]+[.$B$6]*256)*[.O132]*100+[.P132]*[.$B$7])/256/256+0" office:value-type="float" office:value="-0.173694444620791">
            <text:p>-0,17</text:p>
          </table:table-cell>
          <table:table-cell table:formula="of:=IF([.Q132]&gt;10;10;IF([.Q132]&lt;-10;-10;IF([.Q132]&gt;=[.R131];TRUNC([.Q132]+1/4);TRUNC([.Q132]+3/4))))" office:value-type="float" office:value="0">
            <text:p>0</text:p>
          </table:table-cell>
          <table:table-cell table:formula="of:=IF([.R132]&gt;[.R131];[.R132]-[.$S$3];[.R132]+[.$S$3])-[.$V$4]" office:value-type="float" office:value="-5.14">
            <text:p>-5,14</text:p>
          </table:table-cell>
          <table:table-cell table:formula="of:=IF([.S132]&gt;0;IF([.S132]&gt;3;3*0.25;[.S132]*0.25);IF([.S132]&lt;-3;-3*0.16;[.S132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2]-([.T132]*1+[.T131]*3+[.T130]*3+[.T129]*2+[.T128]*2+[.T127]*1)/12+RAND()*0.077" office:value-type="float" office:value="-1.18390309051547">
            <text:p>-1,1839030905</text:p>
          </table:table-cell>
          <table:table-cell table:formula="of:=TRUNC([.P132]+[.O133]*100)" office:value-type="float" office:value="19229">
            <text:p>19229</text:p>
          </table:table-cell>
          <table:table-cell table:formula="of:=((([.O133]*[.O133]*10000)/256*[.$B$5]+[.$B$6]*256)*[.O133]*100+[.P133]*[.$B$7])/256/256+0" office:value-type="float" office:value="1.13123194000261">
            <text:p>1,13</text:p>
          </table:table-cell>
          <table:table-cell table:formula="of:=IF([.Q133]&gt;10;10;IF([.Q133]&lt;-10;-10;IF([.Q133]&gt;=[.R132];TRUNC([.Q133]+1/4);TRUNC([.Q133]+3/4))))" office:value-type="float" office:value="1">
            <text:p>1</text:p>
          </table:table-cell>
          <table:table-cell table:formula="of:=IF([.R133]&gt;[.R132];[.R133]-[.$S$3];[.R133]+[.$S$3])-[.$V$4]" office:value-type="float" office:value="-4.14">
            <text:p>-4,14</text:p>
          </table:table-cell>
          <table:table-cell table:formula="of:=IF([.S133]&gt;0;IF([.S133]&gt;3;3*0.25;[.S133]*0.25);IF([.S133]&lt;-3;-3*0.16;[.S133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3]-([.T133]*1+[.T132]*3+[.T131]*3+[.T130]*2+[.T129]*2+[.T128]*1)/12+RAND()*0.077" office:value-type="float" office:value="-0.961463698586746">
            <text:p>-0,9614636986</text:p>
          </table:table-cell>
          <table:table-cell table:formula="of:=TRUNC([.P133]+[.O134]*100)" office:value-type="float" office:value="19132">
            <text:p>19132</text:p>
          </table:table-cell>
          <table:table-cell table:formula="of:=((([.O134]*[.O134]*10000)/256*[.$B$5]+[.$B$6]*256)*[.O134]*100+[.P134]*[.$B$7])/256/256+0" office:value-type="float" office:value="2.37871219860055">
            <text:p>2,38</text:p>
          </table:table-cell>
          <table:table-cell table:formula="of:=IF([.Q134]&gt;10;10;IF([.Q134]&lt;-10;-10;IF([.Q134]&gt;=[.R133];TRUNC([.Q134]+1/4);TRUNC([.Q134]+3/4))))" office:value-type="float" office:value="2">
            <text:p>2</text:p>
          </table:table-cell>
          <table:table-cell table:formula="of:=IF([.R134]&gt;[.R133];[.R134]-[.$S$3];[.R134]+[.$S$3])-[.$V$4]" office:value-type="float" office:value="-3.14">
            <text:p>-3,14</text:p>
          </table:table-cell>
          <table:table-cell table:formula="of:=IF([.S134]&gt;0;IF([.S134]&gt;3;3*0.25;[.S134]*0.25);IF([.S134]&lt;-3;-3*0.16;[.S134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4]-([.T134]*1+[.T133]*3+[.T132]*3+[.T131]*2+[.T130]*2+[.T129]*1)/12+RAND()*0.077" office:value-type="float" office:value="-0.799246021929029">
            <text:p>-0,7992460219</text:p>
          </table:table-cell>
          <table:table-cell table:formula="of:=TRUNC([.P134]+[.O135]*100)" office:value-type="float" office:value="19052">
            <text:p>19052</text:p>
          </table:table-cell>
          <table:table-cell table:formula="of:=((([.O135]*[.O135]*10000)/256*[.$B$5]+[.$B$6]*256)*[.O135]*100+[.P135]*[.$B$7])/256/256+0" office:value-type="float" office:value="3.04526053901354">
            <text:p>3,05</text:p>
          </table:table-cell>
          <table:table-cell table:formula="of:=IF([.Q135]&gt;10;10;IF([.Q135]&lt;-10;-10;IF([.Q135]&gt;=[.R134];TRUNC([.Q135]+1/4);TRUNC([.Q135]+3/4))))" office:value-type="float" office:value="3">
            <text:p>3</text:p>
          </table:table-cell>
          <table:table-cell table:formula="of:=IF([.R135]&gt;[.R134];[.R135]-[.$S$3];[.R135]+[.$S$3])-[.$V$4]" office:value-type="float" office:value="-2.14">
            <text:p>-2,14</text:p>
          </table:table-cell>
          <table:table-cell table:formula="of:=IF([.S135]&gt;0;IF([.S135]&gt;3;3*0.25;[.S135]*0.25);IF([.S135]&lt;-3;-3*0.16;[.S135]*0.16))/3" office:value-type="float" office:value="-0.114133333333333">
            <text:p>-0,1141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5]-([.T135]*1+[.T134]*3+[.T133]*3+[.T132]*2+[.T131]*2+[.T130]*1)/12+RAND()*0.077" office:value-type="float" office:value="-0.602815452428946">
            <text:p>-0,6028154524</text:p>
          </table:table-cell>
          <table:table-cell table:formula="of:=TRUNC([.P135]+[.O136]*100)" office:value-type="float" office:value="18991">
            <text:p>18991</text:p>
          </table:table-cell>
          <table:table-cell table:formula="of:=((([.O136]*[.O136]*10000)/256*[.$B$5]+[.$B$6]*256)*[.O136]*100+[.P136]*[.$B$7])/256/256+0" office:value-type="float" office:value="3.64280297827739">
            <text:p>3,64</text:p>
          </table:table-cell>
          <table:table-cell table:formula="of:=IF([.Q136]&gt;10;10;IF([.Q136]&lt;-10;-10;IF([.Q136]&gt;=[.R135];TRUNC([.Q136]+1/4);TRUNC([.Q136]+3/4))))" office:value-type="float" office:value="3">
            <text:p>3</text:p>
          </table:table-cell>
          <table:table-cell table:formula="of:=IF([.R136]&gt;[.R135];[.R136]-[.$S$3];[.R136]+[.$S$3])-[.$V$4]" office:value-type="float" office:value="-1.6">
            <text:p>-1,6</text:p>
          </table:table-cell>
          <table:table-cell table:formula="of:=IF([.S136]&gt;0;IF([.S136]&gt;3;3*0.25;[.S136]*0.25);IF([.S136]&lt;-3;-3*0.16;[.S136]*0.16))/3" office:value-type="float" office:value="-0.0853333333333333">
            <text:p>-0,085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6]-([.T136]*1+[.T135]*3+[.T134]*3+[.T133]*2+[.T132]*2+[.T131]*1)/12+RAND()*0.077" office:value-type="float" office:value="-0.443938825505348">
            <text:p>-0,4439388255</text:p>
          </table:table-cell>
          <table:table-cell table:formula="of:=TRUNC([.P136]+[.O137]*100)" office:value-type="float" office:value="18946">
            <text:p>18946</text:p>
          </table:table-cell>
          <table:table-cell table:formula="of:=((([.O137]*[.O137]*10000)/256*[.$B$5]+[.$B$6]*256)*[.O137]*100+[.P137]*[.$B$7])/256/256+0" office:value-type="float" office:value="3.99051874409475">
            <text:p>3,99</text:p>
          </table:table-cell>
          <table:table-cell table:formula="of:=IF([.Q137]&gt;10;10;IF([.Q137]&lt;-10;-10;IF([.Q137]&gt;=[.R136];TRUNC([.Q137]+1/4);TRUNC([.Q137]+3/4))))" office:value-type="float" office:value="4">
            <text:p>4</text:p>
          </table:table-cell>
          <table:table-cell table:formula="of:=IF([.R137]&gt;[.R136];[.R137]-[.$S$3];[.R137]+[.$S$3])-[.$V$4]" office:value-type="float" office:value="-1.14">
            <text:p>-1,14</text:p>
          </table:table-cell>
          <table:table-cell table:formula="of:=IF([.S137]&gt;0;IF([.S137]&gt;3;3*0.25;[.S137]*0.25);IF([.S137]&lt;-3;-3*0.16;[.S137]*0.16))/3" office:value-type="float" office:value="-0.0608">
            <text:p>-0,0608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7]-([.T137]*1+[.T136]*3+[.T135]*3+[.T134]*2+[.T133]*2+[.T132]*1)/12+RAND()*0.077" office:value-type="float" office:value="-0.273342403290449">
            <text:p>-0,2733424033</text:p>
          </table:table-cell>
          <table:table-cell table:formula="of:=TRUNC([.P137]+[.O138]*100)" office:value-type="float" office:value="18918">
            <text:p>18918</text:p>
          </table:table-cell>
          <table:table-cell table:formula="of:=((([.O138]*[.O138]*10000)/256*[.$B$5]+[.$B$6]*256)*[.O138]*100+[.P138]*[.$B$7])/256/256+0" office:value-type="float" office:value="4.2715483985981">
            <text:p>4,27</text:p>
          </table:table-cell>
          <table:table-cell table:formula="of:=IF([.Q138]&gt;10;10;IF([.Q138]&lt;-10;-10;IF([.Q138]&gt;=[.R137];TRUNC([.Q138]+1/4);TRUNC([.Q138]+3/4))))" office:value-type="float" office:value="4">
            <text:p>4</text:p>
          </table:table-cell>
          <table:table-cell table:formula="of:=IF([.R138]&gt;[.R137];[.R138]-[.$S$3];[.R138]+[.$S$3])-[.$V$4]" office:value-type="float" office:value="-0.600000000000001">
            <text:p>-0,6</text:p>
          </table:table-cell>
          <table:table-cell table:formula="of:=IF([.S138]&gt;0;IF([.S138]&gt;3;3*0.25;[.S138]*0.25);IF([.S138]&lt;-3;-3*0.16;[.S138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8]-([.T138]*1+[.T137]*3+[.T136]*3+[.T135]*2+[.T134]*2+[.T133]*1)/12+RAND()*0.077" office:value-type="float" office:value="-0.162411249033555">
            <text:p>-0,162411249</text:p>
          </table:table-cell>
          <table:table-cell table:formula="of:=TRUNC([.P138]+[.O139]*100)" office:value-type="float" office:value="18901">
            <text:p>18901</text:p>
          </table:table-cell>
          <table:table-cell table:formula="of:=((([.O139]*[.O139]*10000)/256*[.$B$5]+[.$B$6]*256)*[.O139]*100+[.P139]*[.$B$7])/256/256+0" office:value-type="float" office:value="4.4185586668898">
            <text:p>4,42</text:p>
          </table:table-cell>
          <table:table-cell table:formula="of:=IF([.Q139]&gt;10;10;IF([.Q139]&lt;-10;-10;IF([.Q139]&gt;=[.R138];TRUNC([.Q139]+1/4);TRUNC([.Q139]+3/4))))" office:value-type="float" office:value="4">
            <text:p>4</text:p>
          </table:table-cell>
          <table:table-cell table:formula="of:=IF([.R139]&gt;[.R138];[.R139]-[.$S$3];[.R139]+[.$S$3])-[.$V$4]" office:value-type="float" office:value="-0.600000000000001">
            <text:p>-0,6</text:p>
          </table:table-cell>
          <table:table-cell table:formula="of:=IF([.S139]&gt;0;IF([.S139]&gt;3;3*0.25;[.S139]*0.25);IF([.S139]&lt;-3;-3*0.16;[.S139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9]-([.T139]*1+[.T138]*3+[.T137]*3+[.T136]*2+[.T135]*2+[.T134]*1)/12+RAND()*0.077" office:value-type="float" office:value="-0.064741574688315">
            <text:p>-0,0647415747</text:p>
          </table:table-cell>
          <table:table-cell table:formula="of:=TRUNC([.P139]+[.O140]*100)" office:value-type="float" office:value="18894">
            <text:p>18894</text:p>
          </table:table-cell>
          <table:table-cell table:formula="of:=((([.O140]*[.O140]*10000)/256*[.$B$5]+[.$B$6]*256)*[.O140]*100+[.P140]*[.$B$7])/256/256+0" office:value-type="float" office:value="4.53656809771919">
            <text:p>4,54</text:p>
          </table:table-cell>
          <table:table-cell table:formula="of:=IF([.Q140]&gt;10;10;IF([.Q140]&lt;-10;-10;IF([.Q140]&gt;=[.R139];TRUNC([.Q140]+1/4);TRUNC([.Q140]+3/4))))" office:value-type="float" office:value="4">
            <text:p>4</text:p>
          </table:table-cell>
          <table:table-cell table:formula="of:=IF([.R140]&gt;[.R139];[.R140]-[.$S$3];[.R140]+[.$S$3])-[.$V$4]" office:value-type="float" office:value="-0.600000000000001">
            <text:p>-0,6</text:p>
          </table:table-cell>
          <table:table-cell table:formula="of:=IF([.S140]&gt;0;IF([.S140]&gt;3;3*0.25;[.S140]*0.25);IF([.S140]&lt;-3;-3*0.16;[.S140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0]-([.T140]*1+[.T139]*3+[.T138]*3+[.T137]*2+[.T136]*2+[.T135]*1)/12+RAND()*0.077" office:value-type="float" office:value="0.00856714976175665">
            <text:p>0,0085671498</text:p>
          </table:table-cell>
          <table:table-cell table:formula="of:=TRUNC([.P140]+[.O141]*100)" office:value-type="float" office:value="18894">
            <text:p>18894</text:p>
          </table:table-cell>
          <table:table-cell table:formula="of:=((([.O141]*[.O141]*10000)/256*[.$B$5]+[.$B$6]*256)*[.O141]*100+[.P141]*[.$B$7])/256/256+0" office:value-type="float" office:value="4.62283342191731">
            <text:p>4,62</text:p>
          </table:table-cell>
          <table:table-cell table:formula="of:=IF([.Q141]&gt;10;10;IF([.Q141]&lt;-10;-10;IF([.Q141]&gt;=[.R140];TRUNC([.Q141]+1/4);TRUNC([.Q141]+3/4))))" office:value-type="float" office:value="4">
            <text:p>4</text:p>
          </table:table-cell>
          <table:table-cell table:formula="of:=IF([.R141]&gt;[.R140];[.R141]-[.$S$3];[.R141]+[.$S$3])-[.$V$4]" office:value-type="float" office:value="-0.600000000000001">
            <text:p>-0,6</text:p>
          </table:table-cell>
          <table:table-cell table:formula="of:=IF([.S141]&gt;0;IF([.S141]&gt;3;3*0.25;[.S141]*0.25);IF([.S141]&lt;-3;-3*0.16;[.S141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1]-([.T141]*1+[.T140]*3+[.T139]*3+[.T138]*2+[.T137]*2+[.T136]*1)/12+RAND()*0.077" office:value-type="float" office:value="0.125225845386567">
            <text:p>0,1252258454</text:p>
          </table:table-cell>
          <table:table-cell table:formula="of:=TRUNC([.P141]+[.O142]*100)" office:value-type="float" office:value="18906">
            <text:p>18906</text:p>
          </table:table-cell>
          <table:table-cell table:formula="of:=((([.O142]*[.O142]*10000)/256*[.$B$5]+[.$B$6]*256)*[.O142]*100+[.P142]*[.$B$7])/256/256+0" office:value-type="float" office:value="4.76504673809321">
            <text:p>4,77</text:p>
          </table:table-cell>
          <table:table-cell table:formula="of:=IF([.Q142]&gt;10;10;IF([.Q142]&lt;-10;-10;IF([.Q142]&gt;=[.R141];TRUNC([.Q142]+1/4);TRUNC([.Q142]+3/4))))" office:value-type="float" office:value="5">
            <text:p>5</text:p>
          </table:table-cell>
          <table:table-cell table:formula="of:=IF([.R142]&gt;[.R141];[.R142]-[.$S$3];[.R142]+[.$S$3])-[.$V$4]" office:value-type="float" office:value="-0.14">
            <text:p>-0,14</text:p>
          </table:table-cell>
          <table:table-cell table:formula="of:=IF([.S142]&gt;0;IF([.S142]&gt;3;3*0.25;[.S142]*0.25);IF([.S142]&lt;-3;-3*0.16;[.S142]*0.16))/3" office:value-type="float" office:value="-0.00746666666666665">
            <text:p>-0,0074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2]-([.T142]*1+[.T141]*3+[.T140]*3+[.T139]*2+[.T138]*2+[.T137]*1)/12+RAND()*0.077" office:value-type="float" office:value="0.221792068785587">
            <text:p>0,2217920688</text:p>
          </table:table-cell>
          <table:table-cell table:formula="of:=TRUNC([.P142]+[.O143]*100)" office:value-type="float" office:value="18928">
            <text:p>18928</text:p>
          </table:table-cell>
          <table:table-cell table:formula="of:=((([.O143]*[.O143]*10000)/256*[.$B$5]+[.$B$6]*256)*[.O143]*100+[.P143]*[.$B$7])/256/256+0" office:value-type="float" office:value="4.89531307508092">
            <text:p>4,90</text:p>
          </table:table-cell>
          <table:table-cell table:formula="of:=IF([.Q143]&gt;10;10;IF([.Q143]&lt;-10;-10;IF([.Q143]&gt;=[.R142];TRUNC([.Q143]+1/4);TRUNC([.Q143]+3/4))))" office:value-type="float" office:value="5">
            <text:p>5</text:p>
          </table:table-cell>
          <table:table-cell table:formula="of:=IF([.R143]&gt;[.R142];[.R143]-[.$S$3];[.R143]+[.$S$3])-[.$V$4]" office:value-type="float" office:value="0.4">
            <text:p>0,4</text:p>
          </table:table-cell>
          <table:table-cell table:formula="of:=IF([.S143]&gt;0;IF([.S143]&gt;3;3*0.25;[.S143]*0.25);IF([.S143]&lt;-3;-3*0.16;[.S14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3]-([.T143]*1+[.T142]*3+[.T141]*3+[.T140]*2+[.T139]*2+[.T138]*1)/12+RAND()*0.077" office:value-type="float" office:value="0.30693883455367">
            <text:p>0,3069388346</text:p>
          </table:table-cell>
          <table:table-cell table:formula="of:=TRUNC([.P143]+[.O144]*100)" office:value-type="float" office:value="18958">
            <text:p>18958</text:p>
          </table:table-cell>
          <table:table-cell table:formula="of:=((([.O144]*[.O144]*10000)/256*[.$B$5]+[.$B$6]*256)*[.O144]*100+[.P144]*[.$B$7])/256/256+0" office:value-type="float" office:value="5.02603104022564">
            <text:p>5,03</text:p>
          </table:table-cell>
          <table:table-cell table:formula="of:=IF([.Q144]&gt;10;10;IF([.Q144]&lt;-10;-10;IF([.Q144]&gt;=[.R143];TRUNC([.Q144]+1/4);TRUNC([.Q144]+3/4))))" office:value-type="float" office:value="5">
            <text:p>5</text:p>
          </table:table-cell>
          <table:table-cell table:formula="of:=IF([.R144]&gt;[.R143];[.R144]-[.$S$3];[.R144]+[.$S$3])-[.$V$4]" office:value-type="float" office:value="0.4">
            <text:p>0,4</text:p>
          </table:table-cell>
          <table:table-cell table:formula="of:=IF([.S144]&gt;0;IF([.S144]&gt;3;3*0.25;[.S144]*0.25);IF([.S144]&lt;-3;-3*0.16;[.S14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4]-([.T144]*1+[.T143]*3+[.T142]*3+[.T141]*2+[.T140]*2+[.T139]*1)/12+RAND()*0.077" office:value-type="float" office:value="0.385584389816766">
            <text:p>0,3855843898</text:p>
          </table:table-cell>
          <table:table-cell table:formula="of:=TRUNC([.P144]+[.O145]*100)" office:value-type="float" office:value="18996">
            <text:p>18996</text:p>
          </table:table-cell>
          <table:table-cell table:formula="of:=((([.O145]*[.O145]*10000)/256*[.$B$5]+[.$B$6]*256)*[.O145]*100+[.P145]*[.$B$7])/256/256+0" office:value-type="float" office:value="5.16472488650234">
            <text:p>5,16</text:p>
          </table:table-cell>
          <table:table-cell table:formula="of:=IF([.Q145]&gt;10;10;IF([.Q145]&lt;-10;-10;IF([.Q145]&gt;=[.R144];TRUNC([.Q145]+1/4);TRUNC([.Q145]+3/4))))" office:value-type="float" office:value="5">
            <text:p>5</text:p>
          </table:table-cell>
          <table:table-cell table:formula="of:=IF([.R145]&gt;[.R144];[.R145]-[.$S$3];[.R145]+[.$S$3])-[.$V$4]" office:value-type="float" office:value="0.4">
            <text:p>0,4</text:p>
          </table:table-cell>
          <table:table-cell table:formula="of:=IF([.S145]&gt;0;IF([.S145]&gt;3;3*0.25;[.S145]*0.25);IF([.S145]&lt;-3;-3*0.16;[.S14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5]-([.T145]*1+[.T144]*3+[.T143]*3+[.T142]*2+[.T141]*2+[.T140]*1)/12+RAND()*0.077" office:value-type="float" office:value="0.439175156341848">
            <text:p>0,4391751563</text:p>
          </table:table-cell>
          <table:table-cell table:formula="of:=TRUNC([.P145]+[.O146]*100)" office:value-type="float" office:value="19039">
            <text:p>19039</text:p>
          </table:table-cell>
          <table:table-cell table:formula="of:=((([.O146]*[.O146]*10000)/256*[.$B$5]+[.$B$6]*256)*[.O146]*100+[.P146]*[.$B$7])/256/256+0" office:value-type="float" office:value="5.27392668348506">
            <text:p>5,27</text:p>
          </table:table-cell>
          <table:table-cell table:formula="of:=IF([.Q146]&gt;10;10;IF([.Q146]&lt;-10;-10;IF([.Q146]&gt;=[.R145];TRUNC([.Q146]+1/4);TRUNC([.Q146]+3/4))))" office:value-type="float" office:value="5">
            <text:p>5</text:p>
          </table:table-cell>
          <table:table-cell table:formula="of:=IF([.R146]&gt;[.R145];[.R146]-[.$S$3];[.R146]+[.$S$3])-[.$V$4]" office:value-type="float" office:value="0.4">
            <text:p>0,4</text:p>
          </table:table-cell>
          <table:table-cell table:formula="of:=IF([.S146]&gt;0;IF([.S146]&gt;3;3*0.25;[.S146]*0.25);IF([.S146]&lt;-3;-3*0.16;[.S14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6]-([.T146]*1+[.T145]*3+[.T144]*3+[.T143]*2+[.T142]*2+[.T141]*1)/12+RAND()*0.077" office:value-type="float" office:value="0.444850287540622">
            <text:p>0,4448502875</text:p>
          </table:table-cell>
          <table:table-cell table:formula="of:=TRUNC([.P146]+[.O147]*100)" office:value-type="float" office:value="19083">
            <text:p>19083</text:p>
          </table:table-cell>
          <table:table-cell table:formula="of:=((([.O147]*[.O147]*10000)/256*[.$B$5]+[.$B$6]*256)*[.O147]*100+[.P147]*[.$B$7])/256/256+0" office:value-type="float" office:value="5.29568131280267">
            <text:p>5,30</text:p>
          </table:table-cell>
          <table:table-cell table:formula="of:=IF([.Q147]&gt;10;10;IF([.Q147]&lt;-10;-10;IF([.Q147]&gt;=[.R146];TRUNC([.Q147]+1/4);TRUNC([.Q147]+3/4))))" office:value-type="float" office:value="5">
            <text:p>5</text:p>
          </table:table-cell>
          <table:table-cell table:formula="of:=IF([.R147]&gt;[.R146];[.R147]-[.$S$3];[.R147]+[.$S$3])-[.$V$4]" office:value-type="float" office:value="0.4">
            <text:p>0,4</text:p>
          </table:table-cell>
          <table:table-cell table:formula="of:=IF([.S147]&gt;0;IF([.S147]&gt;3;3*0.25;[.S147]*0.25);IF([.S147]&lt;-3;-3*0.16;[.S14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7]-([.T147]*1+[.T146]*3+[.T145]*3+[.T144]*2+[.T143]*2+[.T142]*1)/12+RAND()*0.077" office:value-type="float" office:value="0.488763509019333">
            <text:p>0,488763509</text:p>
          </table:table-cell>
          <table:table-cell table:formula="of:=TRUNC([.P147]+[.O148]*100)" office:value-type="float" office:value="19131">
            <text:p>19131</text:p>
          </table:table-cell>
          <table:table-cell table:formula="of:=((([.O148]*[.O148]*10000)/256*[.$B$5]+[.$B$6]*256)*[.O148]*100+[.P148]*[.$B$7])/256/256+0" office:value-type="float" office:value="5.39653246542871">
            <text:p>5,40</text:p>
          </table:table-cell>
          <table:table-cell table:formula="of:=IF([.Q148]&gt;10;10;IF([.Q148]&lt;-10;-10;IF([.Q148]&gt;=[.R147];TRUNC([.Q148]+1/4);TRUNC([.Q148]+3/4))))" office:value-type="float" office:value="5">
            <text:p>5</text:p>
          </table:table-cell>
          <table:table-cell table:formula="of:=IF([.R148]&gt;[.R147];[.R148]-[.$S$3];[.R148]+[.$S$3])-[.$V$4]" office:value-type="float" office:value="0.4">
            <text:p>0,4</text:p>
          </table:table-cell>
          <table:table-cell table:formula="of:=IF([.S148]&gt;0;IF([.S148]&gt;3;3*0.25;[.S148]*0.25);IF([.S148]&lt;-3;-3*0.16;[.S14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8]-([.T148]*1+[.T147]*3+[.T146]*3+[.T145]*2+[.T144]*2+[.T143]*1)/12+RAND()*0.077" office:value-type="float" office:value="0.515560084780423">
            <text:p>0,5155600848</text:p>
          </table:table-cell>
          <table:table-cell table:formula="of:=TRUNC([.P148]+[.O149]*100)" office:value-type="float" office:value="19182">
            <text:p>19182</text:p>
          </table:table-cell>
          <table:table-cell table:formula="of:=((([.O149]*[.O149]*10000)/256*[.$B$5]+[.$B$6]*256)*[.O149]*100+[.P149]*[.$B$7])/256/256+0" office:value-type="float" office:value="5.46697436757544">
            <text:p>5,47</text:p>
          </table:table-cell>
          <table:table-cell table:formula="of:=IF([.Q149]&gt;10;10;IF([.Q149]&lt;-10;-10;IF([.Q149]&gt;=[.R148];TRUNC([.Q149]+1/4);TRUNC([.Q149]+3/4))))" office:value-type="float" office:value="5">
            <text:p>5</text:p>
          </table:table-cell>
          <table:table-cell table:formula="of:=IF([.R149]&gt;[.R148];[.R149]-[.$S$3];[.R149]+[.$S$3])-[.$V$4]" office:value-type="float" office:value="0.4">
            <text:p>0,4</text:p>
          </table:table-cell>
          <table:table-cell table:formula="of:=IF([.S149]&gt;0;IF([.S149]&gt;3;3*0.25;[.S149]*0.25);IF([.S149]&lt;-3;-3*0.16;[.S14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9]-([.T149]*1+[.T148]*3+[.T147]*3+[.T146]*2+[.T145]*2+[.T144]*1)/12+RAND()*0.077" office:value-type="float" office:value="0.49566643643602">
            <text:p>0,4956664364</text:p>
          </table:table-cell>
          <table:table-cell table:formula="of:=TRUNC([.P149]+[.O150]*100)" office:value-type="float" office:value="19231">
            <text:p>19231</text:p>
          </table:table-cell>
          <table:table-cell table:formula="of:=((([.O150]*[.O150]*10000)/256*[.$B$5]+[.$B$6]*256)*[.O150]*100+[.P150]*[.$B$7])/256/256+0" office:value-type="float" office:value="5.43561511139611">
            <text:p>5,44</text:p>
          </table:table-cell>
          <table:table-cell table:formula="of:=IF([.Q150]&gt;10;10;IF([.Q150]&lt;-10;-10;IF([.Q150]&gt;=[.R149];TRUNC([.Q150]+1/4);TRUNC([.Q150]+3/4))))" office:value-type="float" office:value="5">
            <text:p>5</text:p>
          </table:table-cell>
          <table:table-cell table:formula="of:=IF([.R150]&gt;[.R149];[.R150]-[.$S$3];[.R150]+[.$S$3])-[.$V$4]" office:value-type="float" office:value="0.4">
            <text:p>0,4</text:p>
          </table:table-cell>
          <table:table-cell table:formula="of:=IF([.S150]&gt;0;IF([.S150]&gt;3;3*0.25;[.S150]*0.25);IF([.S150]&lt;-3;-3*0.16;[.S15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0]-([.T150]*1+[.T149]*3+[.T148]*3+[.T147]*2+[.T146]*2+[.T145]*1)/12+RAND()*0.077" office:value-type="float" office:value="0.483015984728987">
            <text:p>0,4830159847</text:p>
          </table:table-cell>
          <table:table-cell table:formula="of:=TRUNC([.P150]+[.O151]*100)" office:value-type="float" office:value="19279">
            <text:p>19279</text:p>
          </table:table-cell>
          <table:table-cell table:formula="of:=((([.O151]*[.O151]*10000)/256*[.$B$5]+[.$B$6]*256)*[.O151]*100+[.P151]*[.$B$7])/256/256+0" office:value-type="float" office:value="5.42059181408644">
            <text:p>5,42</text:p>
          </table:table-cell>
          <table:table-cell table:formula="of:=IF([.Q151]&gt;10;10;IF([.Q151]&lt;-10;-10;IF([.Q151]&gt;=[.R150];TRUNC([.Q151]+1/4);TRUNC([.Q151]+3/4))))" office:value-type="float" office:value="5">
            <text:p>5</text:p>
          </table:table-cell>
          <table:table-cell table:formula="of:=IF([.R151]&gt;[.R150];[.R151]-[.$S$3];[.R151]+[.$S$3])-[.$V$4]" office:value-type="float" office:value="0.4">
            <text:p>0,4</text:p>
          </table:table-cell>
          <table:table-cell table:formula="of:=IF([.S151]&gt;0;IF([.S151]&gt;3;3*0.25;[.S151]*0.25);IF([.S151]&lt;-3;-3*0.16;[.S15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1]-([.T151]*1+[.T150]*3+[.T149]*3+[.T148]*2+[.T147]*2+[.T146]*1)/12+RAND()*0.077" office:value-type="float" office:value="0.452479178589513">
            <text:p>0,4524791786</text:p>
          </table:table-cell>
          <table:table-cell table:formula="of:=TRUNC([.P151]+[.O152]*100)" office:value-type="float" office:value="19324">
            <text:p>19324</text:p>
          </table:table-cell>
          <table:table-cell table:formula="of:=((([.O152]*[.O152]*10000)/256*[.$B$5]+[.$B$6]*256)*[.O152]*100+[.P152]*[.$B$7])/256/256+0" office:value-type="float" office:value="5.36950074061099">
            <text:p>5,37</text:p>
          </table:table-cell>
          <table:table-cell table:formula="of:=IF([.Q152]&gt;10;10;IF([.Q152]&lt;-10;-10;IF([.Q152]&gt;=[.R151];TRUNC([.Q152]+1/4);TRUNC([.Q152]+3/4))))" office:value-type="float" office:value="5">
            <text:p>5</text:p>
          </table:table-cell>
          <table:table-cell table:formula="of:=IF([.R152]&gt;[.R151];[.R152]-[.$S$3];[.R152]+[.$S$3])-[.$V$4]" office:value-type="float" office:value="0.4">
            <text:p>0,4</text:p>
          </table:table-cell>
          <table:table-cell table:formula="of:=IF([.S152]&gt;0;IF([.S152]&gt;3;3*0.25;[.S152]*0.25);IF([.S152]&lt;-3;-3*0.16;[.S15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2]-([.T152]*1+[.T151]*3+[.T150]*3+[.T149]*2+[.T148]*2+[.T147]*1)/12+RAND()*0.077" office:value-type="float" office:value="0.496090223869209">
            <text:p>0,4960902239</text:p>
          </table:table-cell>
          <table:table-cell table:formula="of:=TRUNC([.P152]+[.O153]*100)" office:value-type="float" office:value="19373">
            <text:p>19373</text:p>
          </table:table-cell>
          <table:table-cell table:formula="of:=((([.O153]*[.O153]*10000)/256*[.$B$5]+[.$B$6]*256)*[.O153]*100+[.P153]*[.$B$7])/256/256+0" office:value-type="float" office:value="5.47118964802999">
            <text:p>5,47</text:p>
          </table:table-cell>
          <table:table-cell table:formula="of:=IF([.Q153]&gt;10;10;IF([.Q153]&lt;-10;-10;IF([.Q153]&gt;=[.R152];TRUNC([.Q153]+1/4);TRUNC([.Q153]+3/4))))" office:value-type="float" office:value="5">
            <text:p>5</text:p>
          </table:table-cell>
          <table:table-cell table:formula="of:=IF([.R153]&gt;[.R152];[.R153]-[.$S$3];[.R153]+[.$S$3])-[.$V$4]" office:value-type="float" office:value="0.4">
            <text:p>0,4</text:p>
          </table:table-cell>
          <table:table-cell table:formula="of:=IF([.S153]&gt;0;IF([.S153]&gt;3;3*0.25;[.S153]*0.25);IF([.S153]&lt;-3;-3*0.16;[.S15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3]-([.T153]*1+[.T152]*3+[.T151]*3+[.T150]*2+[.T149]*2+[.T148]*1)/12+RAND()*0.077" office:value-type="float" office:value="0.474729883918128">
            <text:p>0,4747298839</text:p>
          </table:table-cell>
          <table:table-cell table:formula="of:=TRUNC([.P153]+[.O154]*100)" office:value-type="float" office:value="19420">
            <text:p>19420</text:p>
          </table:table-cell>
          <table:table-cell table:formula="of:=((([.O154]*[.O154]*10000)/256*[.$B$5]+[.$B$6]*256)*[.O154]*100+[.P154]*[.$B$7])/256/256+0" office:value-type="float" office:value="5.43783011869075">
            <text:p>5,44</text:p>
          </table:table-cell>
          <table:table-cell table:formula="of:=IF([.Q154]&gt;10;10;IF([.Q154]&lt;-10;-10;IF([.Q154]&gt;=[.R153];TRUNC([.Q154]+1/4);TRUNC([.Q154]+3/4))))" office:value-type="float" office:value="5">
            <text:p>5</text:p>
          </table:table-cell>
          <table:table-cell table:formula="of:=IF([.R154]&gt;[.R153];[.R154]-[.$S$3];[.R154]+[.$S$3])-[.$V$4]" office:value-type="float" office:value="0.4">
            <text:p>0,4</text:p>
          </table:table-cell>
          <table:table-cell table:formula="of:=IF([.S154]&gt;0;IF([.S154]&gt;3;3*0.25;[.S154]*0.25);IF([.S154]&lt;-3;-3*0.16;[.S15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4]-([.T154]*1+[.T153]*3+[.T152]*3+[.T151]*2+[.T150]*2+[.T149]*1)/12+RAND()*0.077" office:value-type="float" office:value="0.444365898181429">
            <text:p>0,4443658982</text:p>
          </table:table-cell>
          <table:table-cell table:formula="of:=TRUNC([.P154]+[.O155]*100)" office:value-type="float" office:value="19464">
            <text:p>19464</text:p>
          </table:table-cell>
          <table:table-cell table:formula="of:=((([.O155]*[.O155]*10000)/256*[.$B$5]+[.$B$6]*256)*[.O155]*100+[.P155]*[.$B$7])/256/256+0" office:value-type="float" office:value="5.38775456641692">
            <text:p>5,39</text:p>
          </table:table-cell>
          <table:table-cell table:formula="of:=IF([.Q155]&gt;10;10;IF([.Q155]&lt;-10;-10;IF([.Q155]&gt;=[.R154];TRUNC([.Q155]+1/4);TRUNC([.Q155]+3/4))))" office:value-type="float" office:value="5">
            <text:p>5</text:p>
          </table:table-cell>
          <table:table-cell table:formula="of:=IF([.R155]&gt;[.R154];[.R155]-[.$S$3];[.R155]+[.$S$3])-[.$V$4]" office:value-type="float" office:value="0.4">
            <text:p>0,4</text:p>
          </table:table-cell>
          <table:table-cell table:formula="of:=IF([.S155]&gt;0;IF([.S155]&gt;3;3*0.25;[.S155]*0.25);IF([.S155]&lt;-3;-3*0.16;[.S15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5]-([.T155]*1+[.T154]*3+[.T153]*3+[.T152]*2+[.T151]*2+[.T150]*1)/12+RAND()*0.077" office:value-type="float" office:value="0.426383712391735">
            <text:p>0,4263837124</text:p>
          </table:table-cell>
          <table:table-cell table:formula="of:=TRUNC([.P155]+[.O156]*100)" office:value-type="float" office:value="19506">
            <text:p>19506</text:p>
          </table:table-cell>
          <table:table-cell table:formula="of:=((([.O156]*[.O156]*10000)/256*[.$B$5]+[.$B$6]*256)*[.O156]*100+[.P156]*[.$B$7])/256/256+0" office:value-type="float" office:value="5.36352479388949">
            <text:p>5,36</text:p>
          </table:table-cell>
          <table:table-cell table:formula="of:=IF([.Q156]&gt;10;10;IF([.Q156]&lt;-10;-10;IF([.Q156]&gt;=[.R155];TRUNC([.Q156]+1/4);TRUNC([.Q156]+3/4))))" office:value-type="float" office:value="5">
            <text:p>5</text:p>
          </table:table-cell>
          <table:table-cell table:formula="of:=IF([.R156]&gt;[.R155];[.R156]-[.$S$3];[.R156]+[.$S$3])-[.$V$4]" office:value-type="float" office:value="0.4">
            <text:p>0,4</text:p>
          </table:table-cell>
          <table:table-cell table:formula="of:=IF([.S156]&gt;0;IF([.S156]&gt;3;3*0.25;[.S156]*0.25);IF([.S156]&lt;-3;-3*0.16;[.S15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6]-([.T156]*1+[.T155]*3+[.T154]*3+[.T153]*2+[.T152]*2+[.T151]*1)/12+RAND()*0.077" office:value-type="float" office:value="0.460377505526002">
            <text:p>0,4603775055</text:p>
          </table:table-cell>
          <table:table-cell table:formula="of:=TRUNC([.P156]+[.O157]*100)" office:value-type="float" office:value="19552">
            <text:p>19552</text:p>
          </table:table-cell>
          <table:table-cell table:formula="of:=((([.O157]*[.O157]*10000)/256*[.$B$5]+[.$B$6]*256)*[.O157]*100+[.P157]*[.$B$7])/256/256+0" office:value-type="float" office:value="5.44089379785177">
            <text:p>5,44</text:p>
          </table:table-cell>
          <table:table-cell table:formula="of:=IF([.Q157]&gt;10;10;IF([.Q157]&lt;-10;-10;IF([.Q157]&gt;=[.R156];TRUNC([.Q157]+1/4);TRUNC([.Q157]+3/4))))" office:value-type="float" office:value="5">
            <text:p>5</text:p>
          </table:table-cell>
          <table:table-cell table:formula="of:=IF([.R157]&gt;[.R156];[.R157]-[.$S$3];[.R157]+[.$S$3])-[.$V$4]" office:value-type="float" office:value="0.4">
            <text:p>0,4</text:p>
          </table:table-cell>
          <table:table-cell table:formula="of:=IF([.S157]&gt;0;IF([.S157]&gt;3;3*0.25;[.S157]*0.25);IF([.S157]&lt;-3;-3*0.16;[.S15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7]-([.T157]*1+[.T156]*3+[.T155]*3+[.T154]*2+[.T153]*2+[.T152]*1)/12+RAND()*0.077" office:value-type="float" office:value="0.469217631006824">
            <text:p>0,469217631</text:p>
          </table:table-cell>
          <table:table-cell table:formula="of:=TRUNC([.P157]+[.O158]*100)" office:value-type="float" office:value="19598">
            <text:p>19598</text:p>
          </table:table-cell>
          <table:table-cell table:formula="of:=((([.O158]*[.O158]*10000)/256*[.$B$5]+[.$B$6]*256)*[.O158]*100+[.P158]*[.$B$7])/256/256+0" office:value-type="float" office:value="5.46999695933132">
            <text:p>5,47</text:p>
          </table:table-cell>
          <table:table-cell table:formula="of:=IF([.Q158]&gt;10;10;IF([.Q158]&lt;-10;-10;IF([.Q158]&gt;=[.R157];TRUNC([.Q158]+1/4);TRUNC([.Q158]+3/4))))" office:value-type="float" office:value="5">
            <text:p>5</text:p>
          </table:table-cell>
          <table:table-cell table:formula="of:=IF([.R158]&gt;[.R157];[.R158]-[.$S$3];[.R158]+[.$S$3])-[.$V$4]" office:value-type="float" office:value="0.4">
            <text:p>0,4</text:p>
          </table:table-cell>
          <table:table-cell table:formula="of:=IF([.S158]&gt;0;IF([.S158]&gt;3;3*0.25;[.S158]*0.25);IF([.S158]&lt;-3;-3*0.16;[.S15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8]-([.T158]*1+[.T157]*3+[.T156]*3+[.T155]*2+[.T154]*2+[.T153]*1)/12+RAND()*0.077" office:value-type="float" office:value="0.454705628973332">
            <text:p>0,454705629</text:p>
          </table:table-cell>
          <table:table-cell table:formula="of:=TRUNC([.P158]+[.O159]*100)" office:value-type="float" office:value="19643">
            <text:p>19643</text:p>
          </table:table-cell>
          <table:table-cell table:formula="of:=((([.O159]*[.O159]*10000)/256*[.$B$5]+[.$B$6]*256)*[.O159]*100+[.P159]*[.$B$7])/256/256+0" office:value-type="float" office:value="5.45179278249191">
            <text:p>5,45</text:p>
          </table:table-cell>
          <table:table-cell table:formula="of:=IF([.Q159]&gt;10;10;IF([.Q159]&lt;-10;-10;IF([.Q159]&gt;=[.R158];TRUNC([.Q159]+1/4);TRUNC([.Q159]+3/4))))" office:value-type="float" office:value="5">
            <text:p>5</text:p>
          </table:table-cell>
          <table:table-cell table:formula="of:=IF([.R159]&gt;[.R158];[.R159]-[.$S$3];[.R159]+[.$S$3])-[.$V$4]" office:value-type="float" office:value="0.4">
            <text:p>0,4</text:p>
          </table:table-cell>
          <table:table-cell table:formula="of:=IF([.S159]&gt;0;IF([.S159]&gt;3;3*0.25;[.S159]*0.25);IF([.S159]&lt;-3;-3*0.16;[.S15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9]-([.T159]*1+[.T158]*3+[.T157]*3+[.T156]*2+[.T155]*2+[.T154]*1)/12+RAND()*0.077" office:value-type="float" office:value="0.439197766363211">
            <text:p>0,4391977664</text:p>
          </table:table-cell>
          <table:table-cell table:formula="of:=TRUNC([.P159]+[.O160]*100)" office:value-type="float" office:value="19686">
            <text:p>19686</text:p>
          </table:table-cell>
          <table:table-cell table:formula="of:=((([.O160]*[.O160]*10000)/256*[.$B$5]+[.$B$6]*256)*[.O160]*100+[.P160]*[.$B$7])/256/256+0" office:value-type="float" office:value="5.43192932024994">
            <text:p>5,43</text:p>
          </table:table-cell>
          <table:table-cell table:formula="of:=IF([.Q160]&gt;10;10;IF([.Q160]&lt;-10;-10;IF([.Q160]&gt;=[.R159];TRUNC([.Q160]+1/4);TRUNC([.Q160]+3/4))))" office:value-type="float" office:value="5">
            <text:p>5</text:p>
          </table:table-cell>
          <table:table-cell table:formula="of:=IF([.R160]&gt;[.R159];[.R160]-[.$S$3];[.R160]+[.$S$3])-[.$V$4]" office:value-type="float" office:value="0.4">
            <text:p>0,4</text:p>
          </table:table-cell>
          <table:table-cell table:formula="of:=IF([.S160]&gt;0;IF([.S160]&gt;3;3*0.25;[.S160]*0.25);IF([.S160]&lt;-3;-3*0.16;[.S16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0]-([.T160]*1+[.T159]*3+[.T158]*3+[.T157]*2+[.T156]*2+[.T155]*1)/12+RAND()*0.077" office:value-type="float" office:value="0.482793464126276">
            <text:p>0,4827934641</text:p>
          </table:table-cell>
          <table:table-cell table:formula="of:=TRUNC([.P160]+[.O161]*100)" office:value-type="float" office:value="19734">
            <text:p>19734</text:p>
          </table:table-cell>
          <table:table-cell table:formula="of:=((([.O161]*[.O161]*10000)/256*[.$B$5]+[.$B$6]*256)*[.O161]*100+[.P161]*[.$B$7])/256/256+0" office:value-type="float" office:value="5.53121089726631">
            <text:p>5,53</text:p>
          </table:table-cell>
          <table:table-cell table:formula="of:=IF([.Q161]&gt;10;10;IF([.Q161]&lt;-10;-10;IF([.Q161]&gt;=[.R160];TRUNC([.Q161]+1/4);TRUNC([.Q161]+3/4))))" office:value-type="float" office:value="5">
            <text:p>5</text:p>
          </table:table-cell>
          <table:table-cell table:formula="of:=IF([.R161]&gt;[.R160];[.R161]-[.$S$3];[.R161]+[.$S$3])-[.$V$4]" office:value-type="float" office:value="0.4">
            <text:p>0,4</text:p>
          </table:table-cell>
          <table:table-cell table:formula="of:=IF([.S161]&gt;0;IF([.S161]&gt;3;3*0.25;[.S161]*0.25);IF([.S161]&lt;-3;-3*0.16;[.S16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1]-([.T161]*1+[.T160]*3+[.T159]*3+[.T158]*2+[.T157]*2+[.T156]*1)/12+RAND()*0.077" office:value-type="float" office:value="0.472810801194416">
            <text:p>0,4728108012</text:p>
          </table:table-cell>
          <table:table-cell table:formula="of:=TRUNC([.P161]+[.O162]*100)" office:value-type="float" office:value="19781">
            <text:p>19781</text:p>
          </table:table-cell>
          <table:table-cell table:formula="of:=((([.O162]*[.O162]*10000)/256*[.$B$5]+[.$B$6]*256)*[.O162]*100+[.P162]*[.$B$7])/256/256+0" office:value-type="float" office:value="5.52202141048477">
            <text:p>5,52</text:p>
          </table:table-cell>
          <table:table-cell table:formula="of:=IF([.Q162]&gt;10;10;IF([.Q162]&lt;-10;-10;IF([.Q162]&gt;=[.R161];TRUNC([.Q162]+1/4);TRUNC([.Q162]+3/4))))" office:value-type="float" office:value="5">
            <text:p>5</text:p>
          </table:table-cell>
          <table:table-cell table:formula="of:=IF([.R162]&gt;[.R161];[.R162]-[.$S$3];[.R162]+[.$S$3])-[.$V$4]" office:value-type="float" office:value="0.4">
            <text:p>0,4</text:p>
          </table:table-cell>
          <table:table-cell table:formula="of:=IF([.S162]&gt;0;IF([.S162]&gt;3;3*0.25;[.S162]*0.25);IF([.S162]&lt;-3;-3*0.16;[.S16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2]-([.T162]*1+[.T161]*3+[.T160]*3+[.T159]*2+[.T158]*2+[.T157]*1)/12+RAND()*0.077" office:value-type="float" office:value="0.449466761597022">
            <text:p>0,4494667616</text:p>
          </table:table-cell>
          <table:table-cell table:formula="of:=TRUNC([.P162]+[.O163]*100)" office:value-type="float" office:value="19825">
            <text:p>19825</text:p>
          </table:table-cell>
          <table:table-cell table:formula="of:=((([.O163]*[.O163]*10000)/256*[.$B$5]+[.$B$6]*256)*[.O163]*100+[.P163]*[.$B$7])/256/256+0" office:value-type="float" office:value="5.48587488036204">
            <text:p>5,49</text:p>
          </table:table-cell>
          <table:table-cell table:formula="of:=IF([.Q163]&gt;10;10;IF([.Q163]&lt;-10;-10;IF([.Q163]&gt;=[.R162];TRUNC([.Q163]+1/4);TRUNC([.Q163]+3/4))))" office:value-type="float" office:value="5">
            <text:p>5</text:p>
          </table:table-cell>
          <table:table-cell table:formula="of:=IF([.R163]&gt;[.R162];[.R163]-[.$S$3];[.R163]+[.$S$3])-[.$V$4]" office:value-type="float" office:value="0.4">
            <text:p>0,4</text:p>
          </table:table-cell>
          <table:table-cell table:formula="of:=IF([.S163]&gt;0;IF([.S163]&gt;3;3*0.25;[.S163]*0.25);IF([.S163]&lt;-3;-3*0.16;[.S16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3]-([.T163]*1+[.T162]*3+[.T161]*3+[.T160]*2+[.T159]*2+[.T158]*1)/12+RAND()*0.077" office:value-type="float" office:value="0.432757424829273">
            <text:p>0,4327574248</text:p>
          </table:table-cell>
          <table:table-cell table:formula="of:=TRUNC([.P163]+[.O164]*100)" office:value-type="float" office:value="19868">
            <text:p>19868</text:p>
          </table:table-cell>
          <table:table-cell table:formula="of:=((([.O164]*[.O164]*10000)/256*[.$B$5]+[.$B$6]*256)*[.O164]*100+[.P164]*[.$B$7])/256/256+0" office:value-type="float" office:value="5.46399983058859">
            <text:p>5,46</text:p>
          </table:table-cell>
          <table:table-cell table:formula="of:=IF([.Q164]&gt;10;10;IF([.Q164]&lt;-10;-10;IF([.Q164]&gt;=[.R163];TRUNC([.Q164]+1/4);TRUNC([.Q164]+3/4))))" office:value-type="float" office:value="5">
            <text:p>5</text:p>
          </table:table-cell>
          <table:table-cell table:formula="of:=IF([.R164]&gt;[.R163];[.R164]-[.$S$3];[.R164]+[.$S$3])-[.$V$4]" office:value-type="float" office:value="0.4">
            <text:p>0,4</text:p>
          </table:table-cell>
          <table:table-cell table:formula="of:=IF([.S164]&gt;0;IF([.S164]&gt;3;3*0.25;[.S164]*0.25);IF([.S164]&lt;-3;-3*0.16;[.S16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4]-([.T164]*1+[.T163]*3+[.T162]*3+[.T161]*2+[.T160]*2+[.T159]*1)/12+RAND()*0.077" office:value-type="float" office:value="0.408214153826137">
            <text:p>0,4082141538</text:p>
          </table:table-cell>
          <table:table-cell table:formula="of:=TRUNC([.P164]+[.O165]*100)" office:value-type="float" office:value="19908">
            <text:p>19908</text:p>
          </table:table-cell>
          <table:table-cell table:formula="of:=((([.O165]*[.O165]*10000)/256*[.$B$5]+[.$B$6]*256)*[.O165]*100+[.P165]*[.$B$7])/256/256+0" office:value-type="float" office:value="5.42792795671792">
            <text:p>5,43</text:p>
          </table:table-cell>
          <table:table-cell table:formula="of:=IF([.Q165]&gt;10;10;IF([.Q165]&lt;-10;-10;IF([.Q165]&gt;=[.R164];TRUNC([.Q165]+1/4);TRUNC([.Q165]+3/4))))" office:value-type="float" office:value="5">
            <text:p>5</text:p>
          </table:table-cell>
          <table:table-cell table:formula="of:=IF([.R165]&gt;[.R164];[.R165]-[.$S$3];[.R165]+[.$S$3])-[.$V$4]" office:value-type="float" office:value="0.4">
            <text:p>0,4</text:p>
          </table:table-cell>
          <table:table-cell table:formula="of:=IF([.S165]&gt;0;IF([.S165]&gt;3;3*0.25;[.S165]*0.25);IF([.S165]&lt;-3;-3*0.16;[.S16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5]-([.T165]*1+[.T164]*3+[.T163]*3+[.T162]*2+[.T161]*2+[.T160]*1)/12+RAND()*0.077" office:value-type="float" office:value="0.387087790886462">
            <text:p>0,3870877909</text:p>
          </table:table-cell>
          <table:table-cell table:formula="of:=TRUNC([.P165]+[.O166]*100)" office:value-type="float" office:value="19946">
            <text:p>19946</text:p>
          </table:table-cell>
          <table:table-cell table:formula="of:=((([.O166]*[.O166]*10000)/256*[.$B$5]+[.$B$6]*256)*[.O166]*100+[.P166]*[.$B$7])/256/256+0" office:value-type="float" office:value="5.39930301268398">
            <text:p>5,40</text:p>
          </table:table-cell>
          <table:table-cell table:formula="of:=IF([.Q166]&gt;10;10;IF([.Q166]&lt;-10;-10;IF([.Q166]&gt;=[.R165];TRUNC([.Q166]+1/4);TRUNC([.Q166]+3/4))))" office:value-type="float" office:value="5">
            <text:p>5</text:p>
          </table:table-cell>
          <table:table-cell table:formula="of:=IF([.R166]&gt;[.R165];[.R166]-[.$S$3];[.R166]+[.$S$3])-[.$V$4]" office:value-type="float" office:value="0.4">
            <text:p>0,4</text:p>
          </table:table-cell>
          <table:table-cell table:formula="of:=IF([.S166]&gt;0;IF([.S166]&gt;3;3*0.25;[.S166]*0.25);IF([.S166]&lt;-3;-3*0.16;[.S16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6]-([.T166]*1+[.T165]*3+[.T164]*3+[.T163]*2+[.T162]*2+[.T161]*1)/12+RAND()*0.077" office:value-type="float" office:value="0.410631245876874">
            <text:p>0,4106312459</text:p>
          </table:table-cell>
          <table:table-cell table:formula="of:=TRUNC([.P166]+[.O167]*100)" office:value-type="float" office:value="19987">
            <text:p>19987</text:p>
          </table:table-cell>
          <table:table-cell table:formula="of:=((([.O167]*[.O167]*10000)/256*[.$B$5]+[.$B$6]*256)*[.O167]*100+[.P167]*[.$B$7])/256/256+0" office:value-type="float" office:value="5.45164150044979">
            <text:p>5,45</text:p>
          </table:table-cell>
          <table:table-cell table:formula="of:=IF([.Q167]&gt;10;10;IF([.Q167]&lt;-10;-10;IF([.Q167]&gt;=[.R166];TRUNC([.Q167]+1/4);TRUNC([.Q167]+3/4))))" office:value-type="float" office:value="5">
            <text:p>5</text:p>
          </table:table-cell>
          <table:table-cell table:formula="of:=IF([.R167]&gt;[.R166];[.R167]-[.$S$3];[.R167]+[.$S$3])-[.$V$4]" office:value-type="float" office:value="0.4">
            <text:p>0,4</text:p>
          </table:table-cell>
          <table:table-cell table:formula="of:=IF([.S167]&gt;0;IF([.S167]&gt;3;3*0.25;[.S167]*0.25);IF([.S167]&lt;-3;-3*0.16;[.S16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7]-([.T167]*1+[.T166]*3+[.T165]*3+[.T164]*2+[.T163]*2+[.T162]*1)/12+RAND()*0.077" office:value-type="float" office:value="0.40265349072208">
            <text:p>0,4026534907</text:p>
          </table:table-cell>
          <table:table-cell table:formula="of:=TRUNC([.P167]+[.O168]*100)" office:value-type="float" office:value="20027">
            <text:p>20027</text:p>
          </table:table-cell>
          <table:table-cell table:formula="of:=((([.O168]*[.O168]*10000)/256*[.$B$5]+[.$B$6]*256)*[.O168]*100+[.P168]*[.$B$7])/256/256+0" office:value-type="float" office:value="5.4468684736603">
            <text:p>5,45</text:p>
          </table:table-cell>
          <table:table-cell table:formula="of:=IF([.Q168]&gt;10;10;IF([.Q168]&lt;-10;-10;IF([.Q168]&gt;=[.R167];TRUNC([.Q168]+1/4);TRUNC([.Q168]+3/4))))" office:value-type="float" office:value="5">
            <text:p>5</text:p>
          </table:table-cell>
          <table:table-cell table:formula="of:=IF([.R168]&gt;[.R167];[.R168]-[.$S$3];[.R168]+[.$S$3])-[.$V$4]" office:value-type="float" office:value="0.4">
            <text:p>0,4</text:p>
          </table:table-cell>
          <table:table-cell table:formula="of:=IF([.S168]&gt;0;IF([.S168]&gt;3;3*0.25;[.S168]*0.25);IF([.S168]&lt;-3;-3*0.16;[.S16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8]-([.T168]*1+[.T167]*3+[.T166]*3+[.T165]*2+[.T164]*2+[.T163]*1)/12+RAND()*0.077" office:value-type="float" office:value="0.43052355003316">
            <text:p>0,43052355</text:p>
          </table:table-cell>
          <table:table-cell table:formula="of:=TRUNC([.P168]+[.O169]*100)" office:value-type="float" office:value="20070">
            <text:p>20070</text:p>
          </table:table-cell>
          <table:table-cell table:formula="of:=((([.O169]*[.O169]*10000)/256*[.$B$5]+[.$B$6]*256)*[.O169]*100+[.P169]*[.$B$7])/256/256+0" office:value-type="float" office:value="5.5090611150988">
            <text:p>5,51</text:p>
          </table:table-cell>
          <table:table-cell table:formula="of:=IF([.Q169]&gt;10;10;IF([.Q169]&lt;-10;-10;IF([.Q169]&gt;=[.R168];TRUNC([.Q169]+1/4);TRUNC([.Q169]+3/4))))" office:value-type="float" office:value="5">
            <text:p>5</text:p>
          </table:table-cell>
          <table:table-cell table:formula="of:=IF([.R169]&gt;[.R168];[.R169]-[.$S$3];[.R169]+[.$S$3])-[.$V$4]" office:value-type="float" office:value="0.4">
            <text:p>0,4</text:p>
          </table:table-cell>
          <table:table-cell table:formula="of:=IF([.S169]&gt;0;IF([.S169]&gt;3;3*0.25;[.S169]*0.25);IF([.S169]&lt;-3;-3*0.16;[.S16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9]-([.T169]*1+[.T168]*3+[.T167]*3+[.T166]*2+[.T165]*2+[.T164]*1)/12+RAND()*0.077" office:value-type="float" office:value="0.466775937058243">
            <text:p>0,4667759371</text:p>
          </table:table-cell>
          <table:table-cell table:formula="of:=TRUNC([.P169]+[.O170]*100)" office:value-type="float" office:value="20116">
            <text:p>20116</text:p>
          </table:table-cell>
          <table:table-cell table:formula="of:=((([.O170]*[.O170]*10000)/256*[.$B$5]+[.$B$6]*256)*[.O170]*100+[.P170]*[.$B$7])/256/256+0" office:value-type="float" office:value="5.59149665491041">
            <text:p>5,59</text:p>
          </table:table-cell>
          <table:table-cell table:formula="of:=IF([.Q170]&gt;10;10;IF([.Q170]&lt;-10;-10;IF([.Q170]&gt;=[.R169];TRUNC([.Q170]+1/4);TRUNC([.Q170]+3/4))))" office:value-type="float" office:value="5">
            <text:p>5</text:p>
          </table:table-cell>
          <table:table-cell table:formula="of:=IF([.R170]&gt;[.R169];[.R170]-[.$S$3];[.R170]+[.$S$3])-[.$V$4]" office:value-type="float" office:value="0.4">
            <text:p>0,4</text:p>
          </table:table-cell>
          <table:table-cell table:formula="of:=IF([.S170]&gt;0;IF([.S170]&gt;3;3*0.25;[.S170]*0.25);IF([.S170]&lt;-3;-3*0.16;[.S17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0]-([.T170]*1+[.T169]*3+[.T168]*3+[.T167]*2+[.T166]*2+[.T165]*1)/12+RAND()*0.077" office:value-type="float" office:value="0.484023411804246">
            <text:p>0,4840234118</text:p>
          </table:table-cell>
          <table:table-cell table:formula="of:=TRUNC([.P170]+[.O171]*100)" office:value-type="float" office:value="20164">
            <text:p>20164</text:p>
          </table:table-cell>
          <table:table-cell table:formula="of:=((([.O171]*[.O171]*10000)/256*[.$B$5]+[.$B$6]*256)*[.O171]*100+[.P171]*[.$B$7])/256/256+0" office:value-type="float" office:value="5.63876339005117">
            <text:p>5,64</text:p>
          </table:table-cell>
          <table:table-cell table:formula="of:=IF([.Q171]&gt;10;10;IF([.Q171]&lt;-10;-10;IF([.Q171]&gt;=[.R170];TRUNC([.Q171]+1/4);TRUNC([.Q171]+3/4))))" office:value-type="float" office:value="5">
            <text:p>5</text:p>
          </table:table-cell>
          <table:table-cell table:formula="of:=IF([.R171]&gt;[.R170];[.R171]-[.$S$3];[.R171]+[.$S$3])-[.$V$4]" office:value-type="float" office:value="0.4">
            <text:p>0,4</text:p>
          </table:table-cell>
          <table:table-cell table:formula="of:=IF([.S171]&gt;0;IF([.S171]&gt;3;3*0.25;[.S171]*0.25);IF([.S171]&lt;-3;-3*0.16;[.S17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1]-([.T171]*1+[.T170]*3+[.T169]*3+[.T168]*2+[.T167]*2+[.T166]*1)/12+RAND()*0.077" office:value-type="float" office:value="0.455668862232063">
            <text:p>0,4556688622</text:p>
          </table:table-cell>
          <table:table-cell table:formula="of:=TRUNC([.P171]+[.O172]*100)" office:value-type="float" office:value="20209">
            <text:p>20209</text:p>
          </table:table-cell>
          <table:table-cell table:formula="of:=((([.O172]*[.O172]*10000)/256*[.$B$5]+[.$B$6]*256)*[.O172]*100+[.P172]*[.$B$7])/256/256+0" office:value-type="float" office:value="5.59189028485503">
            <text:p>5,59</text:p>
          </table:table-cell>
          <table:table-cell table:formula="of:=IF([.Q172]&gt;10;10;IF([.Q172]&lt;-10;-10;IF([.Q172]&gt;=[.R171];TRUNC([.Q172]+1/4);TRUNC([.Q172]+3/4))))" office:value-type="float" office:value="5">
            <text:p>5</text:p>
          </table:table-cell>
          <table:table-cell table:formula="of:=IF([.R172]&gt;[.R171];[.R172]-[.$S$3];[.R172]+[.$S$3])-[.$V$4]" office:value-type="float" office:value="0.4">
            <text:p>0,4</text:p>
          </table:table-cell>
          <table:table-cell table:formula="of:=IF([.S172]&gt;0;IF([.S172]&gt;3;3*0.25;[.S172]*0.25);IF([.S172]&lt;-3;-3*0.16;[.S17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2]-([.T172]*1+[.T171]*3+[.T170]*3+[.T169]*2+[.T168]*2+[.T167]*1)/12+RAND()*0.077" office:value-type="float" office:value="0.490335500437512">
            <text:p>0,4903355004</text:p>
          </table:table-cell>
          <table:table-cell table:formula="of:=TRUNC([.P172]+[.O173]*100)" office:value-type="float" office:value="20258">
            <text:p>20258</text:p>
          </table:table-cell>
          <table:table-cell table:formula="of:=((([.O173]*[.O173]*10000)/256*[.$B$5]+[.$B$6]*256)*[.O173]*100+[.P173]*[.$B$7])/256/256+0" office:value-type="float" office:value="5.67500319416962">
            <text:p>5,68</text:p>
          </table:table-cell>
          <table:table-cell table:formula="of:=IF([.Q173]&gt;10;10;IF([.Q173]&lt;-10;-10;IF([.Q173]&gt;=[.R172];TRUNC([.Q173]+1/4);TRUNC([.Q173]+3/4))))" office:value-type="float" office:value="5">
            <text:p>5</text:p>
          </table:table-cell>
          <table:table-cell table:formula="of:=IF([.R173]&gt;[.R172];[.R173]-[.$S$3];[.R173]+[.$S$3])-[.$V$4]" office:value-type="float" office:value="0.4">
            <text:p>0,4</text:p>
          </table:table-cell>
          <table:table-cell table:formula="of:=IF([.S173]&gt;0;IF([.S173]&gt;3;3*0.25;[.S173]*0.25);IF([.S173]&lt;-3;-3*0.16;[.S17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3]-([.T173]*1+[.T172]*3+[.T171]*3+[.T170]*2+[.T169]*2+[.T168]*1)/12+RAND()*0.077" office:value-type="float" office:value="0.49479364302698">
            <text:p>0,494793643</text:p>
          </table:table-cell>
          <table:table-cell table:formula="of:=TRUNC([.P173]+[.O174]*100)" office:value-type="float" office:value="20307">
            <text:p>20307</text:p>
          </table:table-cell>
          <table:table-cell table:formula="of:=((([.O174]*[.O174]*10000)/256*[.$B$5]+[.$B$6]*256)*[.O174]*100+[.P174]*[.$B$7])/256/256+0" office:value-type="float" office:value="5.69644554645311">
            <text:p>5,70</text:p>
          </table:table-cell>
          <table:table-cell table:formula="of:=IF([.Q174]&gt;10;10;IF([.Q174]&lt;-10;-10;IF([.Q174]&gt;=[.R173];TRUNC([.Q174]+1/4);TRUNC([.Q174]+3/4))))" office:value-type="float" office:value="5">
            <text:p>5</text:p>
          </table:table-cell>
          <table:table-cell table:formula="of:=IF([.R174]&gt;[.R173];[.R174]-[.$S$3];[.R174]+[.$S$3])-[.$V$4]" office:value-type="float" office:value="0.4">
            <text:p>0,4</text:p>
          </table:table-cell>
          <table:table-cell table:formula="of:=IF([.S174]&gt;0;IF([.S174]&gt;3;3*0.25;[.S174]*0.25);IF([.S174]&lt;-3;-3*0.16;[.S17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4]-([.T174]*1+[.T173]*3+[.T172]*3+[.T171]*2+[.T170]*2+[.T169]*1)/12+RAND()*0.077" office:value-type="float" office:value="0.531163637000658">
            <text:p>0,531163637</text:p>
          </table:table-cell>
          <table:table-cell table:formula="of:=TRUNC([.P174]+[.O175]*100)" office:value-type="float" office:value="20360">
            <text:p>20360</text:p>
          </table:table-cell>
          <table:table-cell table:formula="of:=((([.O175]*[.O175]*10000)/256*[.$B$5]+[.$B$6]*256)*[.O175]*100+[.P175]*[.$B$7])/256/256+0" office:value-type="float" office:value="5.78967193159596">
            <text:p>5,79</text:p>
          </table:table-cell>
          <table:table-cell table:formula="of:=IF([.Q175]&gt;10;10;IF([.Q175]&lt;-10;-10;IF([.Q175]&gt;=[.R174];TRUNC([.Q175]+1/4);TRUNC([.Q175]+3/4))))" office:value-type="float" office:value="6">
            <text:p>6</text:p>
          </table:table-cell>
          <table:table-cell table:formula="of:=IF([.R175]&gt;[.R174];[.R175]-[.$S$3];[.R175]+[.$S$3])-[.$V$4]" office:value-type="float" office:value="0.86">
            <text:p>0,86</text:p>
          </table:table-cell>
          <table:table-cell table:formula="of:=IF([.S175]&gt;0;IF([.S175]&gt;3;3*0.25;[.S175]*0.25);IF([.S175]&lt;-3;-3*0.16;[.S175]*0.16))/3" office:value-type="float" office:value="0.0716666666666667">
            <text:p>0,071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5]-([.T175]*1+[.T174]*3+[.T173]*3+[.T172]*2+[.T171]*2+[.T170]*1)/12+RAND()*0.077" office:value-type="float" office:value="0.560192497135869">
            <text:p>0,5601924971</text:p>
          </table:table-cell>
          <table:table-cell table:formula="of:=TRUNC([.P175]+[.O176]*100)" office:value-type="float" office:value="20416">
            <text:p>20416</text:p>
          </table:table-cell>
          <table:table-cell table:formula="of:=((([.O176]*[.O176]*10000)/256*[.$B$5]+[.$B$6]*256)*[.O176]*100+[.P176]*[.$B$7])/256/256+0" office:value-type="float" office:value="5.87137378729125">
            <text:p>5,87</text:p>
          </table:table-cell>
          <table:table-cell table:formula="of:=IF([.Q176]&gt;10;10;IF([.Q176]&lt;-10;-10;IF([.Q176]&gt;=[.R175];TRUNC([.Q176]+1/4);TRUNC([.Q176]+3/4))))" office:value-type="float" office:value="6">
            <text:p>6</text:p>
          </table:table-cell>
          <table:table-cell table:formula="of:=IF([.R176]&gt;[.R175];[.R176]-[.$S$3];[.R176]+[.$S$3])-[.$V$4]" office:value-type="float" office:value="1.4">
            <text:p>1,4</text:p>
          </table:table-cell>
          <table:table-cell table:formula="of:=IF([.S176]&gt;0;IF([.S176]&gt;3;3*0.25;[.S176]*0.25);IF([.S176]&lt;-3;-3*0.16;[.S176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6]-([.T176]*1+[.T175]*3+[.T174]*3+[.T173]*2+[.T172]*2+[.T171]*1)/12+RAND()*0.077" office:value-type="float" office:value="0.534913628508497">
            <text:p>0,5349136285</text:p>
          </table:table-cell>
          <table:table-cell table:formula="of:=TRUNC([.P176]+[.O177]*100)" office:value-type="float" office:value="20469">
            <text:p>20469</text:p>
          </table:table-cell>
          <table:table-cell table:formula="of:=((([.O177]*[.O177]*10000)/256*[.$B$5]+[.$B$6]*256)*[.O177]*100+[.P177]*[.$B$7])/256/256+0" office:value-type="float" office:value="5.82486931978996">
            <text:p>5,82</text:p>
          </table:table-cell>
          <table:table-cell table:formula="of:=IF([.Q177]&gt;10;10;IF([.Q177]&lt;-10;-10;IF([.Q177]&gt;=[.R176];TRUNC([.Q177]+1/4);TRUNC([.Q177]+3/4))))" office:value-type="float" office:value="6">
            <text:p>6</text:p>
          </table:table-cell>
          <table:table-cell table:formula="of:=IF([.R177]&gt;[.R176];[.R177]-[.$S$3];[.R177]+[.$S$3])-[.$V$4]" office:value-type="float" office:value="1.4">
            <text:p>1,4</text:p>
          </table:table-cell>
          <table:table-cell table:formula="of:=IF([.S177]&gt;0;IF([.S177]&gt;3;3*0.25;[.S177]*0.25);IF([.S177]&lt;-3;-3*0.16;[.S177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7]-([.T177]*1+[.T176]*3+[.T175]*3+[.T174]*2+[.T173]*2+[.T172]*1)/12+RAND()*0.077" office:value-type="float" office:value="0.483686531494583">
            <text:p>0,4836865315</text:p>
          </table:table-cell>
          <table:table-cell table:formula="of:=TRUNC([.P177]+[.O178]*100)" office:value-type="float" office:value="20517">
            <text:p>20517</text:p>
          </table:table-cell>
          <table:table-cell table:formula="of:=((([.O178]*[.O178]*10000)/256*[.$B$5]+[.$B$6]*256)*[.O178]*100+[.P178]*[.$B$7])/256/256+0" office:value-type="float" office:value="5.72423998598259">
            <text:p>5,72</text:p>
          </table:table-cell>
          <table:table-cell table:formula="of:=IF([.Q178]&gt;10;10;IF([.Q178]&lt;-10;-10;IF([.Q178]&gt;=[.R177];TRUNC([.Q178]+1/4);TRUNC([.Q178]+3/4))))" office:value-type="float" office:value="6">
            <text:p>6</text:p>
          </table:table-cell>
          <table:table-cell table:formula="of:=IF([.R178]&gt;[.R177];[.R178]-[.$S$3];[.R178]+[.$S$3])-[.$V$4]" office:value-type="float" office:value="1.4">
            <text:p>1,4</text:p>
          </table:table-cell>
          <table:table-cell table:formula="of:=IF([.S178]&gt;0;IF([.S178]&gt;3;3*0.25;[.S178]*0.25);IF([.S178]&lt;-3;-3*0.16;[.S178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8]-([.T178]*1+[.T177]*3+[.T176]*3+[.T175]*2+[.T174]*2+[.T173]*1)/12+RAND()*0.077" office:value-type="float" office:value="0.457756390886283">
            <text:p>0,4577563909</text:p>
          </table:table-cell>
          <table:table-cell table:formula="of:=TRUNC([.P178]+[.O179]*100)" office:value-type="float" office:value="20562">
            <text:p>20562</text:p>
          </table:table-cell>
          <table:table-cell table:formula="of:=((([.O179]*[.O179]*10000)/256*[.$B$5]+[.$B$6]*256)*[.O179]*100+[.P179]*[.$B$7])/256/256+0" office:value-type="float" office:value="5.68223119256801">
            <text:p>5,68</text:p>
          </table:table-cell>
          <table:table-cell table:formula="of:=IF([.Q179]&gt;10;10;IF([.Q179]&lt;-10;-10;IF([.Q179]&gt;=[.R178];TRUNC([.Q179]+1/4);TRUNC([.Q179]+3/4))))" office:value-type="float" office:value="6">
            <text:p>6</text:p>
          </table:table-cell>
          <table:table-cell table:formula="of:=IF([.R179]&gt;[.R178];[.R179]-[.$S$3];[.R179]+[.$S$3])-[.$V$4]" office:value-type="float" office:value="1.4">
            <text:p>1,4</text:p>
          </table:table-cell>
          <table:table-cell table:formula="of:=IF([.S179]&gt;0;IF([.S179]&gt;3;3*0.25;[.S179]*0.25);IF([.S179]&lt;-3;-3*0.16;[.S179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+ext. err. -&gt;&gt;</text:p>
          </table:table-cell>
          <table:table-cell table:formula="of:=[.O179]-([.T179]*1+[.T178]*3+[.T177]*3+[.T176]*2+[.T175]*2+[.T174]*1)/12+RAND()*0.077+2" office:value-type="float" office:value="2.36324632024222">
            <text:p>2,3632463202</text:p>
          </table:table-cell>
          <table:table-cell table:formula="of:=TRUNC([.P179]+[.O180]*100)" office:value-type="float" office:value="20798">
            <text:p>20798</text:p>
          </table:table-cell>
          <table:table-cell table:formula="of:=((([.O180]*[.O180]*10000)/256*[.$B$5]+[.$B$6]*256)*[.O180]*100+[.P180]*[.$B$7])/256/256+0" office:value-type="float" office:value="25.1543833042289">
            <text:p>25,15</text:p>
          </table:table-cell>
          <table:table-cell table:formula="of:=IF([.Q180]&gt;10;10;IF([.Q180]&lt;-10;-10;IF([.Q180]&gt;=[.R179];TRUNC([.Q180]+1/4);TRUNC([.Q180]+3/4))))" office:value-type="float" office:value="10">
            <text:p>10</text:p>
          </table:table-cell>
          <table:table-cell table:formula="of:=IF([.R180]&gt;[.R179];[.R180]-[.$S$3];[.R180]+[.$S$3])-[.$V$4]" office:value-type="float" office:value="4.86">
            <text:p>4,86</text:p>
          </table:table-cell>
          <table:table-cell table:formula="of:=IF([.S180]&gt;0;IF([.S180]&gt;3;3*0.25;[.S180]*0.25);IF([.S180]&lt;-3;-3*0.16;[.S180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0]-([.T180]*1+[.T179]*3+[.T178]*3+[.T177]*2+[.T176]*2+[.T175]*1)/12+RAND()*0.077" office:value-type="float" office:value="2.27212557488391">
            <text:p>2,2721255749</text:p>
          </table:table-cell>
          <table:table-cell table:formula="of:=TRUNC([.P180]+[.O181]*100)" office:value-type="float" office:value="21025">
            <text:p>21025</text:p>
          </table:table-cell>
          <table:table-cell table:formula="of:=((([.O181]*[.O181]*10000)/256*[.$B$5]+[.$B$6]*256)*[.O181]*100+[.P181]*[.$B$7])/256/256+0" office:value-type="float" office:value="23.1772422402538">
            <text:p>23,18</text:p>
          </table:table-cell>
          <table:table-cell table:formula="of:=IF([.Q181]&gt;10;10;IF([.Q181]&lt;-10;-10;IF([.Q181]&gt;=[.R180];TRUNC([.Q181]+1/4);TRUNC([.Q181]+3/4))))" office:value-type="float" office:value="10">
            <text:p>10</text:p>
          </table:table-cell>
          <table:table-cell table:formula="of:=IF([.R181]&gt;[.R180];[.R181]-[.$S$3];[.R181]+[.$S$3])-[.$V$4]" office:value-type="float" office:value="5.4">
            <text:p>5,4</text:p>
          </table:table-cell>
          <table:table-cell table:formula="of:=IF([.S181]&gt;0;IF([.S181]&gt;3;3*0.25;[.S181]*0.25);IF([.S181]&lt;-3;-3*0.16;[.S181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1]-([.T181]*1+[.T180]*3+[.T179]*3+[.T178]*2+[.T177]*2+[.T176]*1)/12+RAND()*0.077" office:value-type="float" office:value="2.11710053815998">
            <text:p>2,1171005382</text:p>
          </table:table-cell>
          <table:table-cell table:formula="of:=TRUNC([.P181]+[.O182]*100)" office:value-type="float" office:value="21236">
            <text:p>21236</text:p>
          </table:table-cell>
          <table:table-cell table:formula="of:=((([.O182]*[.O182]*10000)/256*[.$B$5]+[.$B$6]*256)*[.O182]*100+[.P182]*[.$B$7])/256/256+0" office:value-type="float" office:value="20.10860857305">
            <text:p>20,11</text:p>
          </table:table-cell>
          <table:table-cell table:formula="of:=IF([.Q182]&gt;10;10;IF([.Q182]&lt;-10;-10;IF([.Q182]&gt;=[.R181];TRUNC([.Q182]+1/4);TRUNC([.Q182]+3/4))))" office:value-type="float" office:value="10">
            <text:p>10</text:p>
          </table:table-cell>
          <table:table-cell table:formula="of:=IF([.R182]&gt;[.R181];[.R182]-[.$S$3];[.R182]+[.$S$3])-[.$V$4]" office:value-type="float" office:value="5.4">
            <text:p>5,4</text:p>
          </table:table-cell>
          <table:table-cell table:formula="of:=IF([.S182]&gt;0;IF([.S182]&gt;3;3*0.25;[.S182]*0.25);IF([.S182]&lt;-3;-3*0.16;[.S182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2]-([.T182]*1+[.T181]*3+[.T180]*3+[.T179]*2+[.T178]*2+[.T177]*1)/12+RAND()*0.077" office:value-type="float" office:value="1.93316477252342">
            <text:p>1,9331647725</text:p>
          </table:table-cell>
          <table:table-cell table:formula="of:=TRUNC([.P182]+[.O183]*100)" office:value-type="float" office:value="21429">
            <text:p>21429</text:p>
          </table:table-cell>
          <table:table-cell table:formula="of:=((([.O183]*[.O183]*10000)/256*[.$B$5]+[.$B$6]*256)*[.O183]*100+[.P183]*[.$B$7])/256/256+0" office:value-type="float" office:value="16.9705938640279">
            <text:p>16,97</text:p>
          </table:table-cell>
          <table:table-cell table:formula="of:=IF([.Q183]&gt;10;10;IF([.Q183]&lt;-10;-10;IF([.Q183]&gt;=[.R182];TRUNC([.Q183]+1/4);TRUNC([.Q183]+3/4))))" office:value-type="float" office:value="10">
            <text:p>10</text:p>
          </table:table-cell>
          <table:table-cell table:formula="of:=IF([.R183]&gt;[.R182];[.R183]-[.$S$3];[.R183]+[.$S$3])-[.$V$4]" office:value-type="float" office:value="5.4">
            <text:p>5,4</text:p>
          </table:table-cell>
          <table:table-cell table:formula="of:=IF([.S183]&gt;0;IF([.S183]&gt;3;3*0.25;[.S183]*0.25);IF([.S183]&lt;-3;-3*0.16;[.S183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3]-([.T183]*1+[.T182]*3+[.T181]*3+[.T180]*2+[.T179]*2+[.T178]*1)/12+RAND()*0.077" office:value-type="float" office:value="1.7493495169251">
            <text:p>1,7493495169</text:p>
          </table:table-cell>
          <table:table-cell table:formula="of:=TRUNC([.P183]+[.O184]*100)" office:value-type="float" office:value="21603">
            <text:p>21603</text:p>
          </table:table-cell>
          <table:table-cell table:formula="of:=((([.O184]*[.O184]*10000)/256*[.$B$5]+[.$B$6]*256)*[.O184]*100+[.P184]*[.$B$7])/256/256+0" office:value-type="float" office:value="14.344115195042">
            <text:p>14,34</text:p>
          </table:table-cell>
          <table:table-cell table:formula="of:=IF([.Q184]&gt;10;10;IF([.Q184]&lt;-10;-10;IF([.Q184]&gt;=[.R183];TRUNC([.Q184]+1/4);TRUNC([.Q184]+3/4))))" office:value-type="float" office:value="10">
            <text:p>10</text:p>
          </table:table-cell>
          <table:table-cell table:formula="of:=IF([.R184]&gt;[.R183];[.R184]-[.$S$3];[.R184]+[.$S$3])-[.$V$4]" office:value-type="float" office:value="5.4">
            <text:p>5,4</text:p>
          </table:table-cell>
          <table:table-cell table:formula="of:=IF([.S184]&gt;0;IF([.S184]&gt;3;3*0.25;[.S184]*0.25);IF([.S184]&lt;-3;-3*0.16;[.S184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4]-([.T184]*1+[.T183]*3+[.T182]*3+[.T181]*2+[.T180]*2+[.T179]*1)/12+RAND()*0.077" office:value-type="float" office:value="1.52851969580565">
            <text:p>1,5285196958</text:p>
          </table:table-cell>
          <table:table-cell table:formula="of:=TRUNC([.P184]+[.O185]*100)" office:value-type="float" office:value="21755">
            <text:p>21755</text:p>
          </table:table-cell>
          <table:table-cell table:formula="of:=((([.O185]*[.O185]*10000)/256*[.$B$5]+[.$B$6]*256)*[.O185]*100+[.P185]*[.$B$7])/256/256+0" office:value-type="float" office:value="11.7854242999323">
            <text:p>11,79</text:p>
          </table:table-cell>
          <table:table-cell table:formula="of:=IF([.Q185]&gt;10;10;IF([.Q185]&lt;-10;-10;IF([.Q185]&gt;=[.R184];TRUNC([.Q185]+1/4);TRUNC([.Q185]+3/4))))" office:value-type="float" office:value="10">
            <text:p>10</text:p>
          </table:table-cell>
          <table:table-cell table:formula="of:=IF([.R185]&gt;[.R184];[.R185]-[.$S$3];[.R185]+[.$S$3])-[.$V$4]" office:value-type="float" office:value="5.4">
            <text:p>5,4</text:p>
          </table:table-cell>
          <table:table-cell table:formula="of:=IF([.S185]&gt;0;IF([.S185]&gt;3;3*0.25;[.S185]*0.25);IF([.S185]&lt;-3;-3*0.16;[.S185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5]-([.T185]*1+[.T184]*3+[.T183]*3+[.T182]*2+[.T181]*2+[.T180]*1)/12+RAND()*0.077" office:value-type="float" office:value="1.29199772221016">
            <text:p>1,2919977222</text:p>
          </table:table-cell>
          <table:table-cell table:formula="of:=TRUNC([.P185]+[.O186]*100)" office:value-type="float" office:value="21884">
            <text:p>21884</text:p>
          </table:table-cell>
          <table:table-cell table:formula="of:=((([.O186]*[.O186]*10000)/256*[.$B$5]+[.$B$6]*256)*[.O186]*100+[.P186]*[.$B$7])/256/256+0" office:value-type="float" office:value="9.68488942420016">
            <text:p>9,68</text:p>
          </table:table-cell>
          <table:table-cell table:formula="of:=IF([.Q186]&gt;10;10;IF([.Q186]&lt;-10;-10;IF([.Q186]&gt;=[.R185];TRUNC([.Q186]+1/4);TRUNC([.Q186]+3/4))))" office:value-type="float" office:value="10">
            <text:p>10</text:p>
          </table:table-cell>
          <table:table-cell table:formula="of:=IF([.R186]&gt;[.R185];[.R186]-[.$S$3];[.R186]+[.$S$3])-[.$V$4]" office:value-type="float" office:value="5.4">
            <text:p>5,4</text:p>
          </table:table-cell>
          <table:table-cell table:formula="of:=IF([.S186]&gt;0;IF([.S186]&gt;3;3*0.25;[.S186]*0.25);IF([.S186]&lt;-3;-3*0.16;[.S186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6]-([.T186]*1+[.T185]*3+[.T184]*3+[.T183]*2+[.T182]*2+[.T181]*1)/12+RAND()*0.077" office:value-type="float" office:value="1.09020028082215">
            <text:p>1,0902002808</text:p>
          </table:table-cell>
          <table:table-cell table:formula="of:=TRUNC([.P186]+[.O187]*100)" office:value-type="float" office:value="21993">
            <text:p>21993</text:p>
          </table:table-cell>
          <table:table-cell table:formula="of:=((([.O187]*[.O187]*10000)/256*[.$B$5]+[.$B$6]*256)*[.O187]*100+[.P187]*[.$B$7])/256/256+0" office:value-type="float" office:value="8.34607383654163">
            <text:p>8,35</text:p>
          </table:table-cell>
          <table:table-cell table:formula="of:=IF([.Q187]&gt;10;10;IF([.Q187]&lt;-10;-10;IF([.Q187]&gt;=[.R186];TRUNC([.Q187]+1/4);TRUNC([.Q187]+3/4))))" office:value-type="float" office:value="9">
            <text:p>9</text:p>
          </table:table-cell>
          <table:table-cell table:formula="of:=IF([.R187]&gt;[.R186];[.R187]-[.$S$3];[.R187]+[.$S$3])-[.$V$4]" office:value-type="float" office:value="4.4">
            <text:p>4,4</text:p>
          </table:table-cell>
          <table:table-cell table:formula="of:=IF([.S187]&gt;0;IF([.S187]&gt;3;3*0.25;[.S187]*0.25);IF([.S187]&lt;-3;-3*0.16;[.S187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7]-([.T187]*1+[.T186]*3+[.T185]*3+[.T184]*2+[.T183]*2+[.T182]*1)/12+RAND()*0.077" office:value-type="float" office:value="0.848586475059188">
            <text:p>0,8485864751</text:p>
          </table:table-cell>
          <table:table-cell table:formula="of:=TRUNC([.P187]+[.O188]*100)" office:value-type="float" office:value="22077">
            <text:p>22077</text:p>
          </table:table-cell>
          <table:table-cell table:formula="of:=((([.O188]*[.O188]*10000)/256*[.$B$5]+[.$B$6]*256)*[.O188]*100+[.P188]*[.$B$7])/256/256+0" office:value-type="float" office:value="7.18562239770092">
            <text:p>7,19</text:p>
          </table:table-cell>
          <table:table-cell table:formula="of:=IF([.Q188]&gt;10;10;IF([.Q188]&lt;-10;-10;IF([.Q188]&gt;=[.R187];TRUNC([.Q188]+1/4);TRUNC([.Q188]+3/4))))" office:value-type="float" office:value="7">
            <text:p>7</text:p>
          </table:table-cell>
          <table:table-cell table:formula="of:=IF([.R188]&gt;[.R187];[.R188]-[.$S$3];[.R188]+[.$S$3])-[.$V$4]" office:value-type="float" office:value="2.4">
            <text:p>2,4</text:p>
          </table:table-cell>
          <table:table-cell table:formula="of:=IF([.S188]&gt;0;IF([.S188]&gt;3;3*0.25;[.S188]*0.25);IF([.S188]&lt;-3;-3*0.16;[.S188]*0.16))/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8]-([.T188]*1+[.T187]*3+[.T186]*3+[.T185]*2+[.T184]*2+[.T183]*1)/12+RAND()*0.077" office:value-type="float" office:value="0.658404626944521">
            <text:p>0,6584046269</text:p>
          </table:table-cell>
          <table:table-cell table:formula="of:=TRUNC([.P188]+[.O189]*100)" office:value-type="float" office:value="22142">
            <text:p>22142</text:p>
          </table:table-cell>
          <table:table-cell table:formula="of:=((([.O189]*[.O189]*10000)/256*[.$B$5]+[.$B$6]*256)*[.O189]*100+[.P189]*[.$B$7])/256/256+0" office:value-type="float" office:value="6.55159653022743">
            <text:p>6,55</text:p>
          </table:table-cell>
          <table:table-cell table:formula="of:=IF([.Q189]&gt;10;10;IF([.Q189]&lt;-10;-10;IF([.Q189]&gt;=[.R188];TRUNC([.Q189]+1/4);TRUNC([.Q189]+3/4))))" office:value-type="float" office:value="7">
            <text:p>7</text:p>
          </table:table-cell>
          <table:table-cell table:formula="of:=IF([.R189]&gt;[.R188];[.R189]-[.$S$3];[.R189]+[.$S$3])-[.$V$4]" office:value-type="float" office:value="2.4">
            <text:p>2,4</text:p>
          </table:table-cell>
          <table:table-cell table:formula="of:=IF([.S189]&gt;0;IF([.S189]&gt;3;3*0.25;[.S189]*0.25);IF([.S189]&lt;-3;-3*0.16;[.S189]*0.16))/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9]-([.T189]*1+[.T188]*3+[.T187]*3+[.T186]*2+[.T185]*2+[.T184]*1)/12+RAND()*0.077" office:value-type="float" office:value="0.492095183523014">
            <text:p>0,4920951835</text:p>
          </table:table-cell>
          <table:table-cell table:formula="of:=TRUNC([.P189]+[.O190]*100)" office:value-type="float" office:value="22191">
            <text:p>22191</text:p>
          </table:table-cell>
          <table:table-cell table:formula="of:=((([.O190]*[.O190]*10000)/256*[.$B$5]+[.$B$6]*256)*[.O190]*100+[.P190]*[.$B$7])/256/256+0" office:value-type="float" office:value="6.15065948293842">
            <text:p>6,15</text:p>
          </table:table-cell>
          <table:table-cell table:formula="of:=IF([.Q190]&gt;10;10;IF([.Q190]&lt;-10;-10;IF([.Q190]&gt;=[.R189];TRUNC([.Q190]+1/4);TRUNC([.Q190]+3/4))))" office:value-type="float" office:value="6">
            <text:p>6</text:p>
          </table:table-cell>
          <table:table-cell table:formula="of:=IF([.R190]&gt;[.R189];[.R190]-[.$S$3];[.R190]+[.$S$3])-[.$V$4]" office:value-type="float" office:value="1.4">
            <text:p>1,4</text:p>
          </table:table-cell>
          <table:table-cell table:formula="of:=IF([.S190]&gt;0;IF([.S190]&gt;3;3*0.25;[.S190]*0.25);IF([.S190]&lt;-3;-3*0.16;[.S190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0]-([.T190]*1+[.T189]*3+[.T188]*3+[.T187]*2+[.T186]*2+[.T185]*1)/12+RAND()*0.077" office:value-type="float" office:value="0.304417959594379">
            <text:p>0,3044179596</text:p>
          </table:table-cell>
          <table:table-cell table:formula="of:=TRUNC([.P190]+[.O191]*100)" office:value-type="float" office:value="22221">
            <text:p>22221</text:p>
          </table:table-cell>
          <table:table-cell table:formula="of:=((([.O191]*[.O191]*10000)/256*[.$B$5]+[.$B$6]*256)*[.O191]*100+[.P191]*[.$B$7])/256/256+0" office:value-type="float" office:value="5.81878111724495">
            <text:p>5,82</text:p>
          </table:table-cell>
          <table:table-cell table:formula="of:=IF([.Q191]&gt;10;10;IF([.Q191]&lt;-10;-10;IF([.Q191]&gt;=[.R190];TRUNC([.Q191]+1/4);TRUNC([.Q191]+3/4))))" office:value-type="float" office:value="6">
            <text:p>6</text:p>
          </table:table-cell>
          <table:table-cell table:formula="of:=IF([.R191]&gt;[.R190];[.R191]-[.$S$3];[.R191]+[.$S$3])-[.$V$4]" office:value-type="float" office:value="1.4">
            <text:p>1,4</text:p>
          </table:table-cell>
          <table:table-cell table:formula="of:=IF([.S191]&gt;0;IF([.S191]&gt;3;3*0.25;[.S191]*0.25);IF([.S191]&lt;-3;-3*0.16;[.S19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1]-([.T191]*1+[.T190]*3+[.T189]*3+[.T188]*2+[.T187]*2+[.T186]*1)/12+RAND()*0.077" office:value-type="float" office:value="0.175276253687223">
            <text:p>0,1752762537</text:p>
          </table:table-cell>
          <table:table-cell table:formula="of:=TRUNC([.P191]+[.O192]*100)" office:value-type="float" office:value="22238">
            <text:p>22238</text:p>
          </table:table-cell>
          <table:table-cell table:formula="of:=((([.O192]*[.O192]*10000)/256*[.$B$5]+[.$B$6]*256)*[.O192]*100+[.P192]*[.$B$7])/256/256+0" office:value-type="float" office:value="5.64166217316233">
            <text:p>5,64</text:p>
          </table:table-cell>
          <table:table-cell table:formula="of:=IF([.Q192]&gt;10;10;IF([.Q192]&lt;-10;-10;IF([.Q192]&gt;=[.R191];TRUNC([.Q192]+1/4);TRUNC([.Q192]+3/4))))" office:value-type="float" office:value="6">
            <text:p>6</text:p>
          </table:table-cell>
          <table:table-cell table:formula="of:=IF([.R192]&gt;[.R191];[.R192]-[.$S$3];[.R192]+[.$S$3])-[.$V$4]" office:value-type="float" office:value="1.4">
            <text:p>1,4</text:p>
          </table:table-cell>
          <table:table-cell table:formula="of:=IF([.S192]&gt;0;IF([.S192]&gt;3;3*0.25;[.S192]*0.25);IF([.S192]&lt;-3;-3*0.16;[.S19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2]-([.T192]*1+[.T191]*3+[.T190]*3+[.T189]*2+[.T188]*2+[.T187]*1)/12+RAND()*0.077" office:value-type="float" office:value="0.0330952584449663">
            <text:p>0,0330952584</text:p>
          </table:table-cell>
          <table:table-cell table:formula="of:=TRUNC([.P192]+[.O193]*100)" office:value-type="float" office:value="22241">
            <text:p>22241</text:p>
          </table:table-cell>
          <table:table-cell table:formula="of:=((([.O193]*[.O193]*10000)/256*[.$B$5]+[.$B$6]*256)*[.O193]*100+[.P193]*[.$B$7])/256/256+0" office:value-type="float" office:value="5.46876268015044">
            <text:p>5,47</text:p>
          </table:table-cell>
          <table:table-cell table:formula="of:=IF([.Q193]&gt;10;10;IF([.Q193]&lt;-10;-10;IF([.Q193]&gt;=[.R192];TRUNC([.Q193]+1/4);TRUNC([.Q193]+3/4))))" office:value-type="float" office:value="6">
            <text:p>6</text:p>
          </table:table-cell>
          <table:table-cell table:formula="of:=IF([.R193]&gt;[.R192];[.R193]-[.$S$3];[.R193]+[.$S$3])-[.$V$4]" office:value-type="float" office:value="1.4">
            <text:p>1,4</text:p>
          </table:table-cell>
          <table:table-cell table:formula="of:=IF([.S193]&gt;0;IF([.S193]&gt;3;3*0.25;[.S193]*0.25);IF([.S193]&lt;-3;-3*0.16;[.S19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3]-([.T193]*1+[.T192]*3+[.T191]*3+[.T190]*2+[.T189]*2+[.T188]*1)/12+RAND()*0.077" office:value-type="float" office:value="-0.0682037828588396">
            <text:p>-0,0682037829</text:p>
          </table:table-cell>
          <table:table-cell table:formula="of:=TRUNC([.P193]+[.O194]*100)" office:value-type="float" office:value="22234">
            <text:p>22234</text:p>
          </table:table-cell>
          <table:table-cell table:formula="of:=((([.O194]*[.O194]*10000)/256*[.$B$5]+[.$B$6]*256)*[.O194]*100+[.P194]*[.$B$7])/256/256+0" office:value-type="float" office:value="5.34788031483528">
            <text:p>5,35</text:p>
          </table:table-cell>
          <table:table-cell table:formula="of:=IF([.Q194]&gt;10;10;IF([.Q194]&lt;-10;-10;IF([.Q194]&gt;=[.R193];TRUNC([.Q194]+1/4);TRUNC([.Q194]+3/4))))" office:value-type="float" office:value="6">
            <text:p>6</text:p>
          </table:table-cell>
          <table:table-cell table:formula="of:=IF([.R194]&gt;[.R193];[.R194]-[.$S$3];[.R194]+[.$S$3])-[.$V$4]" office:value-type="float" office:value="1.4">
            <text:p>1,4</text:p>
          </table:table-cell>
          <table:table-cell table:formula="of:=IF([.S194]&gt;0;IF([.S194]&gt;3;3*0.25;[.S194]*0.25);IF([.S194]&lt;-3;-3*0.16;[.S194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4]-([.T194]*1+[.T193]*3+[.T192]*3+[.T191]*2+[.T190]*2+[.T189]*1)/12+RAND()*0.077" office:value-type="float" office:value="-0.119610381053445">
            <text:p>-0,1196103811</text:p>
          </table:table-cell>
          <table:table-cell table:formula="of:=TRUNC([.P194]+[.O195]*100)" office:value-type="float" office:value="22222">
            <text:p>22222</text:p>
          </table:table-cell>
          <table:table-cell table:formula="of:=((([.O195]*[.O195]*10000)/256*[.$B$5]+[.$B$6]*256)*[.O195]*100+[.P195]*[.$B$7])/256/256+0" office:value-type="float" office:value="5.28288062292655">
            <text:p>5,28</text:p>
          </table:table-cell>
          <table:table-cell table:formula="of:=IF([.Q195]&gt;10;10;IF([.Q195]&lt;-10;-10;IF([.Q195]&gt;=[.R194];TRUNC([.Q195]+1/4);TRUNC([.Q195]+3/4))))" office:value-type="float" office:value="6">
            <text:p>6</text:p>
          </table:table-cell>
          <table:table-cell table:formula="of:=IF([.R195]&gt;[.R194];[.R195]-[.$S$3];[.R195]+[.$S$3])-[.$V$4]" office:value-type="float" office:value="1.4">
            <text:p>1,4</text:p>
          </table:table-cell>
          <table:table-cell table:formula="of:=IF([.S195]&gt;0;IF([.S195]&gt;3;3*0.25;[.S195]*0.25);IF([.S195]&lt;-3;-3*0.16;[.S195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5]-([.T195]*1+[.T194]*3+[.T193]*3+[.T192]*2+[.T191]*2+[.T190]*1)/12+RAND()*0.077" office:value-type="float" office:value="-0.214112425040759">
            <text:p>-0,214112425</text:p>
          </table:table-cell>
          <table:table-cell table:formula="of:=TRUNC([.P195]+[.O196]*100)" office:value-type="float" office:value="22200">
            <text:p>22200</text:p>
          </table:table-cell>
          <table:table-cell table:formula="of:=((([.O196]*[.O196]*10000)/256*[.$B$5]+[.$B$6]*256)*[.O196]*100+[.P196]*[.$B$7])/256/256+0" office:value-type="float" office:value="5.1561373995826">
            <text:p>5,16</text:p>
          </table:table-cell>
          <table:table-cell table:formula="of:=IF([.Q196]&gt;10;10;IF([.Q196]&lt;-10;-10;IF([.Q196]&gt;=[.R195];TRUNC([.Q196]+1/4);TRUNC([.Q196]+3/4))))" office:value-type="float" office:value="5">
            <text:p>5</text:p>
          </table:table-cell>
          <table:table-cell table:formula="of:=IF([.R196]&gt;[.R195];[.R196]-[.$S$3];[.R196]+[.$S$3])-[.$V$4]" office:value-type="float" office:value="0.4">
            <text:p>0,4</text:p>
          </table:table-cell>
          <table:table-cell table:formula="of:=IF([.S196]&gt;0;IF([.S196]&gt;3;3*0.25;[.S196]*0.25);IF([.S196]&lt;-3;-3*0.16;[.S19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6]-([.T196]*1+[.T195]*3+[.T194]*3+[.T193]*2+[.T192]*2+[.T191]*1)/12+RAND()*0.077" office:value-type="float" office:value="-0.275426718137274">
            <text:p>-0,2754267181</text:p>
          </table:table-cell>
          <table:table-cell table:formula="of:=TRUNC([.P196]+[.O197]*100)" office:value-type="float" office:value="22172">
            <text:p>22172</text:p>
          </table:table-cell>
          <table:table-cell table:formula="of:=((([.O197]*[.O197]*10000)/256*[.$B$5]+[.$B$6]*256)*[.O197]*100+[.P197]*[.$B$7])/256/256+0" office:value-type="float" office:value="5.06292211809938">
            <text:p>5,06</text:p>
          </table:table-cell>
          <table:table-cell table:formula="of:=IF([.Q197]&gt;10;10;IF([.Q197]&lt;-10;-10;IF([.Q197]&gt;=[.R196];TRUNC([.Q197]+1/4);TRUNC([.Q197]+3/4))))" office:value-type="float" office:value="5">
            <text:p>5</text:p>
          </table:table-cell>
          <table:table-cell table:formula="of:=IF([.R197]&gt;[.R196];[.R197]-[.$S$3];[.R197]+[.$S$3])-[.$V$4]" office:value-type="float" office:value="0.4">
            <text:p>0,4</text:p>
          </table:table-cell>
          <table:table-cell table:formula="of:=IF([.S197]&gt;0;IF([.S197]&gt;3;3*0.25;[.S197]*0.25);IF([.S197]&lt;-3;-3*0.16;[.S19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7]-([.T197]*1+[.T196]*3+[.T195]*3+[.T194]*2+[.T193]*2+[.T192]*1)/12+RAND()*0.077" office:value-type="float" office:value="-0.312234305785912">
            <text:p>-0,3122343058</text:p>
          </table:table-cell>
          <table:table-cell table:formula="of:=TRUNC([.P197]+[.O198]*100)" office:value-type="float" office:value="22140">
            <text:p>22140</text:p>
          </table:table-cell>
          <table:table-cell table:formula="of:=((([.O198]*[.O198]*10000)/256*[.$B$5]+[.$B$6]*256)*[.O198]*100+[.P198]*[.$B$7])/256/256+0" office:value-type="float" office:value="4.99945807866556">
            <text:p>5,00</text:p>
          </table:table-cell>
          <table:table-cell table:formula="of:=IF([.Q198]&gt;10;10;IF([.Q198]&lt;-10;-10;IF([.Q198]&gt;=[.R197];TRUNC([.Q198]+1/4);TRUNC([.Q198]+3/4))))" office:value-type="float" office:value="5">
            <text:p>5</text:p>
          </table:table-cell>
          <table:table-cell table:formula="of:=IF([.R198]&gt;[.R197];[.R198]-[.$S$3];[.R198]+[.$S$3])-[.$V$4]" office:value-type="float" office:value="0.4">
            <text:p>0,4</text:p>
          </table:table-cell>
          <table:table-cell table:formula="of:=IF([.S198]&gt;0;IF([.S198]&gt;3;3*0.25;[.S198]*0.25);IF([.S198]&lt;-3;-3*0.16;[.S19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8]-([.T198]*1+[.T197]*3+[.T196]*3+[.T195]*2+[.T194]*2+[.T193]*1)/12+RAND()*0.077" office:value-type="float" office:value="-0.332769660483575">
            <text:p>-0,3327696605</text:p>
          </table:table-cell>
          <table:table-cell table:formula="of:=TRUNC([.P198]+[.O199]*100)" office:value-type="float" office:value="22106">
            <text:p>22106</text:p>
          </table:table-cell>
          <table:table-cell table:formula="of:=((([.O199]*[.O199]*10000)/256*[.$B$5]+[.$B$6]*256)*[.O199]*100+[.P199]*[.$B$7])/256/256+0" office:value-type="float" office:value="4.95868742818786">
            <text:p>4,96</text:p>
          </table:table-cell>
          <table:table-cell table:formula="of:=IF([.Q199]&gt;10;10;IF([.Q199]&lt;-10;-10;IF([.Q199]&gt;=[.R198];TRUNC([.Q199]+1/4);TRUNC([.Q199]+3/4))))" office:value-type="float" office:value="5">
            <text:p>5</text:p>
          </table:table-cell>
          <table:table-cell table:formula="of:=IF([.R199]&gt;[.R198];[.R199]-[.$S$3];[.R199]+[.$S$3])-[.$V$4]" office:value-type="float" office:value="0.4">
            <text:p>0,4</text:p>
          </table:table-cell>
          <table:table-cell table:formula="of:=IF([.S199]&gt;0;IF([.S199]&gt;3;3*0.25;[.S199]*0.25);IF([.S199]&lt;-3;-3*0.16;[.S19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9]-([.T199]*1+[.T198]*3+[.T197]*3+[.T196]*2+[.T195]*2+[.T194]*1)/12+RAND()*0.077" office:value-type="float" office:value="-0.354325005380121">
            <text:p>-0,3543250054</text:p>
          </table:table-cell>
          <table:table-cell table:formula="of:=TRUNC([.P199]+[.O200]*100)" office:value-type="float" office:value="22070">
            <text:p>22070</text:p>
          </table:table-cell>
          <table:table-cell table:formula="of:=((([.O200]*[.O200]*10000)/256*[.$B$5]+[.$B$6]*256)*[.O200]*100+[.P200]*[.$B$7])/256/256+0" office:value-type="float" office:value="4.91462680011182">
            <text:p>4,91</text:p>
          </table:table-cell>
          <table:table-cell table:formula="of:=IF([.Q200]&gt;10;10;IF([.Q200]&lt;-10;-10;IF([.Q200]&gt;=[.R199];TRUNC([.Q200]+1/4);TRUNC([.Q200]+3/4))))" office:value-type="float" office:value="5">
            <text:p>5</text:p>
          </table:table-cell>
          <table:table-cell table:formula="of:=IF([.R200]&gt;[.R199];[.R200]-[.$S$3];[.R200]+[.$S$3])-[.$V$4]" office:value-type="float" office:value="0.4">
            <text:p>0,4</text:p>
          </table:table-cell>
          <table:table-cell table:formula="of:=IF([.S200]&gt;0;IF([.S200]&gt;3;3*0.25;[.S200]*0.25);IF([.S200]&lt;-3;-3*0.16;[.S20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0]-([.T200]*1+[.T199]*3+[.T198]*3+[.T197]*2+[.T196]*2+[.T195]*1)/12+RAND()*0.077" office:value-type="float" office:value="-0.349935761559232">
            <text:p>-0,3499357616</text:p>
          </table:table-cell>
          <table:table-cell table:formula="of:=TRUNC([.P200]+[.O201]*100)" office:value-type="float" office:value="22035">
            <text:p>22035</text:p>
          </table:table-cell>
          <table:table-cell table:formula="of:=((([.O201]*[.O201]*10000)/256*[.$B$5]+[.$B$6]*256)*[.O201]*100+[.P201]*[.$B$7])/256/256+0" office:value-type="float" office:value="4.91336657116483">
            <text:p>4,91</text:p>
          </table:table-cell>
          <table:table-cell table:formula="of:=IF([.Q201]&gt;10;10;IF([.Q201]&lt;-10;-10;IF([.Q201]&gt;=[.R200];TRUNC([.Q201]+1/4);TRUNC([.Q201]+3/4))))" office:value-type="float" office:value="5">
            <text:p>5</text:p>
          </table:table-cell>
          <table:table-cell table:formula="of:=IF([.R201]&gt;[.R200];[.R201]-[.$S$3];[.R201]+[.$S$3])-[.$V$4]" office:value-type="float" office:value="0.4">
            <text:p>0,4</text:p>
          </table:table-cell>
          <table:table-cell table:formula="of:=IF([.S201]&gt;0;IF([.S201]&gt;3;3*0.25;[.S201]*0.25);IF([.S201]&lt;-3;-3*0.16;[.S20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1]-([.T201]*1+[.T200]*3+[.T199]*3+[.T198]*2+[.T197]*2+[.T196]*1)/12+RAND()*0.077" office:value-type="float" office:value="-0.362168085955337">
            <text:p>-0,362168086</text:p>
          </table:table-cell>
          <table:table-cell table:formula="of:=TRUNC([.P201]+[.O202]*100)" office:value-type="float" office:value="21998">
            <text:p>21998</text:p>
          </table:table-cell>
          <table:table-cell table:formula="of:=((([.O202]*[.O202]*10000)/256*[.$B$5]+[.$B$6]*256)*[.O202]*100+[.P202]*[.$B$7])/256/256+0" office:value-type="float" office:value="4.88389759333345">
            <text:p>4,88</text:p>
          </table:table-cell>
          <table:table-cell table:formula="of:=IF([.Q202]&gt;10;10;IF([.Q202]&lt;-10;-10;IF([.Q202]&gt;=[.R201];TRUNC([.Q202]+1/4);TRUNC([.Q202]+3/4))))" office:value-type="float" office:value="5">
            <text:p>5</text:p>
          </table:table-cell>
          <table:table-cell table:formula="of:=IF([.R202]&gt;[.R201];[.R202]-[.$S$3];[.R202]+[.$S$3])-[.$V$4]" office:value-type="float" office:value="0.4">
            <text:p>0,4</text:p>
          </table:table-cell>
          <table:table-cell table:formula="of:=IF([.S202]&gt;0;IF([.S202]&gt;3;3*0.25;[.S202]*0.25);IF([.S202]&lt;-3;-3*0.16;[.S20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2]-([.T202]*1+[.T201]*3+[.T200]*3+[.T199]*2+[.T198]*2+[.T197]*1)/12+RAND()*0.077" office:value-type="float" office:value="-0.357911313757398">
            <text:p>-0,3579113138</text:p>
          </table:table-cell>
          <table:table-cell table:formula="of:=TRUNC([.P202]+[.O203]*100)" office:value-type="float" office:value="21962">
            <text:p>21962</text:p>
          </table:table-cell>
          <table:table-cell table:formula="of:=((([.O203]*[.O203]*10000)/256*[.$B$5]+[.$B$6]*256)*[.O203]*100+[.P203]*[.$B$7])/256/256+0" office:value-type="float" office:value="4.88226768815346">
            <text:p>4,88</text:p>
          </table:table-cell>
          <table:table-cell table:formula="of:=IF([.Q203]&gt;10;10;IF([.Q203]&lt;-10;-10;IF([.Q203]&gt;=[.R202];TRUNC([.Q203]+1/4);TRUNC([.Q203]+3/4))))" office:value-type="float" office:value="5">
            <text:p>5</text:p>
          </table:table-cell>
          <table:table-cell table:formula="of:=IF([.R203]&gt;[.R202];[.R203]-[.$S$3];[.R203]+[.$S$3])-[.$V$4]" office:value-type="float" office:value="0.4">
            <text:p>0,4</text:p>
          </table:table-cell>
          <table:table-cell table:formula="of:=IF([.S203]&gt;0;IF([.S203]&gt;3;3*0.25;[.S203]*0.25);IF([.S203]&lt;-3;-3*0.16;[.S20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3]-([.T203]*1+[.T202]*3+[.T201]*3+[.T200]*2+[.T199]*2+[.T198]*1)/12+RAND()*0.077" office:value-type="float" office:value="-0.355577653917427">
            <text:p>-0,3555776539</text:p>
          </table:table-cell>
          <table:table-cell table:formula="of:=TRUNC([.P203]+[.O204]*100)" office:value-type="float" office:value="21926">
            <text:p>21926</text:p>
          </table:table-cell>
          <table:table-cell table:formula="of:=((([.O204]*[.O204]*10000)/256*[.$B$5]+[.$B$6]*256)*[.O204]*100+[.P204]*[.$B$7])/256/256+0" office:value-type="float" office:value="4.87738174595214">
            <text:p>4,88</text:p>
          </table:table-cell>
          <table:table-cell table:formula="of:=IF([.Q204]&gt;10;10;IF([.Q204]&lt;-10;-10;IF([.Q204]&gt;=[.R203];TRUNC([.Q204]+1/4);TRUNC([.Q204]+3/4))))" office:value-type="float" office:value="5">
            <text:p>5</text:p>
          </table:table-cell>
          <table:table-cell table:formula="of:=IF([.R204]&gt;[.R203];[.R204]-[.$S$3];[.R204]+[.$S$3])-[.$V$4]" office:value-type="float" office:value="0.4">
            <text:p>0,4</text:p>
          </table:table-cell>
          <table:table-cell table:formula="of:=IF([.S204]&gt;0;IF([.S204]&gt;3;3*0.25;[.S204]*0.25);IF([.S204]&lt;-3;-3*0.16;[.S20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4]-([.T204]*1+[.T203]*3+[.T202]*3+[.T201]*2+[.T200]*2+[.T199]*1)/12+RAND()*0.077" office:value-type="float" office:value="-0.330018502354875">
            <text:p>-0,3300185024</text:p>
          </table:table-cell>
          <table:table-cell table:formula="of:=TRUNC([.P204]+[.O205]*100)" office:value-type="float" office:value="21892">
            <text:p>21892</text:p>
          </table:table-cell>
          <table:table-cell table:formula="of:=((([.O205]*[.O205]*10000)/256*[.$B$5]+[.$B$6]*256)*[.O205]*100+[.P205]*[.$B$7])/256/256+0" office:value-type="float" office:value="4.91085393653033">
            <text:p>4,91</text:p>
          </table:table-cell>
          <table:table-cell table:formula="of:=IF([.Q205]&gt;10;10;IF([.Q205]&lt;-10;-10;IF([.Q205]&gt;=[.R204];TRUNC([.Q205]+1/4);TRUNC([.Q205]+3/4))))" office:value-type="float" office:value="5">
            <text:p>5</text:p>
          </table:table-cell>
          <table:table-cell table:formula="of:=IF([.R205]&gt;[.R204];[.R205]-[.$S$3];[.R205]+[.$S$3])-[.$V$4]" office:value-type="float" office:value="0.4">
            <text:p>0,4</text:p>
          </table:table-cell>
          <table:table-cell table:formula="of:=IF([.S205]&gt;0;IF([.S205]&gt;3;3*0.25;[.S205]*0.25);IF([.S205]&lt;-3;-3*0.16;[.S20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5]-([.T205]*1+[.T204]*3+[.T203]*3+[.T202]*2+[.T201]*2+[.T200]*1)/12+RAND()*0.077" office:value-type="float" office:value="-0.333058402849925">
            <text:p>-0,3330584028</text:p>
          </table:table-cell>
          <table:table-cell table:formula="of:=TRUNC([.P205]+[.O206]*100)" office:value-type="float" office:value="21858">
            <text:p>21858</text:p>
          </table:table-cell>
          <table:table-cell table:formula="of:=((([.O206]*[.O206]*10000)/256*[.$B$5]+[.$B$6]*256)*[.O206]*100+[.P206]*[.$B$7])/256/256+0" office:value-type="float" office:value="4.89767629104018">
            <text:p>4,90</text:p>
          </table:table-cell>
          <table:table-cell table:formula="of:=IF([.Q206]&gt;10;10;IF([.Q206]&lt;-10;-10;IF([.Q206]&gt;=[.R205];TRUNC([.Q206]+1/4);TRUNC([.Q206]+3/4))))" office:value-type="float" office:value="5">
            <text:p>5</text:p>
          </table:table-cell>
          <table:table-cell table:formula="of:=IF([.R206]&gt;[.R205];[.R206]-[.$S$3];[.R206]+[.$S$3])-[.$V$4]" office:value-type="float" office:value="0.4">
            <text:p>0,4</text:p>
          </table:table-cell>
          <table:table-cell table:formula="of:=IF([.S206]&gt;0;IF([.S206]&gt;3;3*0.25;[.S206]*0.25);IF([.S206]&lt;-3;-3*0.16;[.S20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6]-([.T206]*1+[.T205]*3+[.T204]*3+[.T203]*2+[.T202]*2+[.T201]*1)/12+RAND()*0.077" office:value-type="float" office:value="-0.342168105096965">
            <text:p>-0,3421681051</text:p>
          </table:table-cell>
          <table:table-cell table:formula="of:=TRUNC([.P206]+[.O207]*100)" office:value-type="float" office:value="21823">
            <text:p>21823</text:p>
          </table:table-cell>
          <table:table-cell table:formula="of:=((([.O207]*[.O207]*10000)/256*[.$B$5]+[.$B$6]*256)*[.O207]*100+[.P207]*[.$B$7])/256/256+0" office:value-type="float" office:value="4.87437092287508">
            <text:p>4,87</text:p>
          </table:table-cell>
          <table:table-cell table:formula="of:=IF([.Q207]&gt;10;10;IF([.Q207]&lt;-10;-10;IF([.Q207]&gt;=[.R206];TRUNC([.Q207]+1/4);TRUNC([.Q207]+3/4))))" office:value-type="float" office:value="5">
            <text:p>5</text:p>
          </table:table-cell>
          <table:table-cell table:formula="of:=IF([.R207]&gt;[.R206];[.R207]-[.$S$3];[.R207]+[.$S$3])-[.$V$4]" office:value-type="float" office:value="0.4">
            <text:p>0,4</text:p>
          </table:table-cell>
          <table:table-cell table:formula="of:=IF([.S207]&gt;0;IF([.S207]&gt;3;3*0.25;[.S207]*0.25);IF([.S207]&lt;-3;-3*0.16;[.S20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7]-([.T207]*1+[.T206]*3+[.T205]*3+[.T204]*2+[.T203]*2+[.T202]*1)/12+RAND()*0.077" office:value-type="float" office:value="-0.369026711050674">
            <text:p>-0,3690267111</text:p>
          </table:table-cell>
          <table:table-cell table:formula="of:=TRUNC([.P207]+[.O208]*100)" office:value-type="float" office:value="21786">
            <text:p>21786</text:p>
          </table:table-cell>
          <table:table-cell table:formula="of:=((([.O208]*[.O208]*10000)/256*[.$B$5]+[.$B$6]*256)*[.O208]*100+[.P208]*[.$B$7])/256/256+0" office:value-type="float" office:value="4.82049587856388">
            <text:p>4,82</text:p>
          </table:table-cell>
          <table:table-cell table:formula="of:=IF([.Q208]&gt;10;10;IF([.Q208]&lt;-10;-10;IF([.Q208]&gt;=[.R207];TRUNC([.Q208]+1/4);TRUNC([.Q208]+3/4))))" office:value-type="float" office:value="5">
            <text:p>5</text:p>
          </table:table-cell>
          <table:table-cell table:formula="of:=IF([.R208]&gt;[.R207];[.R208]-[.$S$3];[.R208]+[.$S$3])-[.$V$4]" office:value-type="float" office:value="0.4">
            <text:p>0,4</text:p>
          </table:table-cell>
          <table:table-cell table:formula="of:=IF([.S208]&gt;0;IF([.S208]&gt;3;3*0.25;[.S208]*0.25);IF([.S208]&lt;-3;-3*0.16;[.S20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8]-([.T208]*1+[.T207]*3+[.T206]*3+[.T205]*2+[.T204]*2+[.T203]*1)/12+RAND()*0.077" office:value-type="float" office:value="-0.352599264115193">
            <text:p>-0,3525992641</text:p>
          </table:table-cell>
          <table:table-cell table:formula="of:=TRUNC([.P208]+[.O209]*100)" office:value-type="float" office:value="21750">
            <text:p>21750</text:p>
          </table:table-cell>
          <table:table-cell table:formula="of:=((([.O209]*[.O209]*10000)/256*[.$B$5]+[.$B$6]*256)*[.O209]*100+[.P209]*[.$B$7])/256/256+0" office:value-type="float" office:value="4.83937232993548">
            <text:p>4,84</text:p>
          </table:table-cell>
          <table:table-cell table:formula="of:=IF([.Q209]&gt;10;10;IF([.Q209]&lt;-10;-10;IF([.Q209]&gt;=[.R208];TRUNC([.Q209]+1/4);TRUNC([.Q209]+3/4))))" office:value-type="float" office:value="5">
            <text:p>5</text:p>
          </table:table-cell>
          <table:table-cell table:formula="of:=IF([.R209]&gt;[.R208];[.R209]-[.$S$3];[.R209]+[.$S$3])-[.$V$4]" office:value-type="float" office:value="0.4">
            <text:p>0,4</text:p>
          </table:table-cell>
          <table:table-cell table:formula="of:=IF([.S209]&gt;0;IF([.S209]&gt;3;3*0.25;[.S209]*0.25);IF([.S209]&lt;-3;-3*0.16;[.S20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9]-([.T209]*1+[.T208]*3+[.T207]*3+[.T206]*2+[.T205]*2+[.T204]*1)/12+RAND()*0.077" office:value-type="float" office:value="-0.376305773601344">
            <text:p>-0,3763057736</text:p>
          </table:table-cell>
          <table:table-cell table:formula="of:=TRUNC([.P209]+[.O210]*100)" office:value-type="float" office:value="21712">
            <text:p>21712</text:p>
          </table:table-cell>
          <table:table-cell table:formula="of:=((([.O210]*[.O210]*10000)/256*[.$B$5]+[.$B$6]*256)*[.O210]*100+[.P210]*[.$B$7])/256/256+0" office:value-type="float" office:value="4.78992234088803">
            <text:p>4,79</text:p>
          </table:table-cell>
          <table:table-cell table:formula="of:=IF([.Q210]&gt;10;10;IF([.Q210]&lt;-10;-10;IF([.Q210]&gt;=[.R209];TRUNC([.Q210]+1/4);TRUNC([.Q210]+3/4))))" office:value-type="float" office:value="5">
            <text:p>5</text:p>
          </table:table-cell>
          <table:table-cell table:formula="of:=IF([.R210]&gt;[.R209];[.R210]-[.$S$3];[.R210]+[.$S$3])-[.$V$4]" office:value-type="float" office:value="0.4">
            <text:p>0,4</text:p>
          </table:table-cell>
          <table:table-cell table:formula="of:=IF([.S210]&gt;0;IF([.S210]&gt;3;3*0.25;[.S210]*0.25);IF([.S210]&lt;-3;-3*0.16;[.S21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0]-([.T210]*1+[.T209]*3+[.T208]*3+[.T207]*2+[.T206]*2+[.T205]*1)/12+RAND()*0.077" office:value-type="float" office:value="-0.395452227976892">
            <text:p>-0,395452228</text:p>
          </table:table-cell>
          <table:table-cell table:formula="of:=TRUNC([.P210]+[.O211]*100)" office:value-type="float" office:value="21672">
            <text:p>21672</text:p>
          </table:table-cell>
          <table:table-cell table:formula="of:=((([.O211]*[.O211]*10000)/256*[.$B$5]+[.$B$6]*256)*[.O211]*100+[.P211]*[.$B$7])/256/256+0" office:value-type="float" office:value="4.74650176567743">
            <text:p>4,75</text:p>
          </table:table-cell>
          <table:table-cell table:formula="of:=IF([.Q211]&gt;10;10;IF([.Q211]&lt;-10;-10;IF([.Q211]&gt;=[.R210];TRUNC([.Q211]+1/4);TRUNC([.Q211]+3/4))))" office:value-type="float" office:value="5">
            <text:p>5</text:p>
          </table:table-cell>
          <table:table-cell table:formula="of:=IF([.R211]&gt;[.R210];[.R211]-[.$S$3];[.R211]+[.$S$3])-[.$V$4]" office:value-type="float" office:value="0.4">
            <text:p>0,4</text:p>
          </table:table-cell>
          <table:table-cell table:formula="of:=IF([.S211]&gt;0;IF([.S211]&gt;3;3*0.25;[.S211]*0.25);IF([.S211]&lt;-3;-3*0.16;[.S21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1]-([.T211]*1+[.T210]*3+[.T209]*3+[.T208]*2+[.T207]*2+[.T206]*1)/12+RAND()*0.077" office:value-type="float" office:value="-0.423117748586093">
            <text:p>-0,4231177486</text:p>
          </table:table-cell>
          <table:table-cell table:formula="of:=TRUNC([.P211]+[.O212]*100)" office:value-type="float" office:value="21629">
            <text:p>21629</text:p>
          </table:table-cell>
          <table:table-cell table:formula="of:=((([.O212]*[.O212]*10000)/256*[.$B$5]+[.$B$6]*256)*[.O212]*100+[.P212]*[.$B$7])/256/256+0" office:value-type="float" office:value="4.68534507617121">
            <text:p>4,69</text:p>
          </table:table-cell>
          <table:table-cell table:formula="of:=IF([.Q212]&gt;10;10;IF([.Q212]&lt;-10;-10;IF([.Q212]&gt;=[.R211];TRUNC([.Q212]+1/4);TRUNC([.Q212]+3/4))))" office:value-type="float" office:value="5">
            <text:p>5</text:p>
          </table:table-cell>
          <table:table-cell table:formula="of:=IF([.R212]&gt;[.R211];[.R212]-[.$S$3];[.R212]+[.$S$3])-[.$V$4]" office:value-type="float" office:value="0.4">
            <text:p>0,4</text:p>
          </table:table-cell>
          <table:table-cell table:formula="of:=IF([.S212]&gt;0;IF([.S212]&gt;3;3*0.25;[.S212]*0.25);IF([.S212]&lt;-3;-3*0.16;[.S21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2]-([.T212]*1+[.T211]*3+[.T210]*3+[.T209]*2+[.T208]*2+[.T207]*1)/12+RAND()*0.077" office:value-type="float" office:value="-0.440738183685055">
            <text:p>-0,4407381837</text:p>
          </table:table-cell>
          <table:table-cell table:formula="of:=TRUNC([.P212]+[.O213]*100)" office:value-type="float" office:value="21584">
            <text:p>21584</text:p>
          </table:table-cell>
          <table:table-cell table:formula="of:=((([.O213]*[.O213]*10000)/256*[.$B$5]+[.$B$6]*256)*[.O213]*100+[.P213]*[.$B$7])/256/256+0" office:value-type="float" office:value="4.64077607805522">
            <text:p>4,64</text:p>
          </table:table-cell>
          <table:table-cell table:formula="of:=IF([.Q213]&gt;10;10;IF([.Q213]&lt;-10;-10;IF([.Q213]&gt;=[.R212];TRUNC([.Q213]+1/4);TRUNC([.Q213]+3/4))))" office:value-type="float" office:value="5">
            <text:p>5</text:p>
          </table:table-cell>
          <table:table-cell table:formula="of:=IF([.R213]&gt;[.R212];[.R213]-[.$S$3];[.R213]+[.$S$3])-[.$V$4]" office:value-type="float" office:value="0.4">
            <text:p>0,4</text:p>
          </table:table-cell>
          <table:table-cell table:formula="of:=IF([.S213]&gt;0;IF([.S213]&gt;3;3*0.25;[.S213]*0.25);IF([.S213]&lt;-3;-3*0.16;[.S21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3]-([.T213]*1+[.T212]*3+[.T211]*3+[.T210]*2+[.T209]*2+[.T208]*1)/12+RAND()*0.077" office:value-type="float" office:value="-0.449375959252726">
            <text:p>-0,4493759593</text:p>
          </table:table-cell>
          <table:table-cell table:formula="of:=TRUNC([.P213]+[.O214]*100)" office:value-type="float" office:value="21539">
            <text:p>21539</text:p>
          </table:table-cell>
          <table:table-cell table:formula="of:=((([.O214]*[.O214]*10000)/256*[.$B$5]+[.$B$6]*256)*[.O214]*100+[.P214]*[.$B$7])/256/256+0" office:value-type="float" office:value="4.61293648983718">
            <text:p>4,61</text:p>
          </table:table-cell>
          <table:table-cell table:formula="of:=IF([.Q214]&gt;10;10;IF([.Q214]&lt;-10;-10;IF([.Q214]&gt;=[.R213];TRUNC([.Q214]+1/4);TRUNC([.Q214]+3/4))))" office:value-type="float" office:value="5">
            <text:p>5</text:p>
          </table:table-cell>
          <table:table-cell table:formula="of:=IF([.R214]&gt;[.R213];[.R214]-[.$S$3];[.R214]+[.$S$3])-[.$V$4]" office:value-type="float" office:value="0.4">
            <text:p>0,4</text:p>
          </table:table-cell>
          <table:table-cell table:formula="of:=IF([.S214]&gt;0;IF([.S214]&gt;3;3*0.25;[.S214]*0.25);IF([.S214]&lt;-3;-3*0.16;[.S21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4]-([.T214]*1+[.T213]*3+[.T212]*3+[.T211]*2+[.T210]*2+[.T209]*1)/12+RAND()*0.077" office:value-type="float" office:value="-0.444190068793581">
            <text:p>-0,4441900688</text:p>
          </table:table-cell>
          <table:table-cell table:formula="of:=TRUNC([.P214]+[.O215]*100)" office:value-type="float" office:value="21494">
            <text:p>21494</text:p>
          </table:table-cell>
          <table:table-cell table:formula="of:=((([.O215]*[.O215]*10000)/256*[.$B$5]+[.$B$6]*256)*[.O215]*100+[.P215]*[.$B$7])/256/256+0" office:value-type="float" office:value="4.61209973145484">
            <text:p>4,61</text:p>
          </table:table-cell>
          <table:table-cell table:formula="of:=IF([.Q215]&gt;10;10;IF([.Q215]&lt;-10;-10;IF([.Q215]&gt;=[.R214];TRUNC([.Q215]+1/4);TRUNC([.Q215]+3/4))))" office:value-type="float" office:value="5">
            <text:p>5</text:p>
          </table:table-cell>
          <table:table-cell table:formula="of:=IF([.R215]&gt;[.R214];[.R215]-[.$S$3];[.R215]+[.$S$3])-[.$V$4]" office:value-type="float" office:value="0.4">
            <text:p>0,4</text:p>
          </table:table-cell>
          <table:table-cell table:formula="of:=IF([.S215]&gt;0;IF([.S215]&gt;3;3*0.25;[.S215]*0.25);IF([.S215]&lt;-3;-3*0.16;[.S21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5]-([.T215]*1+[.T214]*3+[.T213]*3+[.T212]*2+[.T211]*2+[.T210]*1)/12+RAND()*0.077" office:value-type="float" office:value="-0.443751436123101">
            <text:p>-0,4437514361</text:p>
          </table:table-cell>
          <table:table-cell table:formula="of:=TRUNC([.P215]+[.O216]*100)" office:value-type="float" office:value="21449">
            <text:p>21449</text:p>
          </table:table-cell>
          <table:table-cell table:formula="of:=((([.O216]*[.O216]*10000)/256*[.$B$5]+[.$B$6]*256)*[.O216]*100+[.P216]*[.$B$7])/256/256+0" office:value-type="float" office:value="4.60196754724546">
            <text:p>4,60</text:p>
          </table:table-cell>
          <table:table-cell table:formula="of:=IF([.Q216]&gt;10;10;IF([.Q216]&lt;-10;-10;IF([.Q216]&gt;=[.R215];TRUNC([.Q216]+1/4);TRUNC([.Q216]+3/4))))" office:value-type="float" office:value="5">
            <text:p>5</text:p>
          </table:table-cell>
          <table:table-cell table:formula="of:=IF([.R216]&gt;[.R215];[.R216]-[.$S$3];[.R216]+[.$S$3])-[.$V$4]" office:value-type="float" office:value="0.4">
            <text:p>0,4</text:p>
          </table:table-cell>
          <table:table-cell table:formula="of:=IF([.S216]&gt;0;IF([.S216]&gt;3;3*0.25;[.S216]*0.25);IF([.S216]&lt;-3;-3*0.16;[.S21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6]-([.T216]*1+[.T215]*3+[.T214]*3+[.T213]*2+[.T212]*2+[.T211]*1)/12+RAND()*0.077" office:value-type="float" office:value="-0.438911185250404">
            <text:p>-0,4389111853</text:p>
          </table:table-cell>
          <table:table-cell table:formula="of:=TRUNC([.P216]+[.O217]*100)" office:value-type="float" office:value="21405">
            <text:p>21405</text:p>
          </table:table-cell>
          <table:table-cell table:formula="of:=((([.O217]*[.O217]*10000)/256*[.$B$5]+[.$B$6]*256)*[.O217]*100+[.P217]*[.$B$7])/256/256+0" office:value-type="float" office:value="4.60060626324065">
            <text:p>4,60</text:p>
          </table:table-cell>
          <table:table-cell table:formula="of:=IF([.Q217]&gt;10;10;IF([.Q217]&lt;-10;-10;IF([.Q217]&gt;=[.R216];TRUNC([.Q217]+1/4);TRUNC([.Q217]+3/4))))" office:value-type="float" office:value="5">
            <text:p>5</text:p>
          </table:table-cell>
          <table:table-cell table:formula="of:=IF([.R217]&gt;[.R216];[.R217]-[.$S$3];[.R217]+[.$S$3])-[.$V$4]" office:value-type="float" office:value="0.4">
            <text:p>0,4</text:p>
          </table:table-cell>
          <table:table-cell table:formula="of:=IF([.S217]&gt;0;IF([.S217]&gt;3;3*0.25;[.S217]*0.25);IF([.S217]&lt;-3;-3*0.16;[.S21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7]-([.T217]*1+[.T216]*3+[.T215]*3+[.T214]*2+[.T213]*2+[.T212]*1)/12+RAND()*0.077" office:value-type="float" office:value="-0.462522736179274">
            <text:p>-0,4625227362</text:p>
          </table:table-cell>
          <table:table-cell table:formula="of:=TRUNC([.P217]+[.O218]*100)" office:value-type="float" office:value="21358">
            <text:p>21358</text:p>
          </table:table-cell>
          <table:table-cell table:formula="of:=((([.O218]*[.O218]*10000)/256*[.$B$5]+[.$B$6]*256)*[.O218]*100+[.P218]*[.$B$7])/256/256+0" office:value-type="float" office:value="4.54258822762256">
            <text:p>4,54</text:p>
          </table:table-cell>
          <table:table-cell table:formula="of:=IF([.Q218]&gt;10;10;IF([.Q218]&lt;-10;-10;IF([.Q218]&gt;=[.R217];TRUNC([.Q218]+1/4);TRUNC([.Q218]+3/4))))" office:value-type="float" office:value="5">
            <text:p>5</text:p>
          </table:table-cell>
          <table:table-cell table:formula="of:=IF([.R218]&gt;[.R217];[.R218]-[.$S$3];[.R218]+[.$S$3])-[.$V$4]" office:value-type="float" office:value="0.4">
            <text:p>0,4</text:p>
          </table:table-cell>
          <table:table-cell table:formula="of:=IF([.S218]&gt;0;IF([.S218]&gt;3;3*0.25;[.S218]*0.25);IF([.S218]&lt;-3;-3*0.16;[.S21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8]-([.T218]*1+[.T217]*3+[.T216]*3+[.T215]*2+[.T214]*2+[.T213]*1)/12+RAND()*0.077" office:value-type="float" office:value="-0.453697909271752">
            <text:p>-0,4536979093</text:p>
          </table:table-cell>
          <table:table-cell table:formula="of:=TRUNC([.P218]+[.O219]*100)" office:value-type="float" office:value="21312">
            <text:p>21312</text:p>
          </table:table-cell>
          <table:table-cell table:formula="of:=((([.O219]*[.O219]*10000)/256*[.$B$5]+[.$B$6]*256)*[.O219]*100+[.P219]*[.$B$7])/256/256+0" office:value-type="float" office:value="4.54898526322039">
            <text:p>4,55</text:p>
          </table:table-cell>
          <table:table-cell table:formula="of:=IF([.Q219]&gt;10;10;IF([.Q219]&lt;-10;-10;IF([.Q219]&gt;=[.R218];TRUNC([.Q219]+1/4);TRUNC([.Q219]+3/4))))" office:value-type="float" office:value="5">
            <text:p>5</text:p>
          </table:table-cell>
          <table:table-cell table:formula="of:=IF([.R219]&gt;[.R218];[.R219]-[.$S$3];[.R219]+[.$S$3])-[.$V$4]" office:value-type="float" office:value="0.4">
            <text:p>0,4</text:p>
          </table:table-cell>
          <table:table-cell table:formula="of:=IF([.S219]&gt;0;IF([.S219]&gt;3;3*0.25;[.S219]*0.25);IF([.S219]&lt;-3;-3*0.16;[.S21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9]-([.T219]*1+[.T218]*3+[.T217]*3+[.T216]*2+[.T215]*2+[.T214]*1)/12+RAND()*0.077" office:value-type="float" office:value="-0.470206173180389">
            <text:p>-0,4702061732</text:p>
          </table:table-cell>
          <table:table-cell table:formula="of:=TRUNC([.P219]+[.O220]*100)" office:value-type="float" office:value="21264">
            <text:p>21264</text:p>
          </table:table-cell>
          <table:table-cell table:formula="of:=((([.O220]*[.O220]*10000)/256*[.$B$5]+[.$B$6]*256)*[.O220]*100+[.P220]*[.$B$7])/256/256+0" office:value-type="float" office:value="4.50406082095487">
            <text:p>4,50</text:p>
          </table:table-cell>
          <table:table-cell table:formula="of:=IF([.Q220]&gt;10;10;IF([.Q220]&lt;-10;-10;IF([.Q220]&gt;=[.R219];TRUNC([.Q220]+1/4);TRUNC([.Q220]+3/4))))" office:value-type="float" office:value="5">
            <text:p>5</text:p>
          </table:table-cell>
          <table:table-cell table:formula="of:=IF([.R220]&gt;[.R219];[.R220]-[.$S$3];[.R220]+[.$S$3])-[.$V$4]" office:value-type="float" office:value="0.4">
            <text:p>0,4</text:p>
          </table:table-cell>
          <table:table-cell table:formula="of:=IF([.S220]&gt;0;IF([.S220]&gt;3;3*0.25;[.S220]*0.25);IF([.S220]&lt;-3;-3*0.16;[.S220]*0.16))/3" office:value-type="float" office:value="0.0333333333333333">
            <text:p>0,0333333333</text:p>
          </table:table-cell>
          <table:table-cell table:number-columns-repeated="2"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1.03.2011</text:date>, <text:time>00:25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bryj </meta:initial-creator>
    <meta:creation-date>2011-02-24T11:26:27</meta:creation-date>
    <dc:date>2011-03-01T00:25:16</dc:date>
    <dc:creator>jirik </dc:creator>
    <meta:editing-duration>PT17H47M13S</meta:editing-duration>
    <meta:editing-cycles>11</meta:editing-cycles>
    <meta:generator>OpenOffice.org/3.2$Unix OpenOffice.org_project/320m19$Build-9505</meta:generator>
    <meta:document-statistic meta:table-count="3" meta:cell-count="14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-2" chart:maximum="2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-25" chart:maximum="25" chart:interval-major="5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18cm" svg:height="12.532cm" xlink:href=".." chart:class="chart:scatter" chart:style-name="ch1">
        <chart:plot-area chart:style-name="ch2" table:cell-range-address="List1.I4:List1.J44" svg:x="0.21cm" svg:y="0.248cm" svg:width="17.873cm" svg:height="12.0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J4:List1.J44" chart:class="chart:scatter">
            <chart:domain table:cell-range-address="List1.I4:List1.I44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  <table:table-cell office:value-type="string">
                <text:p>Sloupec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 text:id="List1.I4:List1.I44">-2</text:p>
              </table:table-cell>
              <table:table-cell office:value-type="float" office:value="-12.8341674804688">
                <text:p text:id="List1.J4:List1.J44">-12.83416748046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11.2207841873169">
                <text:p>-11.2207841873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-9.75688934326172">
                <text:p>-9.75688934326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-8.43461513519287">
                <text:p>-8.4346151351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7.24609375">
                <text:p>-7.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-6.18345737457275">
                <text:p>-6.18345737457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-5.23883819580078">
                <text:p>-5.23883819580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-4.40436840057373">
                <text:p>-4.40436840057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3.67218017578125">
                <text:p>-3.67218017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3.03440570831299">
                <text:p>-3.0344057083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-2.48317718505859">
                <text:p>-2.48317718505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2.01062679290771">
                <text:p>-2.01062679290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-1.60888671875">
                <text:p>-1.608886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1.27008914947509">
                <text:p>-1.2700891494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0.986366271972654">
                <text:p>-0.986366271972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749850273132322">
                <text:p>-0.749850273132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552673339843748">
                <text:p>-0.552673339843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386967658996579">
                <text:p>-0.386967658996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244865417480466">
                <text:p>-0.244865417480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3">
                <text:p>-0.0999999999999983</text:p>
              </table:table-cell>
              <table:table-cell office:value-type="float" office:value="-0.118498802185057">
                <text:p>-0.118498802185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2.08166817117217E-015">
                <text:p>2.08166817117217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118498802185061">
                <text:p>0.118498802185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244865417480471">
                <text:p>0.244865417480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386967658996585">
                <text:p>0.386967658996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552673339843754">
                <text:p>0.552673339843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749850273132329">
                <text:p>0.749850273132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986366271972662">
                <text:p>0.986366271972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1.2700891494751">
                <text:p>1.270089149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1.60888671875001">
                <text:p>1.60888671875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2.01062679290773">
                <text:p>2.01062679290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.48317718505859">
                <text:p>2.48317718505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3.03440570831299">
                <text:p>3.0344057083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3.67218017578125">
                <text:p>3.67218017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4.40436840057373">
                <text:p>4.40436840057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5.23883819580078">
                <text:p>5.2388381958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6.18345737457275">
                <text:p>6.18345737457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7.24609375">
                <text:p>7.2460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8.43461513519287">
                <text:p>8.434615135192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9.75688934326172">
                <text:p>9.75688934326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11.2207841873169">
                <text:p>11.2207841873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2.8341674804688">
                <text:p>12.8341674804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41cm" svg:height="7.251cm" xlink:href=".." chart:class="chart:line" chart:style-name="ch1">
        <chart:legend chart:legend-position="end" svg:x="26.9cm" svg:y="3.156cm" chart:style-name="ch2"/>
        <chart:plot-area chart:style-name="ch3" table:cell-range-address="List1.O2:List1.O2 List1.O4:List1.O220 List1.R2:List1.R2 List1.R4:List1.R220" chart:data-source-has-labels="row" svg:x="0.61cm" svg:y="0.145cm" svg:width="25.681cm" svg:height="6.81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List1.O4:List1.O220" chart:label-cell-address="List1.O2:List1.O2" chart:class="chart:line">
            <chart:data-point chart:repeated="217"/>
          </chart:series>
          <chart:series chart:attached-axis="primary-y" chart:style-name="ch8" chart:values-cell-range-address="List1.R4:List1.R220" chart:label-cell-address="List1.R2:List1.R2" chart:class="chart:line">
            <chart:data-point chart:repeated="2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O2:List1.O2">error</text:p>
              </table:table-cell>
              <table:table-cell office:value-type="string">
                <text:p text:id="List1.R2:List1.R2">Valve [center +-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 text:id="List1.O4:List1.O220">2.2</text:p>
              </table:table-cell>
              <table:table-cell office:value-type="float" office:value="10">
                <text:p text:id="List1.R4:List1.R220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714285714286">
                <text:p>1.80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714285714286">
                <text:p>1.55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714285714286">
                <text:p>1.30714285714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8330280021587">
                <text:p>0.8783302800215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7367420508453">
                <text:p>0.697367420508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6619048469057">
                <text:p>0.536619048469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017953720129">
                <text:p>0.427017953720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43180792373">
                <text:p>0.34943180792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814521342028">
                <text:p>0.299814521342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226686705833">
                <text:p>0.29226686705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7983459244253">
                <text:p>0.347983459244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6721109656078">
                <text:p>0.366721109656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1751279641852">
                <text:p>0.441751279641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1645908427869">
                <text:p>0.5016459084278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6482960904461">
                <text:p>0.546482960904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9959764210951">
                <text:p>0.609959764210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666550006171">
                <text:p>0.64666550006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0610182193252">
                <text:p>0.73061018219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3594517238758">
                <text:p>0.763594517238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3020240971859">
                <text:p>0.783020240971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9619940055399">
                <text:p>0.799619940055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7090655287375">
                <text:p>0.837090655287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6404298034765">
                <text:p>0.826404298034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5579346062573">
                <text:p>0.8655793460625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36661863379811">
                <text:p>0.8366618633798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0680958453162">
                <text:p>0.840680958453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6689403938708">
                <text:p>0.8466894039387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2702432307683">
                <text:p>0.782702432307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8756850309257">
                <text:p>0.68756850309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7121789735648">
                <text:p>0.61712178973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9394649287851">
                <text:p>0.559394649287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4340161256295">
                <text:p>0.524340161256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3725683554293">
                <text:p>0.463725683554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9426778724013">
                <text:p>0.439426778724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3004158051488">
                <text:p>0.443004158051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2537931947462">
                <text:p>0.462537931947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4435099522231">
                <text:p>0.484435099522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1466939656333">
                <text:p>0.521466939656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6470123311463">
                <text:p>0.556470123311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4416670971198">
                <text:p>0.584416670971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5400856821601">
                <text:p>0.555400856821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4342854920733">
                <text:p>0.564342854920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5360386325626">
                <text:p>0.595360386325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4819186606248">
                <text:p>0.614819186606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1655813491396">
                <text:p>0.651655813491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18510397408737">
                <text:p>0.618510397408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2446000995849">
                <text:p>0.592446000995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60328081762">
                <text:p>0.6360328081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6409852002861">
                <text:p>0.6664098520028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6924090174659">
                <text:p>0.66924090174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5453432660043">
                <text:p>0.665453432660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6519064459132">
                <text:p>0.656519064459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9754162768171">
                <text:p>0.649754162768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8613669798202">
                <text:p>0.668613669798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5187682958434">
                <text:p>0.655187682958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6033076398344">
                <text:p>0.656033076398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1772789612837">
                <text:p>0.651772789612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8049692738915">
                <text:p>0.638049692738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3241447881133">
                <text:p>0.663241447881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6069454102736">
                <text:p>0.666069454102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94816310538559">
                <text:p>0.694816310538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95003147491058">
                <text:p>0.6950031474910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1471110161404">
                <text:p>0.671471110161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1131266673003">
                <text:p>0.6911312666730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3824754350778">
                <text:p>0.6838247543507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2342318570821">
                <text:p>0.652342318570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5508471236472">
                <text:p>0.595508471236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4210237600127">
                <text:p>0.524210237600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7759641954272">
                <text:p>0.457759641954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7817867163942">
                <text:p>0.377817867163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3993959000966">
                <text:p>0.293993959000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9638660316625">
                <text:p>0.259638660316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3583328069871">
                <text:p>0.1935833280698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665840200677">
                <text:p>0.1526658402006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2713786241402">
                <text:p>0.142713786241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1550636471208">
                <text:p>0.181550636471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1654399186022">
                <text:p>0.1616543991860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5915726627493">
                <text:p>0.165915726627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4672717370984">
                <text:p>0.2046727173709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1486857281647">
                <text:p>0.171486857281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1912567800181">
                <text:p>0.211912567800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3215422826313">
                <text:p>0.203215422826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4428527869399">
                <text:p>0.194428527869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4422670066161">
                <text:p>0.184422670066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7918365455658">
                <text:p>0.227918365455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9038817028164">
                <text:p>0.239038817028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321168599817">
                <text:p>0.26321168599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8780427935493">
                <text:p>0.258780427935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9511115967411">
                <text:p>0.289511115967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5209073412968">
                <text:p>0.295209073412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6939154941083">
                <text:p>0.3269391549410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2750032742157">
                <text:p>0.342750032742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1968160473546">
                <text:p>0.381968160473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9693982449786">
                <text:p>0.349693982449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8026127873569">
                <text:p>0.358026127873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3632187727178">
                <text:p>0.383632187727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8208907256794">
                <text:p>0.408208907256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84929427568451">
                <text:p>0.384929427568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5153920488237">
                <text:p>0.375153920488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2946711038665">
                <text:p>0.37294671103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392123262514">
                <text:p>0.386392123262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2514930241547">
                <text:p>0.402514930241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77841310996523">
                <text:p>0.377841310996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3286946529173">
                <text:p>0.393286946529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2658932305678">
                <text:p>0.422658932305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311036879158">
                <text:p>0.428311036879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8926855974947">
                <text:p>0.4389268559749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1735937835454">
                <text:p>0.481735937835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4982703183739">
                <text:p>0.5249827031837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0688846392208">
                <text:p>0.530688846392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73645401496712">
                <text:p>0.5736454014967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0456766288275">
                <text:p>0.610456766288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24271320078432">
                <text:p>0.6242713200784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77413202448244">
                <text:p>0.577413202448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08746487214347">
                <text:p>0.508746487214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0028958616222">
                <text:p>0.470028958616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5402403669652">
                <text:p>0.425402403669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890855740576">
                <text:p>0.30890855740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7648659633848">
                <text:p>0.2076486596338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85366387394747">
                <text:p>-1.8536638739474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90807087387692">
                <text:p>-1.908070873876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92904513456516">
                <text:p>-1.929045134565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85682456812318">
                <text:p>-1.856824568123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7312356625076">
                <text:p>-1.73123566250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8976187899738">
                <text:p>-1.589761878997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36059805598466">
                <text:p>-1.36059805598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18390309051547">
                <text:p>-1.1839030905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61463698586746">
                <text:p>-0.961463698586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799246021929029">
                <text:p>-0.799246021929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02815452428946">
                <text:p>-0.602815452428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443938825505348">
                <text:p>-0.443938825505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73342403290449">
                <text:p>-0.273342403290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62411249033555">
                <text:p>-0.162411249033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64741574688315">
                <text:p>-0.064741574688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856714976175665">
                <text:p>0.00856714976175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25225845386567">
                <text:p>0.125225845386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1792068785587">
                <text:p>0.221792068785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693883455367">
                <text:p>0.30693883455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5584389816766">
                <text:p>0.385584389816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39175156341848">
                <text:p>0.439175156341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4850287540622">
                <text:p>0.444850287540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88763509019333">
                <text:p>0.488763509019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15560084780423">
                <text:p>0.5155600847804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9566643643602">
                <text:p>0.49566643643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83015984728987">
                <text:p>0.4830159847289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52479178589513">
                <text:p>0.452479178589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6090223869209">
                <text:p>0.496090223869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4729883918128">
                <text:p>0.474729883918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4365898181429">
                <text:p>0.444365898181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26383712391735">
                <text:p>0.426383712391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60377505526002">
                <text:p>0.460377505526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9217631006824">
                <text:p>0.4692176310068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54705628973332">
                <text:p>0.454705628973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9197766363211">
                <text:p>0.439197766363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82793464126276">
                <text:p>0.482793464126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2810801194416">
                <text:p>0.472810801194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49466761597022">
                <text:p>0.4494667615970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32757424829273">
                <text:p>0.432757424829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8214153826137">
                <text:p>0.408214153826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7087790886462">
                <text:p>0.387087790886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10631245876874">
                <text:p>0.410631245876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0265349072208">
                <text:p>0.40265349072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3052355003316">
                <text:p>0.4305235500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66775937058243">
                <text:p>0.466775937058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84023411804246">
                <text:p>0.484023411804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55668862232063">
                <text:p>0.455668862232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90335500437512">
                <text:p>0.490335500437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9479364302698">
                <text:p>0.49479364302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31163637000658">
                <text:p>0.531163637000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0192497135869">
                <text:p>0.560192497135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4913628508497">
                <text:p>0.534913628508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83686531494583">
                <text:p>0.4836865314945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57756390886283">
                <text:p>0.457756390886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6324632024222">
                <text:p>2.36324632024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7212557488391">
                <text:p>2.27212557488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11710053815998">
                <text:p>2.11710053815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3316477252342">
                <text:p>1.93316477252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493495169251">
                <text:p>1.7493495169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2851969580565">
                <text:p>1.52851969580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9199772221016">
                <text:p>1.29199772221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020028082215">
                <text:p>1.090200280822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8586475059188">
                <text:p>0.848586475059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58404626944521">
                <text:p>0.658404626944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92095183523014">
                <text:p>0.4920951835230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04417959594379">
                <text:p>0.3044179595943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75276253687223">
                <text:p>0.175276253687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30952584449663">
                <text:p>0.0330952584449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682037828588396">
                <text:p>-0.0682037828588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19610381053445">
                <text:p>-0.119610381053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214112425040759">
                <text:p>-0.2141124250407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75426718137274">
                <text:p>-0.275426718137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312234305785912">
                <text:p>-0.3122343057859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332769660483575">
                <text:p>-0.332769660483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354325005380121">
                <text:p>-0.354325005380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49935761559232">
                <text:p>-0.349935761559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62168085955337">
                <text:p>-0.362168085955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57911313757398">
                <text:p>-0.357911313757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55577653917427">
                <text:p>-0.355577653917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330018502354875">
                <text:p>-0.330018502354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333058402849925">
                <text:p>-0.333058402849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42168105096965">
                <text:p>-0.3421681050969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369026711050674">
                <text:p>-0.369026711050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352599264115193">
                <text:p>-0.352599264115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376305773601344">
                <text:p>-0.376305773601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395452227976892">
                <text:p>-0.395452227976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423117748586093">
                <text:p>-0.4231177485860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40738183685055">
                <text:p>-0.440738183685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49375959252726">
                <text:p>-0.449375959252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44190068793581">
                <text:p>-0.444190068793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443751436123101">
                <text:p>-0.443751436123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38911185250404">
                <text:p>-0.4389111852504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462522736179274">
                <text:p>-0.462522736179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53697909271752">
                <text:p>-0.453697909271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70206173180389">
                <text:p>-0.47020617318038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